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20000009000016D8000014FC41F609CD.svm" manifest:media-type=""/>
  <manifest:file-entry manifest:full-path="Pictures/20000009000017C60000159B92C309BA.svm" manifest:media-type=""/>
  <manifest:file-entry manifest:full-path="Pictures/2000000900002536000021CD73D9BFEA.svm" manifest:media-type="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5.106cm"/>
    </style:style>
    <style:style style:name="Таблица1.B" style:family="table-column">
      <style:table-column-properties style:column-width="11.906cm"/>
    </style:style>
    <style:style style:name="Таблица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.A2" style:family="table-cell">
      <style:table-cell-properties fo:padding="0.011cm" fo:border-left="1pt solid #000000" fo:border-right="none" fo:border-top="none" fo:border-bottom="1pt solid #000000"/>
    </style:style>
    <style:style style:name="Таблица1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3" style:family="table-cell">
      <style:table-cell-properties fo:padding="0.011cm" fo:border-left="1pt solid #000000" fo:border-right="none" fo:border-top="none" fo:border-bottom="1pt solid #000000"/>
    </style:style>
    <style:style style:name="Таблица1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4" style:family="table-cell">
      <style:table-cell-properties fo:padding="0.011cm" fo:border-left="1pt solid #000000" fo:border-right="none" fo:border-top="none" fo:border-bottom="1pt solid #000000"/>
    </style:style>
    <style:style style:name="Таблица1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5" style:family="table-cell">
      <style:table-cell-properties fo:padding="0.011cm" fo:border-left="1pt solid #000000" fo:border-right="none" fo:border-top="none" fo:border-bottom="1pt solid #000000"/>
    </style:style>
    <style:style style:name="Таблица1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6" style:family="table-cell">
      <style:table-cell-properties fo:padding="0.011cm" fo:border-left="1pt solid #000000" fo:border-right="none" fo:border-top="none" fo:border-bottom="1pt solid #000000"/>
    </style:style>
    <style:style style:name="Таблица1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7" style:family="table-cell">
      <style:table-cell-properties fo:padding="0.011cm" fo:border-left="1pt solid #000000" fo:border-right="none" fo:border-top="none" fo:border-bottom="1pt solid #000000"/>
    </style:style>
    <style:style style:name="Таблица1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8" style:family="table-cell">
      <style:table-cell-properties fo:padding="0.011cm" fo:border-left="1pt solid #000000" fo:border-right="none" fo:border-top="none" fo:border-bottom="1pt solid #000000"/>
    </style:style>
    <style:style style:name="Таблица1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9" style:family="table-cell">
      <style:table-cell-properties fo:padding="0.011cm" fo:border-left="1pt solid #000000" fo:border-right="none" fo:border-top="none" fo:border-bottom="1pt solid #000000"/>
    </style:style>
    <style:style style:name="Таблица1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10" style:family="table-cell">
      <style:table-cell-properties fo:padding="0.011cm" fo:border-left="1pt solid #000000" fo:border-right="none" fo:border-top="none" fo:border-bottom="1pt solid #000000"/>
    </style:style>
    <style:style style:name="Таблица1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11" style:family="table-cell">
      <style:table-cell-properties fo:padding="0.011cm" fo:border-left="1pt solid #000000" fo:border-right="none" fo:border-top="none" fo:border-bottom="1pt solid #000000"/>
    </style:style>
    <style:style style:name="Таблица1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12" style:family="table-cell">
      <style:table-cell-properties fo:padding="0.011cm" fo:border-left="1pt solid #000000" fo:border-right="none" fo:border-top="none" fo:border-bottom="1pt solid #000000"/>
    </style:style>
    <style:style style:name="Таблица1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13" style:family="table-cell">
      <style:table-cell-properties fo:padding="0.011cm" fo:border-left="1pt solid #000000" fo:border-right="none" fo:border-top="none" fo:border-bottom="1pt solid #000000"/>
    </style:style>
    <style:style style:name="Таблица1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2" style:family="table">
      <style:table-properties style:width="17.022cm" fo:margin-left="0cm" table:align="left"/>
    </style:style>
    <style:style style:name="Таблица12.A" style:family="table-column">
      <style:table-column-properties style:column-width="5.41cm"/>
    </style:style>
    <style:style style:name="Таблица12.B" style:family="table-column">
      <style:table-column-properties style:column-width="11.612cm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B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7.013cm" fo:margin-left="0cm" table:align="left"/>
    </style:style>
    <style:style style:name="Таблица13.A" style:family="table-column">
      <style:table-column-properties style:column-width="4.313cm"/>
    </style:style>
    <style:style style:name="Таблица13.B" style:family="table-column">
      <style:table-column-properties style:column-width="12.7cm"/>
    </style:style>
    <style:style style:name="Таблица1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B1" style:family="table-cell">
      <style:table-cell-properties fo:padding="0.097cm" fo:border="0.05pt solid #000000"/>
    </style:style>
    <style:style style:name="Таблица13.A2" style:family="table-cell">
      <style:table-cell-properties fo:padding="0.097cm" fo:border-left="0.05pt solid #000000" fo:border-right="none" fo:border-top="none" fo:border-bottom="0.05pt solid #000000"/>
    </style:style>
    <style:style style:name="Таблица13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7.013cm" fo:margin-left="0cm" table:align="left"/>
    </style:style>
    <style:style style:name="Таблица14.A" style:family="table-column">
      <style:table-column-properties style:column-width="4.313cm"/>
    </style:style>
    <style:style style:name="Таблица14.B" style:family="table-column">
      <style:table-column-properties style:column-width="12.7cm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B1" style:family="table-cell">
      <style:table-cell-properties fo:padding="0.097cm" fo:border="0.05pt solid #000000"/>
    </style:style>
    <style:style style:name="Таблица14.A2" style:family="table-cell">
      <style:table-cell-properties fo:padding="0.097cm" fo:border-left="0.05pt solid #000000" fo:border-right="none" fo:border-top="none" fo:border-bottom="0.05pt solid #000000"/>
    </style:style>
    <style:style style:name="Таблица1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2.699cm"/>
    </style:style>
    <style:style style:name="Таблица2.B" style:family="table-column">
      <style:table-column-properties style:column-width="14.314cm"/>
    </style:style>
    <style:style style:name="Таблица2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.A2" style:family="table-cell">
      <style:table-cell-properties fo:padding="0.011cm" fo:border-left="1pt solid #000000" fo:border-right="none" fo:border-top="none" fo:border-bottom="1pt solid #000000"/>
    </style:style>
    <style:style style:name="Таблица2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3" style:family="table-cell">
      <style:table-cell-properties fo:padding="0.011cm" fo:border-left="1pt solid #000000" fo:border-right="none" fo:border-top="none" fo:border-bottom="1pt solid #000000"/>
    </style:style>
    <style:style style:name="Таблица2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4" style:family="table-cell">
      <style:table-cell-properties fo:padding="0.011cm" fo:border-left="1pt solid #000000" fo:border-right="none" fo:border-top="none" fo:border-bottom="1pt solid #000000"/>
    </style:style>
    <style:style style:name="Таблица2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5" style:family="table-cell">
      <style:table-cell-properties fo:padding="0.011cm" fo:border-left="1pt solid #000000" fo:border-right="none" fo:border-top="none" fo:border-bottom="1pt solid #000000"/>
    </style:style>
    <style:style style:name="Таблица2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6" style:family="table-cell">
      <style:table-cell-properties fo:padding="0.011cm" fo:border-left="1pt solid #000000" fo:border-right="none" fo:border-top="none" fo:border-bottom="1pt solid #000000"/>
    </style:style>
    <style:style style:name="Таблица2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7" style:family="table-cell">
      <style:table-cell-properties fo:padding="0.011cm" fo:border-left="1pt solid #000000" fo:border-right="none" fo:border-top="none" fo:border-bottom="1pt solid #000000"/>
    </style:style>
    <style:style style:name="Таблица2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8" style:family="table-cell">
      <style:table-cell-properties fo:padding="0.011cm" fo:border-left="1pt solid #000000" fo:border-right="none" fo:border-top="none" fo:border-bottom="1pt solid #000000"/>
    </style:style>
    <style:style style:name="Таблица2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9" style:family="table-cell">
      <style:table-cell-properties fo:padding="0.011cm" fo:border-left="1pt solid #000000" fo:border-right="none" fo:border-top="none" fo:border-bottom="1pt solid #000000"/>
    </style:style>
    <style:style style:name="Таблица2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10" style:family="table-cell">
      <style:table-cell-properties fo:padding="0.011cm" fo:border-left="1pt solid #000000" fo:border-right="none" fo:border-top="none" fo:border-bottom="1pt solid #000000"/>
    </style:style>
    <style:style style:name="Таблица2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2.699cm"/>
    </style:style>
    <style:style style:name="Таблица3.B" style:family="table-column">
      <style:table-column-properties style:column-width="14.314cm"/>
    </style:style>
    <style:style style:name="Таблица3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.A2" style:family="table-cell">
      <style:table-cell-properties fo:padding="0.011cm" fo:border-left="1pt solid #000000" fo:border-right="none" fo:border-top="none" fo:border-bottom="1pt solid #000000"/>
    </style:style>
    <style:style style:name="Таблица3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3" style:family="table-cell">
      <style:table-cell-properties fo:padding="0.011cm" fo:border-left="1pt solid #000000" fo:border-right="none" fo:border-top="none" fo:border-bottom="1pt solid #000000"/>
    </style:style>
    <style:style style:name="Таблица3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4" style:family="table-cell">
      <style:table-cell-properties fo:padding="0.011cm" fo:border-left="1pt solid #000000" fo:border-right="none" fo:border-top="none" fo:border-bottom="1pt solid #000000"/>
    </style:style>
    <style:style style:name="Таблица3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5" style:family="table-cell">
      <style:table-cell-properties fo:padding="0.011cm" fo:border-left="1pt solid #000000" fo:border-right="none" fo:border-top="none" fo:border-bottom="1pt solid #000000"/>
    </style:style>
    <style:style style:name="Таблица3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6" style:family="table-cell">
      <style:table-cell-properties fo:padding="0.011cm" fo:border-left="1pt solid #000000" fo:border-right="none" fo:border-top="none" fo:border-bottom="1pt solid #000000"/>
    </style:style>
    <style:style style:name="Таблица3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7" style:family="table-cell">
      <style:table-cell-properties fo:padding="0.011cm" fo:border-left="1pt solid #000000" fo:border-right="none" fo:border-top="none" fo:border-bottom="1pt solid #000000"/>
    </style:style>
    <style:style style:name="Таблица3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8" style:family="table-cell">
      <style:table-cell-properties fo:padding="0.011cm" fo:border-left="1pt solid #000000" fo:border-right="none" fo:border-top="none" fo:border-bottom="1pt solid #000000"/>
    </style:style>
    <style:style style:name="Таблица3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9" style:family="table-cell">
      <style:table-cell-properties fo:padding="0.011cm" fo:border-left="1pt solid #000000" fo:border-right="none" fo:border-top="none" fo:border-bottom="1pt solid #000000"/>
    </style:style>
    <style:style style:name="Таблица3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0" style:family="table-cell">
      <style:table-cell-properties fo:padding="0.011cm" fo:border-left="1pt solid #000000" fo:border-right="none" fo:border-top="none" fo:border-bottom="1pt solid #000000"/>
    </style:style>
    <style:style style:name="Таблица3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1" style:family="table-cell">
      <style:table-cell-properties fo:padding="0.011cm" fo:border-left="1pt solid #000000" fo:border-right="none" fo:border-top="none" fo:border-bottom="1pt solid #000000"/>
    </style:style>
    <style:style style:name="Таблица3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2" style:family="table-cell">
      <style:table-cell-properties fo:padding="0.011cm" fo:border-left="1pt solid #000000" fo:border-right="none" fo:border-top="none" fo:border-bottom="1pt solid #000000"/>
    </style:style>
    <style:style style:name="Таблица3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3" style:family="table-cell">
      <style:table-cell-properties fo:padding="0.011cm" fo:border-left="1pt solid #000000" fo:border-right="none" fo:border-top="none" fo:border-bottom="1pt solid #000000"/>
    </style:style>
    <style:style style:name="Таблица3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4" style:family="table-cell">
      <style:table-cell-properties fo:padding="0.011cm" fo:border-left="1pt solid #000000" fo:border-right="none" fo:border-top="none" fo:border-bottom="1pt solid #000000"/>
    </style:style>
    <style:style style:name="Таблица3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5" style:family="table-cell">
      <style:table-cell-properties fo:padding="0.011cm" fo:border-left="1pt solid #000000" fo:border-right="none" fo:border-top="none" fo:border-bottom="1pt solid #000000"/>
    </style:style>
    <style:style style:name="Таблица3.B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6" style:family="table-cell">
      <style:table-cell-properties fo:padding="0.011cm" fo:border-left="1pt solid #000000" fo:border-right="none" fo:border-top="none" fo:border-bottom="1pt solid #000000"/>
    </style:style>
    <style:style style:name="Таблица3.B16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7" style:family="table-cell">
      <style:table-cell-properties fo:padding="0.011cm" fo:border-left="1pt solid #000000" fo:border-right="none" fo:border-top="none" fo:border-bottom="1pt solid #000000"/>
    </style:style>
    <style:style style:name="Таблица3.B17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8" style:family="table-cell">
      <style:table-cell-properties fo:padding="0.011cm" fo:border-left="1pt solid #000000" fo:border-right="none" fo:border-top="none" fo:border-bottom="1pt solid #000000"/>
    </style:style>
    <style:style style:name="Таблица3.B18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9" style:family="table-cell">
      <style:table-cell-properties fo:padding="0.011cm" fo:border-left="1pt solid #000000" fo:border-right="none" fo:border-top="none" fo:border-bottom="1pt solid #000000"/>
    </style:style>
    <style:style style:name="Таблица3.B19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20" style:family="table-cell">
      <style:table-cell-properties fo:padding="0.011cm" fo:border-left="1pt solid #000000" fo:border-right="none" fo:border-top="none" fo:border-bottom="1pt solid #000000"/>
    </style:style>
    <style:style style:name="Таблица3.B20" style:family="table-cell">
      <style:table-cell-properties fo:padding="0.011cm" fo:border-left="1pt solid #000000" fo:border-right="1pt solid #000000" fo:border-top="none" fo:border-bottom="1pt solid #000000"/>
    </style:style>
    <style:style style:name="Таблица4" style:family="table">
      <style:table-properties style:width="17.013cm" fo:margin-left="0cm" table:align="left"/>
    </style:style>
    <style:style style:name="Таблица4.A" style:family="table-column">
      <style:table-column-properties style:column-width="2.699cm"/>
    </style:style>
    <style:style style:name="Таблица4.B" style:family="table-column">
      <style:table-column-properties style:column-width="14.314cm"/>
    </style:style>
    <style:style style:name="Таблица4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.A2" style:family="table-cell">
      <style:table-cell-properties fo:padding="0.011cm" fo:border-left="1pt solid #000000" fo:border-right="none" fo:border-top="none" fo:border-bottom="1pt solid #000000"/>
    </style:style>
    <style:style style:name="Таблица4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.A3" style:family="table-cell">
      <style:table-cell-properties fo:padding="0.011cm" fo:border-left="1pt solid #000000" fo:border-right="none" fo:border-top="none" fo:border-bottom="1pt solid #000000"/>
    </style:style>
    <style:style style:name="Таблица4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.A4" style:family="table-cell">
      <style:table-cell-properties fo:padding="0.011cm" fo:border-left="1pt solid #000000" fo:border-right="none" fo:border-top="none" fo:border-bottom="1pt solid #000000"/>
    </style:style>
    <style:style style:name="Таблица4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.A5" style:family="table-cell">
      <style:table-cell-properties fo:padding="0.011cm" fo:border-left="1pt solid #000000" fo:border-right="none" fo:border-top="none" fo:border-bottom="1pt solid #000000"/>
    </style:style>
    <style:style style:name="Таблица4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5" style:family="table">
      <style:table-properties style:width="17.013cm" fo:margin-left="0cm" table:align="left"/>
    </style:style>
    <style:style style:name="Таблица5.A" style:family="table-column">
      <style:table-column-properties style:column-width="2.699cm"/>
    </style:style>
    <style:style style:name="Таблица5.B" style:family="table-column">
      <style:table-column-properties style:column-width="14.314cm"/>
    </style:style>
    <style:style style:name="Таблица5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5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5.A2" style:family="table-cell">
      <style:table-cell-properties fo:padding="0.011cm" fo:border-left="1pt solid #000000" fo:border-right="none" fo:border-top="none" fo:border-bottom="1pt solid #000000"/>
    </style:style>
    <style:style style:name="Таблица5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3" style:family="table-cell">
      <style:table-cell-properties fo:padding="0.011cm" fo:border-left="1pt solid #000000" fo:border-right="none" fo:border-top="none" fo:border-bottom="1pt solid #000000"/>
    </style:style>
    <style:style style:name="Таблица5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4" style:family="table-cell">
      <style:table-cell-properties fo:padding="0.011cm" fo:border-left="1pt solid #000000" fo:border-right="none" fo:border-top="none" fo:border-bottom="1pt solid #000000"/>
    </style:style>
    <style:style style:name="Таблица5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5" style:family="table-cell">
      <style:table-cell-properties fo:padding="0.011cm" fo:border-left="1pt solid #000000" fo:border-right="none" fo:border-top="none" fo:border-bottom="1pt solid #000000"/>
    </style:style>
    <style:style style:name="Таблица5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6" style:family="table-cell">
      <style:table-cell-properties fo:padding="0.011cm" fo:border-left="1pt solid #000000" fo:border-right="none" fo:border-top="none" fo:border-bottom="1pt solid #000000"/>
    </style:style>
    <style:style style:name="Таблица5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7" style:family="table-cell">
      <style:table-cell-properties fo:padding="0.011cm" fo:border-left="1pt solid #000000" fo:border-right="none" fo:border-top="none" fo:border-bottom="1pt solid #000000"/>
    </style:style>
    <style:style style:name="Таблица5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8" style:family="table-cell">
      <style:table-cell-properties fo:padding="0.011cm" fo:border-left="1pt solid #000000" fo:border-right="none" fo:border-top="none" fo:border-bottom="1pt solid #000000"/>
    </style:style>
    <style:style style:name="Таблица5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9" style:family="table-cell">
      <style:table-cell-properties fo:padding="0.011cm" fo:border-left="1pt solid #000000" fo:border-right="none" fo:border-top="none" fo:border-bottom="1pt solid #000000"/>
    </style:style>
    <style:style style:name="Таблица5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10" style:family="table-cell">
      <style:table-cell-properties fo:padding="0.011cm" fo:border-left="1pt solid #000000" fo:border-right="none" fo:border-top="none" fo:border-bottom="1pt solid #000000"/>
    </style:style>
    <style:style style:name="Таблица5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11" style:family="table-cell">
      <style:table-cell-properties fo:padding="0.011cm" fo:border-left="1pt solid #000000" fo:border-right="none" fo:border-top="none" fo:border-bottom="1pt solid #000000"/>
    </style:style>
    <style:style style:name="Таблица5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12" style:family="table-cell">
      <style:table-cell-properties fo:padding="0.011cm" fo:border-left="1pt solid #000000" fo:border-right="none" fo:border-top="none" fo:border-bottom="1pt solid #000000"/>
    </style:style>
    <style:style style:name="Таблица5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13" style:family="table-cell">
      <style:table-cell-properties fo:padding="0.011cm" fo:border-left="1pt solid #000000" fo:border-right="none" fo:border-top="none" fo:border-bottom="1pt solid #000000"/>
    </style:style>
    <style:style style:name="Таблица5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14" style:family="table-cell">
      <style:table-cell-properties fo:padding="0.011cm" fo:border-left="1pt solid #000000" fo:border-right="none" fo:border-top="none" fo:border-bottom="1pt solid #000000"/>
    </style:style>
    <style:style style:name="Таблица5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6" style:family="table">
      <style:table-properties style:width="17.013cm" fo:margin-left="0cm" table:align="left"/>
    </style:style>
    <style:style style:name="Таблица6.A" style:family="table-column">
      <style:table-column-properties style:column-width="2.699cm"/>
    </style:style>
    <style:style style:name="Таблица6.B" style:family="table-column">
      <style:table-column-properties style:column-width="14.314cm"/>
    </style:style>
    <style:style style:name="Таблица6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6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6.A2" style:family="table-cell">
      <style:table-cell-properties fo:padding="0.011cm" fo:border-left="1pt solid #000000" fo:border-right="none" fo:border-top="none" fo:border-bottom="1pt solid #000000"/>
    </style:style>
    <style:style style:name="Таблица6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3" style:family="table-cell">
      <style:table-cell-properties fo:padding="0.011cm" fo:border-left="1pt solid #000000" fo:border-right="none" fo:border-top="none" fo:border-bottom="1pt solid #000000"/>
    </style:style>
    <style:style style:name="Таблица6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4" style:family="table-cell">
      <style:table-cell-properties fo:padding="0.011cm" fo:border-left="1pt solid #000000" fo:border-right="none" fo:border-top="none" fo:border-bottom="1pt solid #000000"/>
    </style:style>
    <style:style style:name="Таблица6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5" style:family="table-cell">
      <style:table-cell-properties fo:padding="0.011cm" fo:border-left="1pt solid #000000" fo:border-right="none" fo:border-top="none" fo:border-bottom="1pt solid #000000"/>
    </style:style>
    <style:style style:name="Таблица6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6" style:family="table-cell">
      <style:table-cell-properties fo:padding="0.011cm" fo:border-left="1pt solid #000000" fo:border-right="none" fo:border-top="none" fo:border-bottom="1pt solid #000000"/>
    </style:style>
    <style:style style:name="Таблица6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7" style:family="table-cell">
      <style:table-cell-properties fo:padding="0.011cm" fo:border-left="1pt solid #000000" fo:border-right="none" fo:border-top="none" fo:border-bottom="1pt solid #000000"/>
    </style:style>
    <style:style style:name="Таблица6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8" style:family="table-cell">
      <style:table-cell-properties fo:padding="0.011cm" fo:border-left="1pt solid #000000" fo:border-right="none" fo:border-top="none" fo:border-bottom="1pt solid #000000"/>
    </style:style>
    <style:style style:name="Таблица6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9" style:family="table-cell">
      <style:table-cell-properties fo:padding="0.011cm" fo:border-left="1pt solid #000000" fo:border-right="none" fo:border-top="none" fo:border-bottom="1pt solid #000000"/>
    </style:style>
    <style:style style:name="Таблица6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7" style:family="table">
      <style:table-properties style:width="17.013cm" fo:margin-left="0cm" table:align="left"/>
    </style:style>
    <style:style style:name="Таблица7.A" style:family="table-column">
      <style:table-column-properties style:column-width="2.699cm"/>
    </style:style>
    <style:style style:name="Таблица7.B" style:family="table-column">
      <style:table-column-properties style:column-width="14.314cm"/>
    </style:style>
    <style:style style:name="Таблица7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7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7.A2" style:family="table-cell">
      <style:table-cell-properties fo:padding="0.011cm" fo:border-left="1pt solid #000000" fo:border-right="none" fo:border-top="none" fo:border-bottom="1pt solid #000000"/>
    </style:style>
    <style:style style:name="Таблица7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3" style:family="table-cell">
      <style:table-cell-properties fo:padding="0.011cm" fo:border-left="1pt solid #000000" fo:border-right="none" fo:border-top="none" fo:border-bottom="1pt solid #000000"/>
    </style:style>
    <style:style style:name="Таблица7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4" style:family="table-cell">
      <style:table-cell-properties fo:padding="0.011cm" fo:border-left="1pt solid #000000" fo:border-right="none" fo:border-top="none" fo:border-bottom="1pt solid #000000"/>
    </style:style>
    <style:style style:name="Таблица7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5" style:family="table-cell">
      <style:table-cell-properties fo:padding="0.011cm" fo:border-left="1pt solid #000000" fo:border-right="none" fo:border-top="none" fo:border-bottom="1pt solid #000000"/>
    </style:style>
    <style:style style:name="Таблица7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6" style:family="table-cell">
      <style:table-cell-properties fo:padding="0.011cm" fo:border-left="1pt solid #000000" fo:border-right="none" fo:border-top="none" fo:border-bottom="1pt solid #000000"/>
    </style:style>
    <style:style style:name="Таблица7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7" style:family="table-cell">
      <style:table-cell-properties fo:padding="0.011cm" fo:border-left="1pt solid #000000" fo:border-right="none" fo:border-top="none" fo:border-bottom="1pt solid #000000"/>
    </style:style>
    <style:style style:name="Таблица7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8" style:family="table-cell">
      <style:table-cell-properties fo:padding="0.011cm" fo:border-left="1pt solid #000000" fo:border-right="none" fo:border-top="none" fo:border-bottom="1pt solid #000000"/>
    </style:style>
    <style:style style:name="Таблица7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9" style:family="table-cell">
      <style:table-cell-properties fo:padding="0.011cm" fo:border-left="1pt solid #000000" fo:border-right="none" fo:border-top="none" fo:border-bottom="1pt solid #000000"/>
    </style:style>
    <style:style style:name="Таблица7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0" style:family="table-cell">
      <style:table-cell-properties fo:padding="0.011cm" fo:border-left="1pt solid #000000" fo:border-right="none" fo:border-top="none" fo:border-bottom="1pt solid #000000"/>
    </style:style>
    <style:style style:name="Таблица7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1" style:family="table-cell">
      <style:table-cell-properties fo:padding="0.011cm" fo:border-left="1pt solid #000000" fo:border-right="none" fo:border-top="none" fo:border-bottom="1pt solid #000000"/>
    </style:style>
    <style:style style:name="Таблица7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2" style:family="table-cell">
      <style:table-cell-properties fo:padding="0.011cm" fo:border-left="1pt solid #000000" fo:border-right="none" fo:border-top="none" fo:border-bottom="1pt solid #000000"/>
    </style:style>
    <style:style style:name="Таблица7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3" style:family="table-cell">
      <style:table-cell-properties fo:padding="0.011cm" fo:border-left="1pt solid #000000" fo:border-right="none" fo:border-top="none" fo:border-bottom="1pt solid #000000"/>
    </style:style>
    <style:style style:name="Таблица7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4" style:family="table-cell">
      <style:table-cell-properties fo:padding="0.011cm" fo:border-left="1pt solid #000000" fo:border-right="none" fo:border-top="none" fo:border-bottom="1pt solid #000000"/>
    </style:style>
    <style:style style:name="Таблица7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5" style:family="table-cell">
      <style:table-cell-properties fo:padding="0.011cm" fo:border-left="1pt solid #000000" fo:border-right="none" fo:border-top="none" fo:border-bottom="1pt solid #000000"/>
    </style:style>
    <style:style style:name="Таблица7.B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6" style:family="table-cell">
      <style:table-cell-properties fo:padding="0.011cm" fo:border-left="1pt solid #000000" fo:border-right="none" fo:border-top="none" fo:border-bottom="1pt solid #000000"/>
    </style:style>
    <style:style style:name="Таблица7.B16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7" style:family="table-cell">
      <style:table-cell-properties fo:padding="0.011cm" fo:border-left="1pt solid #000000" fo:border-right="none" fo:border-top="none" fo:border-bottom="1pt solid #000000"/>
    </style:style>
    <style:style style:name="Таблица7.B17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8" style:family="table-cell">
      <style:table-cell-properties fo:padding="0.011cm" fo:border-left="1pt solid #000000" fo:border-right="none" fo:border-top="none" fo:border-bottom="1pt solid #000000"/>
    </style:style>
    <style:style style:name="Таблица7.B18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9" style:family="table-cell">
      <style:table-cell-properties fo:padding="0.011cm" fo:border-left="1pt solid #000000" fo:border-right="none" fo:border-top="none" fo:border-bottom="1pt solid #000000"/>
    </style:style>
    <style:style style:name="Таблица7.B19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0" style:family="table-cell">
      <style:table-cell-properties fo:padding="0.011cm" fo:border-left="1pt solid #000000" fo:border-right="none" fo:border-top="none" fo:border-bottom="1pt solid #000000"/>
    </style:style>
    <style:style style:name="Таблица7.B20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1" style:family="table-cell">
      <style:table-cell-properties fo:padding="0.011cm" fo:border-left="1pt solid #000000" fo:border-right="none" fo:border-top="none" fo:border-bottom="1pt solid #000000"/>
    </style:style>
    <style:style style:name="Таблица7.B21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2" style:family="table-cell">
      <style:table-cell-properties fo:padding="0.011cm" fo:border-left="1pt solid #000000" fo:border-right="none" fo:border-top="none" fo:border-bottom="1pt solid #000000"/>
    </style:style>
    <style:style style:name="Таблица7.B22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3" style:family="table-cell">
      <style:table-cell-properties fo:padding="0.011cm" fo:border-left="1pt solid #000000" fo:border-right="none" fo:border-top="none" fo:border-bottom="1pt solid #000000"/>
    </style:style>
    <style:style style:name="Таблица7.B23" style:family="table-cell">
      <style:table-cell-properties fo:padding="0.011cm" fo:border-left="1pt solid #000000" fo:border-right="1pt solid #000000" fo:border-top="none" fo:border-bottom="1pt solid #000000"/>
    </style:style>
    <style:style style:name="Таблица8" style:family="table">
      <style:table-properties style:width="17.013cm" fo:margin-left="0cm" table:align="left"/>
    </style:style>
    <style:style style:name="Таблица8.A" style:family="table-column">
      <style:table-column-properties style:column-width="2.699cm"/>
    </style:style>
    <style:style style:name="Таблица8.B" style:family="table-column">
      <style:table-column-properties style:column-width="14.314cm"/>
    </style:style>
    <style:style style:name="Таблица8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8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8.A2" style:family="table-cell">
      <style:table-cell-properties fo:padding="0.011cm" fo:border-left="1pt solid #000000" fo:border-right="none" fo:border-top="none" fo:border-bottom="1pt solid #000000"/>
    </style:style>
    <style:style style:name="Таблица8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3" style:family="table-cell">
      <style:table-cell-properties fo:padding="0.011cm" fo:border-left="1pt solid #000000" fo:border-right="none" fo:border-top="none" fo:border-bottom="1pt solid #000000"/>
    </style:style>
    <style:style style:name="Таблица8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4" style:family="table-cell">
      <style:table-cell-properties fo:padding="0.011cm" fo:border-left="1pt solid #000000" fo:border-right="none" fo:border-top="none" fo:border-bottom="1pt solid #000000"/>
    </style:style>
    <style:style style:name="Таблица8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5" style:family="table-cell">
      <style:table-cell-properties fo:padding="0.011cm" fo:border-left="1pt solid #000000" fo:border-right="none" fo:border-top="none" fo:border-bottom="1pt solid #000000"/>
    </style:style>
    <style:style style:name="Таблица8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6" style:family="table-cell">
      <style:table-cell-properties fo:padding="0.011cm" fo:border-left="1pt solid #000000" fo:border-right="none" fo:border-top="none" fo:border-bottom="1pt solid #000000"/>
    </style:style>
    <style:style style:name="Таблица8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7" style:family="table-cell">
      <style:table-cell-properties fo:padding="0.011cm" fo:border-left="1pt solid #000000" fo:border-right="none" fo:border-top="none" fo:border-bottom="1pt solid #000000"/>
    </style:style>
    <style:style style:name="Таблица8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8" style:family="table-cell">
      <style:table-cell-properties fo:padding="0.011cm" fo:border-left="1pt solid #000000" fo:border-right="none" fo:border-top="none" fo:border-bottom="1pt solid #000000"/>
    </style:style>
    <style:style style:name="Таблица8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9" style:family="table-cell">
      <style:table-cell-properties fo:padding="0.011cm" fo:border-left="1pt solid #000000" fo:border-right="none" fo:border-top="none" fo:border-bottom="1pt solid #000000"/>
    </style:style>
    <style:style style:name="Таблица8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0" style:family="table-cell">
      <style:table-cell-properties fo:padding="0.011cm" fo:border-left="1pt solid #000000" fo:border-right="none" fo:border-top="none" fo:border-bottom="1pt solid #000000"/>
    </style:style>
    <style:style style:name="Таблица8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1" style:family="table-cell">
      <style:table-cell-properties fo:padding="0.011cm" fo:border-left="1pt solid #000000" fo:border-right="none" fo:border-top="none" fo:border-bottom="1pt solid #000000"/>
    </style:style>
    <style:style style:name="Таблица8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2" style:family="table-cell">
      <style:table-cell-properties fo:padding="0.011cm" fo:border-left="1pt solid #000000" fo:border-right="none" fo:border-top="none" fo:border-bottom="1pt solid #000000"/>
    </style:style>
    <style:style style:name="Таблица8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3" style:family="table-cell">
      <style:table-cell-properties fo:padding="0.011cm" fo:border-left="1pt solid #000000" fo:border-right="none" fo:border-top="none" fo:border-bottom="1pt solid #000000"/>
    </style:style>
    <style:style style:name="Таблица8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4" style:family="table-cell">
      <style:table-cell-properties fo:padding="0.011cm" fo:border-left="1pt solid #000000" fo:border-right="none" fo:border-top="none" fo:border-bottom="1pt solid #000000"/>
    </style:style>
    <style:style style:name="Таблица8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5" style:family="table-cell">
      <style:table-cell-properties fo:padding="0.011cm" fo:border-left="1pt solid #000000" fo:border-right="none" fo:border-top="none" fo:border-bottom="1pt solid #000000"/>
    </style:style>
    <style:style style:name="Таблица8.B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9" style:family="table">
      <style:table-properties style:width="17.013cm" fo:margin-left="0cm" table:align="left"/>
    </style:style>
    <style:style style:name="Таблица9.A" style:family="table-column">
      <style:table-column-properties style:column-width="2.699cm"/>
    </style:style>
    <style:style style:name="Таблица9.B" style:family="table-column">
      <style:table-column-properties style:column-width="14.314cm"/>
    </style:style>
    <style:style style:name="Таблица9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9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9.A2" style:family="table-cell">
      <style:table-cell-properties fo:padding="0.011cm" fo:border-left="1pt solid #000000" fo:border-right="none" fo:border-top="none" fo:border-bottom="1pt solid #000000"/>
    </style:style>
    <style:style style:name="Таблица9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3" style:family="table-cell">
      <style:table-cell-properties fo:padding="0.011cm" fo:border-left="1pt solid #000000" fo:border-right="none" fo:border-top="none" fo:border-bottom="1pt solid #000000"/>
    </style:style>
    <style:style style:name="Таблица9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4" style:family="table-cell">
      <style:table-cell-properties fo:padding="0.011cm" fo:border-left="1pt solid #000000" fo:border-right="none" fo:border-top="none" fo:border-bottom="1pt solid #000000"/>
    </style:style>
    <style:style style:name="Таблица9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5" style:family="table-cell">
      <style:table-cell-properties fo:padding="0.011cm" fo:border-left="1pt solid #000000" fo:border-right="none" fo:border-top="none" fo:border-bottom="1pt solid #000000"/>
    </style:style>
    <style:style style:name="Таблица9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6" style:family="table-cell">
      <style:table-cell-properties fo:padding="0.011cm" fo:border-left="1pt solid #000000" fo:border-right="none" fo:border-top="none" fo:border-bottom="1pt solid #000000"/>
    </style:style>
    <style:style style:name="Таблица9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7" style:family="table-cell">
      <style:table-cell-properties fo:padding="0.011cm" fo:border-left="1pt solid #000000" fo:border-right="none" fo:border-top="none" fo:border-bottom="1pt solid #000000"/>
    </style:style>
    <style:style style:name="Таблица9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8" style:family="table-cell">
      <style:table-cell-properties fo:padding="0.011cm" fo:border-left="1pt solid #000000" fo:border-right="none" fo:border-top="none" fo:border-bottom="1pt solid #000000"/>
    </style:style>
    <style:style style:name="Таблица9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9" style:family="table-cell">
      <style:table-cell-properties fo:padding="0.011cm" fo:border-left="1pt solid #000000" fo:border-right="none" fo:border-top="none" fo:border-bottom="1pt solid #000000"/>
    </style:style>
    <style:style style:name="Таблица9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0" style:family="table-cell">
      <style:table-cell-properties fo:padding="0.011cm" fo:border-left="1pt solid #000000" fo:border-right="none" fo:border-top="none" fo:border-bottom="1pt solid #000000"/>
    </style:style>
    <style:style style:name="Таблица9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1" style:family="table-cell">
      <style:table-cell-properties fo:padding="0.011cm" fo:border-left="1pt solid #000000" fo:border-right="none" fo:border-top="none" fo:border-bottom="1pt solid #000000"/>
    </style:style>
    <style:style style:name="Таблица9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2" style:family="table-cell">
      <style:table-cell-properties fo:padding="0.011cm" fo:border-left="1pt solid #000000" fo:border-right="none" fo:border-top="none" fo:border-bottom="1pt solid #000000"/>
    </style:style>
    <style:style style:name="Таблица9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3" style:family="table-cell">
      <style:table-cell-properties fo:padding="0.011cm" fo:border-left="1pt solid #000000" fo:border-right="none" fo:border-top="none" fo:border-bottom="1pt solid #000000"/>
    </style:style>
    <style:style style:name="Таблица9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4" style:family="table-cell">
      <style:table-cell-properties fo:padding="0.011cm" fo:border-left="1pt solid #000000" fo:border-right="none" fo:border-top="none" fo:border-bottom="1pt solid #000000"/>
    </style:style>
    <style:style style:name="Таблица9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5" style:family="table-cell">
      <style:table-cell-properties fo:padding="0.011cm" fo:border-left="1pt solid #000000" fo:border-right="none" fo:border-top="none" fo:border-bottom="1pt solid #000000"/>
    </style:style>
    <style:style style:name="Таблица9.B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6" style:family="table-cell">
      <style:table-cell-properties fo:padding="0.011cm" fo:border-left="1pt solid #000000" fo:border-right="none" fo:border-top="none" fo:border-bottom="1pt solid #000000"/>
    </style:style>
    <style:style style:name="Таблица9.B16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7" style:family="table-cell">
      <style:table-cell-properties fo:padding="0.011cm" fo:border-left="1pt solid #000000" fo:border-right="none" fo:border-top="none" fo:border-bottom="1pt solid #000000"/>
    </style:style>
    <style:style style:name="Таблица9.B17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8" style:family="table-cell">
      <style:table-cell-properties fo:padding="0.011cm" fo:border-left="1pt solid #000000" fo:border-right="none" fo:border-top="none" fo:border-bottom="1pt solid #000000"/>
    </style:style>
    <style:style style:name="Таблица9.B18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9" style:family="table-cell">
      <style:table-cell-properties fo:padding="0.011cm" fo:border-left="1pt solid #000000" fo:border-right="none" fo:border-top="none" fo:border-bottom="1pt solid #000000"/>
    </style:style>
    <style:style style:name="Таблица9.B19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0" style:family="table-cell">
      <style:table-cell-properties fo:padding="0.011cm" fo:border-left="1pt solid #000000" fo:border-right="none" fo:border-top="none" fo:border-bottom="1pt solid #000000"/>
    </style:style>
    <style:style style:name="Таблица9.B20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1" style:family="table-cell">
      <style:table-cell-properties fo:padding="0.011cm" fo:border-left="1pt solid #000000" fo:border-right="none" fo:border-top="none" fo:border-bottom="1pt solid #000000"/>
    </style:style>
    <style:style style:name="Таблица9.B21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2" style:family="table-cell">
      <style:table-cell-properties fo:padding="0.011cm" fo:border-left="1pt solid #000000" fo:border-right="none" fo:border-top="none" fo:border-bottom="1pt solid #000000"/>
    </style:style>
    <style:style style:name="Таблица9.B22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3" style:family="table-cell">
      <style:table-cell-properties fo:padding="0.011cm" fo:border-left="1pt solid #000000" fo:border-right="none" fo:border-top="none" fo:border-bottom="1pt solid #000000"/>
    </style:style>
    <style:style style:name="Таблица9.B23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4" style:family="table-cell">
      <style:table-cell-properties fo:padding="0.011cm" fo:border-left="1pt solid #000000" fo:border-right="none" fo:border-top="none" fo:border-bottom="1pt solid #000000"/>
    </style:style>
    <style:style style:name="Таблица9.B24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5" style:family="table-cell">
      <style:table-cell-properties fo:padding="0.011cm" fo:border-left="1pt solid #000000" fo:border-right="none" fo:border-top="none" fo:border-bottom="1pt solid #000000"/>
    </style:style>
    <style:style style:name="Таблица9.B25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6" style:family="table-cell">
      <style:table-cell-properties fo:padding="0.011cm" fo:border-left="1pt solid #000000" fo:border-right="none" fo:border-top="none" fo:border-bottom="1pt solid #000000"/>
    </style:style>
    <style:style style:name="Таблица9.B2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" style:family="table">
      <style:table-properties style:width="17.013cm" fo:margin-left="0cm" table:align="left"/>
    </style:style>
    <style:style style:name="Таблица10.A" style:family="table-column">
      <style:table-column-properties style:column-width="2.699cm"/>
    </style:style>
    <style:style style:name="Таблица10.B" style:family="table-column">
      <style:table-column-properties style:column-width="14.314cm"/>
    </style:style>
    <style:style style:name="Таблица10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0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0.A2" style:family="table-cell">
      <style:table-cell-properties fo:padding="0.011cm" fo:border-left="1pt solid #000000" fo:border-right="none" fo:border-top="none" fo:border-bottom="1pt solid #000000"/>
    </style:style>
    <style:style style:name="Таблица10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3" style:family="table-cell">
      <style:table-cell-properties fo:padding="0.011cm" fo:border-left="1pt solid #000000" fo:border-right="none" fo:border-top="none" fo:border-bottom="1pt solid #000000"/>
    </style:style>
    <style:style style:name="Таблица10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4" style:family="table-cell">
      <style:table-cell-properties fo:padding="0.011cm" fo:border-left="1pt solid #000000" fo:border-right="none" fo:border-top="none" fo:border-bottom="1pt solid #000000"/>
    </style:style>
    <style:style style:name="Таблица10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" style:family="table">
      <style:table-properties style:width="17.013cm" fo:margin-left="0cm" table:align="left"/>
    </style:style>
    <style:style style:name="Таблица11.A" style:family="table-column">
      <style:table-column-properties style:column-width="2.699cm"/>
    </style:style>
    <style:style style:name="Таблица11.B" style:family="table-column">
      <style:table-column-properties style:column-width="14.314cm"/>
    </style:style>
    <style:style style:name="Таблица1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1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1.A2" style:family="table-cell">
      <style:table-cell-properties fo:padding="0.011cm" fo:border-left="1pt solid #000000" fo:border-right="none" fo:border-top="none" fo:border-bottom="1pt solid #000000"/>
    </style:style>
    <style:style style:name="Таблица11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" style:family="table-cell">
      <style:table-cell-properties fo:padding="0.011cm" fo:border-left="1pt solid #000000" fo:border-right="none" fo:border-top="none" fo:border-bottom="1pt solid #000000"/>
    </style:style>
    <style:style style:name="Таблица11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" style:family="table-cell">
      <style:table-cell-properties fo:padding="0.011cm" fo:border-left="1pt solid #000000" fo:border-right="none" fo:border-top="none" fo:border-bottom="1pt solid #000000"/>
    </style:style>
    <style:style style:name="Таблица11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" style:family="table-cell">
      <style:table-cell-properties fo:padding="0.011cm" fo:border-left="1pt solid #000000" fo:border-right="none" fo:border-top="none" fo:border-bottom="1pt solid #000000"/>
    </style:style>
    <style:style style:name="Таблица11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6" style:family="table-cell">
      <style:table-cell-properties fo:padding="0.011cm" fo:border-left="1pt solid #000000" fo:border-right="none" fo:border-top="none" fo:border-bottom="1pt solid #000000"/>
    </style:style>
    <style:style style:name="Таблица11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7" style:family="table-cell">
      <style:table-cell-properties fo:padding="0.011cm" fo:border-left="1pt solid #000000" fo:border-right="none" fo:border-top="none" fo:border-bottom="1pt solid #000000"/>
    </style:style>
    <style:style style:name="Таблица11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8" style:family="table-cell">
      <style:table-cell-properties fo:padding="0.011cm" fo:border-left="1pt solid #000000" fo:border-right="none" fo:border-top="none" fo:border-bottom="1pt solid #000000"/>
    </style:style>
    <style:style style:name="Таблица11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9" style:family="table-cell">
      <style:table-cell-properties fo:padding="0.011cm" fo:border-left="1pt solid #000000" fo:border-right="none" fo:border-top="none" fo:border-bottom="1pt solid #000000"/>
    </style:style>
    <style:style style:name="Таблица11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0" style:family="table-cell">
      <style:table-cell-properties fo:padding="0.011cm" fo:border-left="1pt solid #000000" fo:border-right="none" fo:border-top="none" fo:border-bottom="1pt solid #000000"/>
    </style:style>
    <style:style style:name="Таблица11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1" style:family="table-cell">
      <style:table-cell-properties fo:padding="0.011cm" fo:border-left="1pt solid #000000" fo:border-right="none" fo:border-top="none" fo:border-bottom="1pt solid #000000"/>
    </style:style>
    <style:style style:name="Таблица11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2" style:family="table-cell">
      <style:table-cell-properties fo:padding="0.011cm" fo:border-left="1pt solid #000000" fo:border-right="none" fo:border-top="none" fo:border-bottom="1pt solid #000000"/>
    </style:style>
    <style:style style:name="Таблица11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3" style:family="table-cell">
      <style:table-cell-properties fo:padding="0.011cm" fo:border-left="1pt solid #000000" fo:border-right="none" fo:border-top="none" fo:border-bottom="1pt solid #000000"/>
    </style:style>
    <style:style style:name="Таблица11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4" style:family="table-cell">
      <style:table-cell-properties fo:padding="0.011cm" fo:border-left="1pt solid #000000" fo:border-right="none" fo:border-top="none" fo:border-bottom="1pt solid #000000"/>
    </style:style>
    <style:style style:name="Таблица11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5" style:family="table-cell">
      <style:table-cell-properties fo:padding="0.011cm" fo:border-left="1pt solid #000000" fo:border-right="none" fo:border-top="none" fo:border-bottom="1pt solid #000000"/>
    </style:style>
    <style:style style:name="Таблица11.B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6" style:family="table-cell">
      <style:table-cell-properties fo:padding="0.011cm" fo:border-left="1pt solid #000000" fo:border-right="none" fo:border-top="none" fo:border-bottom="1pt solid #000000"/>
    </style:style>
    <style:style style:name="Таблица11.B1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7" style:family="table-cell">
      <style:table-cell-properties fo:padding="0.011cm" fo:border-left="1pt solid #000000" fo:border-right="none" fo:border-top="none" fo:border-bottom="1pt solid #000000"/>
    </style:style>
    <style:style style:name="Таблица11.B1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8" style:family="table-cell">
      <style:table-cell-properties fo:padding="0.011cm" fo:border-left="1pt solid #000000" fo:border-right="none" fo:border-top="none" fo:border-bottom="1pt solid #000000"/>
    </style:style>
    <style:style style:name="Таблица11.B1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9" style:family="table-cell">
      <style:table-cell-properties fo:padding="0.011cm" fo:border-left="1pt solid #000000" fo:border-right="none" fo:border-top="none" fo:border-bottom="1pt solid #000000"/>
    </style:style>
    <style:style style:name="Таблица11.B1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0" style:family="table-cell">
      <style:table-cell-properties fo:padding="0.011cm" fo:border-left="1pt solid #000000" fo:border-right="none" fo:border-top="none" fo:border-bottom="1pt solid #000000"/>
    </style:style>
    <style:style style:name="Таблица11.B2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1" style:family="table-cell">
      <style:table-cell-properties fo:padding="0.011cm" fo:border-left="1pt solid #000000" fo:border-right="none" fo:border-top="none" fo:border-bottom="1pt solid #000000"/>
    </style:style>
    <style:style style:name="Таблица11.B2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2" style:family="table-cell">
      <style:table-cell-properties fo:padding="0.011cm" fo:border-left="1pt solid #000000" fo:border-right="none" fo:border-top="none" fo:border-bottom="1pt solid #000000"/>
    </style:style>
    <style:style style:name="Таблица11.B2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5" style:family="table">
      <style:table-properties style:width="17.013cm" fo:margin-left="0cm" table:align="left"/>
    </style:style>
    <style:style style:name="Таблица15.A" style:family="table-column">
      <style:table-column-properties style:column-width="2.699cm"/>
    </style:style>
    <style:style style:name="Таблица15.B" style:family="table-column">
      <style:table-column-properties style:column-width="14.314cm"/>
    </style:style>
    <style:style style:name="Таблица15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5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5.A2" style:family="table-cell">
      <style:table-cell-properties fo:padding="0.011cm" fo:border-left="1pt solid #000000" fo:border-right="none" fo:border-top="none" fo:border-bottom="1pt solid #000000"/>
    </style:style>
    <style:style style:name="Таблица15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6" style:family="table">
      <style:table-properties style:width="17.013cm" fo:margin-left="0cm" table:align="left"/>
    </style:style>
    <style:style style:name="Таблица16.A" style:family="table-column">
      <style:table-column-properties style:column-width="2.699cm"/>
    </style:style>
    <style:style style:name="Таблица16.B" style:family="table-column">
      <style:table-column-properties style:column-width="14.314cm"/>
    </style:style>
    <style:style style:name="Таблица16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6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6.A2" style:family="table-cell">
      <style:table-cell-properties fo:padding="0.011cm" fo:border-left="1pt solid #000000" fo:border-right="none" fo:border-top="none" fo:border-bottom="1pt solid #000000"/>
    </style:style>
    <style:style style:name="Таблица16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7" style:family="table">
      <style:table-properties style:width="17.013cm" fo:margin-left="0cm" table:align="left"/>
    </style:style>
    <style:style style:name="Таблица17.A" style:family="table-column">
      <style:table-column-properties style:column-width="2.699cm"/>
    </style:style>
    <style:style style:name="Таблица17.B" style:family="table-column">
      <style:table-column-properties style:column-width="14.314cm"/>
    </style:style>
    <style:style style:name="Таблица17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7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7.A2" style:family="table-cell">
      <style:table-cell-properties fo:padding="0.011cm" fo:border-left="1pt solid #000000" fo:border-right="none" fo:border-top="none" fo:border-bottom="1pt solid #000000"/>
    </style:style>
    <style:style style:name="Таблица17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8" style:family="table">
      <style:table-properties style:width="17.013cm" fo:margin-left="0cm" table:align="left"/>
    </style:style>
    <style:style style:name="Таблица18.A" style:family="table-column">
      <style:table-column-properties style:column-width="2.699cm"/>
    </style:style>
    <style:style style:name="Таблица18.B" style:family="table-column">
      <style:table-column-properties style:column-width="14.314cm"/>
    </style:style>
    <style:style style:name="Таблица18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8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8.A2" style:family="table-cell">
      <style:table-cell-properties fo:padding="0.011cm" fo:border-left="1pt solid #000000" fo:border-right="none" fo:border-top="none" fo:border-bottom="1pt solid #000000"/>
    </style:style>
    <style:style style:name="Таблица18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9" style:family="table">
      <style:table-properties style:width="17.013cm" fo:margin-left="0cm" table:align="left"/>
    </style:style>
    <style:style style:name="Таблица19.A" style:family="table-column">
      <style:table-column-properties style:column-width="2.699cm"/>
    </style:style>
    <style:style style:name="Таблица19.B" style:family="table-column">
      <style:table-column-properties style:column-width="14.314cm"/>
    </style:style>
    <style:style style:name="Таблица19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9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9.A2" style:family="table-cell">
      <style:table-cell-properties fo:padding="0.011cm" fo:border-left="1pt solid #000000" fo:border-right="none" fo:border-top="none" fo:border-bottom="1pt solid #000000"/>
    </style:style>
    <style:style style:name="Таблица19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9.A3" style:family="table-cell">
      <style:table-cell-properties fo:padding="0.011cm" fo:border-left="1pt solid #000000" fo:border-right="none" fo:border-top="none" fo:border-bottom="1pt solid #000000"/>
    </style:style>
    <style:style style:name="Таблица19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0" style:family="table">
      <style:table-properties style:width="17.013cm" fo:margin-left="0cm" table:align="left"/>
    </style:style>
    <style:style style:name="Таблица20.A" style:family="table-column">
      <style:table-column-properties style:column-width="2.699cm"/>
    </style:style>
    <style:style style:name="Таблица20.B" style:family="table-column">
      <style:table-column-properties style:column-width="14.314cm"/>
    </style:style>
    <style:style style:name="Таблица20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0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0.A2" style:family="table-cell">
      <style:table-cell-properties fo:padding="0.011cm" fo:border-left="1pt solid #000000" fo:border-right="none" fo:border-top="none" fo:border-bottom="1pt solid #000000"/>
    </style:style>
    <style:style style:name="Таблица20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0.A3" style:family="table-cell">
      <style:table-cell-properties fo:padding="0.011cm" fo:border-left="1pt solid #000000" fo:border-right="none" fo:border-top="none" fo:border-bottom="1pt solid #000000"/>
    </style:style>
    <style:style style:name="Таблица20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1" style:family="table">
      <style:table-properties style:width="17.013cm" fo:margin-left="0cm" table:align="left"/>
    </style:style>
    <style:style style:name="Таблица21.A" style:family="table-column">
      <style:table-column-properties style:column-width="2.699cm"/>
    </style:style>
    <style:style style:name="Таблица21.B" style:family="table-column">
      <style:table-column-properties style:column-width="14.314cm"/>
    </style:style>
    <style:style style:name="Таблица2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1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1.A2" style:family="table-cell">
      <style:table-cell-properties fo:padding="0.011cm" fo:border-left="1pt solid #000000" fo:border-right="none" fo:border-top="none" fo:border-bottom="1pt solid #000000"/>
    </style:style>
    <style:style style:name="Таблица21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1.A3" style:family="table-cell">
      <style:table-cell-properties fo:padding="0.011cm" fo:border-left="1pt solid #000000" fo:border-right="none" fo:border-top="none" fo:border-bottom="1pt solid #000000"/>
    </style:style>
    <style:style style:name="Таблица21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2" style:family="table">
      <style:table-properties style:width="17.013cm" fo:margin-left="0cm" table:align="left"/>
    </style:style>
    <style:style style:name="Таблица22.A" style:family="table-column">
      <style:table-column-properties style:column-width="2.699cm"/>
    </style:style>
    <style:style style:name="Таблица22.B" style:family="table-column">
      <style:table-column-properties style:column-width="14.314cm"/>
    </style:style>
    <style:style style:name="Таблица22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2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2.A2" style:family="table-cell">
      <style:table-cell-properties fo:padding="0.011cm" fo:border-left="1pt solid #000000" fo:border-right="none" fo:border-top="none" fo:border-bottom="1pt solid #000000"/>
    </style:style>
    <style:style style:name="Таблица22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2.A3" style:family="table-cell">
      <style:table-cell-properties fo:padding="0.011cm" fo:border-left="1pt solid #000000" fo:border-right="none" fo:border-top="none" fo:border-bottom="1pt solid #000000"/>
    </style:style>
    <style:style style:name="Таблица22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3" style:family="table">
      <style:table-properties style:width="17.013cm" fo:margin-left="0cm" table:align="left"/>
    </style:style>
    <style:style style:name="Таблица23.A" style:family="table-column">
      <style:table-column-properties style:column-width="2.699cm"/>
    </style:style>
    <style:style style:name="Таблица23.B" style:family="table-column">
      <style:table-column-properties style:column-width="14.314cm"/>
    </style:style>
    <style:style style:name="Таблица23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3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3.A2" style:family="table-cell">
      <style:table-cell-properties fo:padding="0.011cm" fo:border-left="1pt solid #000000" fo:border-right="none" fo:border-top="none" fo:border-bottom="1pt solid #000000"/>
    </style:style>
    <style:style style:name="Таблица23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3.A3" style:family="table-cell">
      <style:table-cell-properties fo:padding="0.011cm" fo:border-left="1pt solid #000000" fo:border-right="none" fo:border-top="none" fo:border-bottom="1pt solid #000000"/>
    </style:style>
    <style:style style:name="Таблица23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5" style:family="table">
      <style:table-properties style:width="17.013cm" fo:margin-left="0cm" table:align="left"/>
    </style:style>
    <style:style style:name="Таблица25.A" style:family="table-column">
      <style:table-column-properties style:column-width="2.699cm"/>
    </style:style>
    <style:style style:name="Таблица25.B" style:family="table-column">
      <style:table-column-properties style:column-width="14.314cm"/>
    </style:style>
    <style:style style:name="Таблица25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5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5.A2" style:family="table-cell">
      <style:table-cell-properties fo:padding="0.011cm" fo:border-left="1pt solid #000000" fo:border-right="none" fo:border-top="none" fo:border-bottom="1pt solid #000000"/>
    </style:style>
    <style:style style:name="Таблица25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5.A3" style:family="table-cell">
      <style:table-cell-properties fo:padding="0.011cm" fo:border-left="1pt solid #000000" fo:border-right="none" fo:border-top="none" fo:border-bottom="1pt solid #000000"/>
    </style:style>
    <style:style style:name="Таблица25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4" style:family="table">
      <style:table-properties style:width="17.013cm" fo:margin-left="0cm" table:align="left"/>
    </style:style>
    <style:style style:name="Таблица24.A" style:family="table-column">
      <style:table-column-properties style:column-width="2.699cm"/>
    </style:style>
    <style:style style:name="Таблица24.B" style:family="table-column">
      <style:table-column-properties style:column-width="14.314cm"/>
    </style:style>
    <style:style style:name="Таблица24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4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4.A2" style:family="table-cell">
      <style:table-cell-properties fo:padding="0.011cm" fo:border-left="1pt solid #000000" fo:border-right="none" fo:border-top="none" fo:border-bottom="1pt solid #000000"/>
    </style:style>
    <style:style style:name="Таблица24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4.A3" style:family="table-cell">
      <style:table-cell-properties fo:padding="0.011cm" fo:border-left="1pt solid #000000" fo:border-right="none" fo:border-top="none" fo:border-bottom="1pt solid #000000"/>
    </style:style>
    <style:style style:name="Таблица24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6" style:family="table">
      <style:table-properties style:width="17.013cm" fo:margin-left="0cm" table:align="left"/>
    </style:style>
    <style:style style:name="Таблица26.A" style:family="table-column">
      <style:table-column-properties style:column-width="2.699cm"/>
    </style:style>
    <style:style style:name="Таблица26.B" style:family="table-column">
      <style:table-column-properties style:column-width="14.314cm"/>
    </style:style>
    <style:style style:name="Таблица26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6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6.A2" style:family="table-cell">
      <style:table-cell-properties fo:padding="0.011cm" fo:border-left="1pt solid #000000" fo:border-right="none" fo:border-top="none" fo:border-bottom="1pt solid #000000"/>
    </style:style>
    <style:style style:name="Таблица26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6.A3" style:family="table-cell">
      <style:table-cell-properties fo:padding="0.011cm" fo:border-left="1pt solid #000000" fo:border-right="none" fo:border-top="none" fo:border-bottom="1pt solid #000000"/>
    </style:style>
    <style:style style:name="Таблица26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7" style:family="table">
      <style:table-properties style:width="17.013cm" fo:margin-left="0cm" table:align="left"/>
    </style:style>
    <style:style style:name="Таблица27.A" style:family="table-column">
      <style:table-column-properties style:column-width="2.699cm"/>
    </style:style>
    <style:style style:name="Таблица27.B" style:family="table-column">
      <style:table-column-properties style:column-width="14.314cm"/>
    </style:style>
    <style:style style:name="Таблица27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7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7.A2" style:family="table-cell">
      <style:table-cell-properties fo:padding="0.011cm" fo:border-left="1pt solid #000000" fo:border-right="none" fo:border-top="none" fo:border-bottom="1pt solid #000000"/>
    </style:style>
    <style:style style:name="Таблица27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7.A3" style:family="table-cell">
      <style:table-cell-properties fo:padding="0.011cm" fo:border-left="1pt solid #000000" fo:border-right="none" fo:border-top="none" fo:border-bottom="1pt solid #000000"/>
    </style:style>
    <style:style style:name="Таблица27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7.A4" style:family="table-cell">
      <style:table-cell-properties fo:padding="0.011cm" fo:border-left="1pt solid #000000" fo:border-right="none" fo:border-top="none" fo:border-bottom="1pt solid #000000"/>
    </style:style>
    <style:style style:name="Таблица27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27.A5" style:family="table-cell">
      <style:table-cell-properties fo:padding="0.011cm" fo:border-left="1pt solid #000000" fo:border-right="none" fo:border-top="none" fo:border-bottom="1pt solid #000000"/>
    </style:style>
    <style:style style:name="Таблица27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27.A6" style:family="table-cell">
      <style:table-cell-properties fo:padding="0.011cm" fo:border-left="1pt solid #000000" fo:border-right="none" fo:border-top="none" fo:border-bottom="1pt solid #000000"/>
    </style:style>
    <style:style style:name="Таблица27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28" style:family="table">
      <style:table-properties style:width="17.013cm" fo:margin-left="0cm" table:align="left"/>
    </style:style>
    <style:style style:name="Таблица28.A" style:family="table-column">
      <style:table-column-properties style:column-width="2.699cm"/>
    </style:style>
    <style:style style:name="Таблица28.B" style:family="table-column">
      <style:table-column-properties style:column-width="14.314cm"/>
    </style:style>
    <style:style style:name="Таблица28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8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8.A2" style:family="table-cell">
      <style:table-cell-properties fo:padding="0.011cm" fo:border-left="1pt solid #000000" fo:border-right="none" fo:border-top="none" fo:border-bottom="1pt solid #000000"/>
    </style:style>
    <style:style style:name="Таблица28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9" style:family="table">
      <style:table-properties style:width="17.013cm" fo:margin-left="0cm" table:align="left"/>
    </style:style>
    <style:style style:name="Таблица29.A" style:family="table-column">
      <style:table-column-properties style:column-width="2.699cm"/>
    </style:style>
    <style:style style:name="Таблица29.B" style:family="table-column">
      <style:table-column-properties style:column-width="14.314cm"/>
    </style:style>
    <style:style style:name="Таблица29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9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9.A2" style:family="table-cell">
      <style:table-cell-properties fo:padding="0.011cm" fo:border-left="1pt solid #000000" fo:border-right="none" fo:border-top="none" fo:border-bottom="1pt solid #000000"/>
    </style:style>
    <style:style style:name="Таблица29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0" style:family="table">
      <style:table-properties style:width="17.013cm" fo:margin-left="0cm" table:align="left"/>
    </style:style>
    <style:style style:name="Таблица30.A" style:family="table-column">
      <style:table-column-properties style:column-width="2.699cm"/>
    </style:style>
    <style:style style:name="Таблица30.B" style:family="table-column">
      <style:table-column-properties style:column-width="14.314cm"/>
    </style:style>
    <style:style style:name="Таблица30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0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0.A2" style:family="table-cell">
      <style:table-cell-properties fo:padding="0.011cm" fo:border-left="1pt solid #000000" fo:border-right="none" fo:border-top="none" fo:border-bottom="1pt solid #000000"/>
    </style:style>
    <style:style style:name="Таблица30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1" style:family="table">
      <style:table-properties style:width="17.013cm" fo:margin-left="0cm" table:align="left"/>
    </style:style>
    <style:style style:name="Таблица31.A" style:family="table-column">
      <style:table-column-properties style:column-width="2.699cm"/>
    </style:style>
    <style:style style:name="Таблица31.B" style:family="table-column">
      <style:table-column-properties style:column-width="14.314cm"/>
    </style:style>
    <style:style style:name="Таблица3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1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1.A2" style:family="table-cell">
      <style:table-cell-properties fo:padding="0.011cm" fo:border-left="1pt solid #000000" fo:border-right="none" fo:border-top="none" fo:border-bottom="1pt solid #000000"/>
    </style:style>
    <style:style style:name="Таблица31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2" style:family="table">
      <style:table-properties style:width="17.013cm" fo:margin-left="0cm" table:align="left"/>
    </style:style>
    <style:style style:name="Таблица32.A" style:family="table-column">
      <style:table-column-properties style:column-width="2.699cm"/>
    </style:style>
    <style:style style:name="Таблица32.B" style:family="table-column">
      <style:table-column-properties style:column-width="14.314cm"/>
    </style:style>
    <style:style style:name="Таблица32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2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2.A2" style:family="table-cell">
      <style:table-cell-properties fo:padding="0.011cm" fo:border-left="1pt solid #000000" fo:border-right="none" fo:border-top="none" fo:border-bottom="1pt solid #000000"/>
    </style:style>
    <style:style style:name="Таблица32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3" style:family="table">
      <style:table-properties style:width="17.013cm" fo:margin-left="0cm" table:align="left"/>
    </style:style>
    <style:style style:name="Таблица33.A" style:family="table-column">
      <style:table-column-properties style:column-width="2.699cm"/>
    </style:style>
    <style:style style:name="Таблица33.B" style:family="table-column">
      <style:table-column-properties style:column-width="14.314cm"/>
    </style:style>
    <style:style style:name="Таблица33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3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3.A2" style:family="table-cell">
      <style:table-cell-properties fo:padding="0.011cm" fo:border-left="1pt solid #000000" fo:border-right="none" fo:border-top="none" fo:border-bottom="1pt solid #000000"/>
    </style:style>
    <style:style style:name="Таблица33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3.A3" style:family="table-cell">
      <style:table-cell-properties fo:padding="0.011cm" fo:border-left="1pt solid #000000" fo:border-right="none" fo:border-top="none" fo:border-bottom="1pt solid #000000"/>
    </style:style>
    <style:style style:name="Таблица33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34" style:family="table">
      <style:table-properties style:width="17.013cm" fo:margin-left="0cm" table:align="left"/>
    </style:style>
    <style:style style:name="Таблица34.A" style:family="table-column">
      <style:table-column-properties style:column-width="2.699cm"/>
    </style:style>
    <style:style style:name="Таблица34.B" style:family="table-column">
      <style:table-column-properties style:column-width="14.314cm"/>
    </style:style>
    <style:style style:name="Таблица34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4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4.A2" style:family="table-cell">
      <style:table-cell-properties fo:padding="0.011cm" fo:border-left="1pt solid #000000" fo:border-right="none" fo:border-top="none" fo:border-bottom="1pt solid #000000"/>
    </style:style>
    <style:style style:name="Таблица34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4.A3" style:family="table-cell">
      <style:table-cell-properties fo:padding="0.011cm" fo:border-left="1pt solid #000000" fo:border-right="none" fo:border-top="none" fo:border-bottom="1pt solid #000000"/>
    </style:style>
    <style:style style:name="Таблица34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34.A4" style:family="table-cell">
      <style:table-cell-properties fo:padding="0.011cm" fo:border-left="1pt solid #000000" fo:border-right="none" fo:border-top="none" fo:border-bottom="1pt solid #000000"/>
    </style:style>
    <style:style style:name="Таблица34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34.A5" style:family="table-cell">
      <style:table-cell-properties fo:padding="0.011cm" fo:border-left="1pt solid #000000" fo:border-right="none" fo:border-top="none" fo:border-bottom="1pt solid #000000"/>
    </style:style>
    <style:style style:name="Таблица34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34.A6" style:family="table-cell">
      <style:table-cell-properties fo:padding="0.011cm" fo:border-left="1pt solid #000000" fo:border-right="none" fo:border-top="none" fo:border-bottom="1pt solid #000000"/>
    </style:style>
    <style:style style:name="Таблица34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35" style:family="table">
      <style:table-properties style:width="17.013cm" fo:margin-left="0cm" table:align="left"/>
    </style:style>
    <style:style style:name="Таблица35.A" style:family="table-column">
      <style:table-column-properties style:column-width="2.699cm"/>
    </style:style>
    <style:style style:name="Таблица35.B" style:family="table-column">
      <style:table-column-properties style:column-width="14.314cm"/>
    </style:style>
    <style:style style:name="Таблица35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5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5.A2" style:family="table-cell">
      <style:table-cell-properties fo:padding="0.011cm" fo:border-left="1pt solid #000000" fo:border-right="none" fo:border-top="none" fo:border-bottom="1pt solid #000000"/>
    </style:style>
    <style:style style:name="Таблица35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5.A3" style:family="table-cell">
      <style:table-cell-properties fo:padding="0.011cm" fo:border-left="1pt solid #000000" fo:border-right="none" fo:border-top="none" fo:border-bottom="1pt solid #000000"/>
    </style:style>
    <style:style style:name="Таблица35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35.A4" style:family="table-cell">
      <style:table-cell-properties fo:padding="0.011cm" fo:border-left="1pt solid #000000" fo:border-right="none" fo:border-top="none" fo:border-bottom="1pt solid #000000"/>
    </style:style>
    <style:style style:name="Таблица35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35.A5" style:family="table-cell">
      <style:table-cell-properties fo:padding="0.011cm" fo:border-left="1pt solid #000000" fo:border-right="none" fo:border-top="none" fo:border-bottom="1pt solid #000000"/>
    </style:style>
    <style:style style:name="Таблица35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35.A6" style:family="table-cell">
      <style:table-cell-properties fo:padding="0.011cm" fo:border-left="1pt solid #000000" fo:border-right="none" fo:border-top="none" fo:border-bottom="1pt solid #000000"/>
    </style:style>
    <style:style style:name="Таблица35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36" style:family="table">
      <style:table-properties style:width="17.013cm" fo:margin-left="0cm" table:align="left"/>
    </style:style>
    <style:style style:name="Таблица36.A" style:family="table-column">
      <style:table-column-properties style:column-width="2.699cm"/>
    </style:style>
    <style:style style:name="Таблица36.B" style:family="table-column">
      <style:table-column-properties style:column-width="14.314cm"/>
    </style:style>
    <style:style style:name="Таблица36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6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6.A2" style:family="table-cell">
      <style:table-cell-properties fo:padding="0.011cm" fo:border-left="1pt solid #000000" fo:border-right="none" fo:border-top="none" fo:border-bottom="1pt solid #000000"/>
    </style:style>
    <style:style style:name="Таблица36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7" style:family="table">
      <style:table-properties style:width="17.013cm" fo:margin-left="0cm" table:align="left"/>
    </style:style>
    <style:style style:name="Таблица37.A" style:family="table-column">
      <style:table-column-properties style:column-width="2.699cm"/>
    </style:style>
    <style:style style:name="Таблица37.B" style:family="table-column">
      <style:table-column-properties style:column-width="14.314cm"/>
    </style:style>
    <style:style style:name="Таблица37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7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7.A2" style:family="table-cell">
      <style:table-cell-properties fo:padding="0.011cm" fo:border-left="1pt solid #000000" fo:border-right="none" fo:border-top="none" fo:border-bottom="1pt solid #000000"/>
    </style:style>
    <style:style style:name="Таблица37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8" style:family="table">
      <style:table-properties style:width="17.013cm" fo:margin-left="0cm" table:align="left"/>
    </style:style>
    <style:style style:name="Таблица38.A" style:family="table-column">
      <style:table-column-properties style:column-width="2.699cm"/>
    </style:style>
    <style:style style:name="Таблица38.B" style:family="table-column">
      <style:table-column-properties style:column-width="14.314cm"/>
    </style:style>
    <style:style style:name="Таблица38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8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8.A2" style:family="table-cell">
      <style:table-cell-properties fo:padding="0.011cm" fo:border-left="1pt solid #000000" fo:border-right="none" fo:border-top="none" fo:border-bottom="1pt solid #000000"/>
    </style:style>
    <style:style style:name="Таблица38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9" style:family="table">
      <style:table-properties style:width="17.013cm" fo:margin-left="0cm" table:align="left"/>
    </style:style>
    <style:style style:name="Таблица39.A" style:family="table-column">
      <style:table-column-properties style:column-width="2.699cm"/>
    </style:style>
    <style:style style:name="Таблица39.B" style:family="table-column">
      <style:table-column-properties style:column-width="14.314cm"/>
    </style:style>
    <style:style style:name="Таблица39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9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9.A2" style:family="table-cell">
      <style:table-cell-properties fo:padding="0.011cm" fo:border-left="1pt solid #000000" fo:border-right="none" fo:border-top="none" fo:border-bottom="1pt solid #000000"/>
    </style:style>
    <style:style style:name="Таблица39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0" style:family="table">
      <style:table-properties style:width="17.013cm" fo:margin-left="0cm" table:align="left"/>
    </style:style>
    <style:style style:name="Таблица40.A" style:family="table-column">
      <style:table-column-properties style:column-width="2.699cm"/>
    </style:style>
    <style:style style:name="Таблица40.B" style:family="table-column">
      <style:table-column-properties style:column-width="14.314cm"/>
    </style:style>
    <style:style style:name="Таблица40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0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0.A2" style:family="table-cell">
      <style:table-cell-properties fo:padding="0.011cm" fo:border-left="1pt solid #000000" fo:border-right="none" fo:border-top="none" fo:border-bottom="1pt solid #000000"/>
    </style:style>
    <style:style style:name="Таблица40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0.A3" style:family="table-cell">
      <style:table-cell-properties fo:padding="0.011cm" fo:border-left="1pt solid #000000" fo:border-right="none" fo:border-top="none" fo:border-bottom="1pt solid #000000"/>
    </style:style>
    <style:style style:name="Таблица40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0.A4" style:family="table-cell">
      <style:table-cell-properties fo:padding="0.011cm" fo:border-left="1pt solid #000000" fo:border-right="none" fo:border-top="none" fo:border-bottom="1pt solid #000000"/>
    </style:style>
    <style:style style:name="Таблица40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0.A5" style:family="table-cell">
      <style:table-cell-properties fo:padding="0.011cm" fo:border-left="1pt solid #000000" fo:border-right="none" fo:border-top="none" fo:border-bottom="1pt solid #000000"/>
    </style:style>
    <style:style style:name="Таблица40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42" style:family="table">
      <style:table-properties style:width="17.013cm" fo:margin-left="0cm" table:align="left"/>
    </style:style>
    <style:style style:name="Таблица42.A" style:family="table-column">
      <style:table-column-properties style:column-width="2.699cm"/>
    </style:style>
    <style:style style:name="Таблица42.B" style:family="table-column">
      <style:table-column-properties style:column-width="14.314cm"/>
    </style:style>
    <style:style style:name="Таблица42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2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2.A2" style:family="table-cell">
      <style:table-cell-properties fo:padding="0.011cm" fo:border-left="1pt solid #000000" fo:border-right="none" fo:border-top="none" fo:border-bottom="1pt solid #000000"/>
    </style:style>
    <style:style style:name="Таблица42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1" style:family="table">
      <style:table-properties style:width="17.013cm" fo:margin-left="0cm" table:align="left"/>
    </style:style>
    <style:style style:name="Таблица41.A" style:family="table-column">
      <style:table-column-properties style:column-width="2.699cm"/>
    </style:style>
    <style:style style:name="Таблица41.B" style:family="table-column">
      <style:table-column-properties style:column-width="14.314cm"/>
    </style:style>
    <style:style style:name="Таблица4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1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1.A2" style:family="table-cell">
      <style:table-cell-properties fo:padding="0.011cm" fo:border-left="1pt solid #000000" fo:border-right="none" fo:border-top="none" fo:border-bottom="1pt solid #000000"/>
    </style:style>
    <style:style style:name="Таблица41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1.A3" style:family="table-cell">
      <style:table-cell-properties fo:padding="0.011cm" fo:border-left="1pt solid #000000" fo:border-right="none" fo:border-top="none" fo:border-bottom="1pt solid #000000"/>
    </style:style>
    <style:style style:name="Таблица41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1.A4" style:family="table-cell">
      <style:table-cell-properties fo:padding="0.011cm" fo:border-left="1pt solid #000000" fo:border-right="none" fo:border-top="none" fo:border-bottom="1pt solid #000000"/>
    </style:style>
    <style:style style:name="Таблица41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3" style:family="table">
      <style:table-properties style:width="17.013cm" fo:margin-left="0cm" table:align="left"/>
    </style:style>
    <style:style style:name="Таблица43.A" style:family="table-column">
      <style:table-column-properties style:column-width="2.699cm"/>
    </style:style>
    <style:style style:name="Таблица43.B" style:family="table-column">
      <style:table-column-properties style:column-width="14.314cm"/>
    </style:style>
    <style:style style:name="Таблица43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3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3.A2" style:family="table-cell">
      <style:table-cell-properties fo:padding="0.011cm" fo:border-left="1pt solid #000000" fo:border-right="none" fo:border-top="none" fo:border-bottom="1pt solid #000000"/>
    </style:style>
    <style:style style:name="Таблица43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3.A3" style:family="table-cell">
      <style:table-cell-properties fo:padding="0.011cm" fo:border-left="1pt solid #000000" fo:border-right="none" fo:border-top="none" fo:border-bottom="1pt solid #000000"/>
    </style:style>
    <style:style style:name="Таблица43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3.A4" style:family="table-cell">
      <style:table-cell-properties fo:padding="0.011cm" fo:border-left="1pt solid #000000" fo:border-right="none" fo:border-top="none" fo:border-bottom="1pt solid #000000"/>
    </style:style>
    <style:style style:name="Таблица43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4" style:family="table">
      <style:table-properties style:width="17.013cm" fo:margin-left="0cm" table:align="left"/>
    </style:style>
    <style:style style:name="Таблица44.A" style:family="table-column">
      <style:table-column-properties style:column-width="2.699cm"/>
    </style:style>
    <style:style style:name="Таблица44.B" style:family="table-column">
      <style:table-column-properties style:column-width="14.314cm"/>
    </style:style>
    <style:style style:name="Таблица44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4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4.A2" style:family="table-cell">
      <style:table-cell-properties fo:padding="0.011cm" fo:border-left="1pt solid #000000" fo:border-right="none" fo:border-top="none" fo:border-bottom="1pt solid #000000"/>
    </style:style>
    <style:style style:name="Таблица44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4.A3" style:family="table-cell">
      <style:table-cell-properties fo:padding="0.011cm" fo:border-left="1pt solid #000000" fo:border-right="none" fo:border-top="none" fo:border-bottom="1pt solid #000000"/>
    </style:style>
    <style:style style:name="Таблица44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4.A4" style:family="table-cell">
      <style:table-cell-properties fo:padding="0.011cm" fo:border-left="1pt solid #000000" fo:border-right="none" fo:border-top="none" fo:border-bottom="1pt solid #000000"/>
    </style:style>
    <style:style style:name="Таблица44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5" style:family="table">
      <style:table-properties style:width="17.013cm" fo:margin-left="0cm" table:align="left"/>
    </style:style>
    <style:style style:name="Таблица45.A" style:family="table-column">
      <style:table-column-properties style:column-width="2.699cm"/>
    </style:style>
    <style:style style:name="Таблица45.B" style:family="table-column">
      <style:table-column-properties style:column-width="14.314cm"/>
    </style:style>
    <style:style style:name="Таблица45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5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5.A2" style:family="table-cell">
      <style:table-cell-properties fo:padding="0.011cm" fo:border-left="1pt solid #000000" fo:border-right="none" fo:border-top="none" fo:border-bottom="1pt solid #000000"/>
    </style:style>
    <style:style style:name="Таблица45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5.A3" style:family="table-cell">
      <style:table-cell-properties fo:padding="0.011cm" fo:border-left="1pt solid #000000" fo:border-right="none" fo:border-top="none" fo:border-bottom="1pt solid #000000"/>
    </style:style>
    <style:style style:name="Таблица45.B3" style:family="table-cell">
      <style:table-cell-properties fo:padding="0.011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8c261" officeooo:paragraph-rsid="0258c261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b2ae2" officeooo:paragraph-rsid="025b2ae2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c96f3" officeooo:paragraph-rsid="027c96f3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d6c23" officeooo:paragraph-rsid="027d6c23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e238e" officeooo:paragraph-rsid="027e238e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e238e" officeooo:paragraph-rsid="028fc739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e238e" officeooo:paragraph-rsid="028ff6aa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34d69c4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3568b68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357ddc6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359ac9a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36179b8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3607405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2786f84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2a346f0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e30be" officeooo:paragraph-rsid="027e30be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e30be" officeooo:paragraph-rsid="028ff6aa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f812a" officeooo:paragraph-rsid="027f812a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0a658" officeooo:paragraph-rsid="0280a658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1dee3" officeooo:paragraph-rsid="0281dee3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1dee3" officeooo:paragraph-rsid="02903d41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4ad79" officeooo:paragraph-rsid="0284ad79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4ad79" officeooo:paragraph-rsid="028ff6aa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659c2" officeooo:paragraph-rsid="028659c2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659c2" officeooo:paragraph-rsid="02903d41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846be" officeooo:paragraph-rsid="028846be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c345b" officeooo:paragraph-rsid="028c345b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c80ab" officeooo:paragraph-rsid="028c80ab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e7e51" officeooo:paragraph-rsid="028e7e51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911fe3" officeooo:paragraph-rsid="02911fe3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9b0d0e" officeooo:paragraph-rsid="029b0d0e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9e41c9" officeooo:paragraph-rsid="029e41c9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45db6" officeooo:paragraph-rsid="02a45db6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4c32e" officeooo:paragraph-rsid="02a4c32e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37696" officeooo:paragraph-rsid="02a4f7f5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37696" officeooo:paragraph-rsid="02a9e3fd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37696" officeooo:paragraph-rsid="02b103ad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37696" officeooo:paragraph-rsid="02d2a30a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37696" officeooo:paragraph-rsid="02a37696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4f7f5" officeooo:paragraph-rsid="02a4f7f5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4f7f5" officeooo:paragraph-rsid="02a9e3fd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4f7f5" officeooo:paragraph-rsid="02b103ad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4f7f5" officeooo:paragraph-rsid="02d2a30a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58d80" officeooo:paragraph-rsid="02a58d80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58d80" officeooo:paragraph-rsid="02a6d125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58d80" officeooo:paragraph-rsid="02a79c55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5e63a" officeooo:paragraph-rsid="02a5e63a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5e63a" officeooo:paragraph-rsid="02a80c3e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65dc9" officeooo:paragraph-rsid="02a65dc9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66fdd" officeooo:paragraph-rsid="02a66fdd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66fdd" officeooo:paragraph-rsid="02a80c3e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66fdd" officeooo:paragraph-rsid="039426ca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9e3fd" officeooo:paragraph-rsid="02a9e3fd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9e3fd" officeooo:paragraph-rsid="02b103ad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9e3fd" officeooo:paragraph-rsid="02b2cde5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9e3fd" officeooo:paragraph-rsid="02cc5c0a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9e3fd" officeooo:paragraph-rsid="02d2a30a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d6377" officeooo:paragraph-rsid="02ad6377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ddd08" officeooo:paragraph-rsid="02addd08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ddd08" officeooo:paragraph-rsid="02b2cde5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bf79c" officeooo:paragraph-rsid="02bbf79c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bf79c" officeooo:paragraph-rsid="02cceab7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f2595" officeooo:paragraph-rsid="02bf2595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f2595" officeooo:paragraph-rsid="02cdeb0b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f7ca1" officeooo:paragraph-rsid="02bf7ca1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fedb6" officeooo:paragraph-rsid="02bfedb6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fedb6" officeooo:paragraph-rsid="02d21b0d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3ae0a" officeooo:paragraph-rsid="02c3ae0a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3ae0a" officeooo:paragraph-rsid="02d21b0d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3da7a" officeooo:paragraph-rsid="02d21b0d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798a7" officeooo:paragraph-rsid="02c798a7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7e336" officeooo:paragraph-rsid="02c7e336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7e336" officeooo:paragraph-rsid="02d21b0d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96d02" officeooo:paragraph-rsid="02d21b0d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a4a60" officeooo:paragraph-rsid="02ca4a60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bb8ad" officeooo:paragraph-rsid="02cbb8ad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2da13" officeooo:paragraph-rsid="02d2da13" style:font-size-asian="12pt" style:font-weight-asian="normal" style:font-size-complex="12pt" style:font-weight-complex="normal"/>
    </style:style>
    <style:style style:name="P7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2da13" officeooo:paragraph-rsid="02dd4b87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2da13" officeooo:paragraph-rsid="02df1837" style:font-size-asian="12pt" style:font-weight-asian="normal" style:font-size-complex="12pt" style:font-weight-complex="normal"/>
    </style:style>
    <style:style style:name="P8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2da13" officeooo:paragraph-rsid="0319515e" style:font-size-asian="12pt" style:font-weight-asian="normal" style:font-size-complex="12pt" style:font-weight-complex="normal"/>
    </style:style>
    <style:style style:name="P8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444e0" officeooo:paragraph-rsid="02df4237" style:font-size-asian="12pt" style:font-weight-asian="normal" style:font-size-complex="12pt" style:font-weight-complex="normal"/>
    </style:style>
    <style:style style:name="P8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521b6" officeooo:paragraph-rsid="02e1016d" style:font-size-asian="12pt" style:font-weight-asian="normal" style:font-size-complex="12pt" style:font-weight-complex="normal"/>
    </style:style>
    <style:style style:name="P8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6a03d" officeooo:paragraph-rsid="02e1016d" style:font-size-asian="12pt" style:font-weight-asian="normal" style:font-size-complex="12pt" style:font-weight-complex="normal"/>
    </style:style>
    <style:style style:name="P8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2e59e" officeooo:paragraph-rsid="02e2e59e" style:font-size-asian="12pt" style:font-weight-asian="normal" style:font-size-complex="12pt" style:font-weight-complex="normal"/>
    </style:style>
    <style:style style:name="P8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b246" officeooo:paragraph-rsid="02e3b246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b246" officeooo:paragraph-rsid="02f937ed" style:font-size-asian="12pt" style:font-weight-asian="normal" style:font-size-complex="12pt" style:font-weight-complex="normal"/>
    </style:style>
    <style:style style:name="P8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b246" officeooo:paragraph-rsid="02fba269" style:font-size-asian="12pt" style:font-weight-asian="normal" style:font-size-complex="12pt" style:font-weight-complex="normal"/>
    </style:style>
    <style:style style:name="P8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b246" officeooo:paragraph-rsid="02fc09b3" style:font-size-asian="12pt" style:font-weight-asian="normal" style:font-size-complex="12pt" style:font-weight-complex="normal"/>
    </style:style>
    <style:style style:name="P8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c794" officeooo:paragraph-rsid="02e3c794" style:font-size-asian="12pt" style:font-weight-asian="normal" style:font-size-complex="12pt" style:font-weight-complex="normal"/>
    </style:style>
    <style:style style:name="P9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c794" officeooo:paragraph-rsid="02fc300a" style:font-size-asian="12pt" style:font-weight-asian="normal" style:font-size-complex="12pt" style:font-weight-complex="normal"/>
    </style:style>
    <style:style style:name="P9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44270" officeooo:paragraph-rsid="02e44270" style:font-size-asian="12pt" style:font-weight-asian="normal" style:font-size-complex="12pt" style:font-weight-complex="normal"/>
    </style:style>
    <style:style style:name="P9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50a1b" officeooo:paragraph-rsid="02e50a1b" style:font-size-asian="12pt" style:font-weight-asian="normal" style:font-size-complex="12pt" style:font-weight-complex="normal"/>
    </style:style>
    <style:style style:name="P9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670a0" officeooo:paragraph-rsid="02e670a0" style:font-size-asian="12pt" style:font-weight-asian="normal" style:font-size-complex="12pt" style:font-weight-complex="normal"/>
    </style:style>
    <style:style style:name="P9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823a6" officeooo:paragraph-rsid="02e823a6" style:font-size-asian="12pt" style:font-weight-asian="normal" style:font-size-complex="12pt" style:font-weight-complex="normal"/>
    </style:style>
    <style:style style:name="P9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823a6" officeooo:paragraph-rsid="02ff1b68" style:font-size-asian="12pt" style:font-weight-asian="normal" style:font-size-complex="12pt" style:font-weight-complex="normal"/>
    </style:style>
    <style:style style:name="P9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a2049" officeooo:paragraph-rsid="02ea2049" style:font-size-asian="12pt" style:font-weight-asian="normal" style:font-size-complex="12pt" style:font-weight-complex="normal"/>
    </style:style>
    <style:style style:name="P9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a2049" officeooo:paragraph-rsid="02ff1b68" style:font-size-asian="12pt" style:font-weight-asian="normal" style:font-size-complex="12pt" style:font-weight-complex="normal"/>
    </style:style>
    <style:style style:name="P9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b21c5" officeooo:paragraph-rsid="02eb21c5" style:font-size-asian="12pt" style:font-weight-asian="normal" style:font-size-complex="12pt" style:font-weight-complex="normal"/>
    </style:style>
    <style:style style:name="P9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b21c5" officeooo:paragraph-rsid="02ff1b68" style:font-size-asian="12pt" style:font-weight-asian="normal" style:font-size-complex="12pt" style:font-weight-complex="normal"/>
    </style:style>
    <style:style style:name="P10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c4e2b" officeooo:paragraph-rsid="02ec4e2b" style:font-size-asian="12pt" style:font-weight-asian="normal" style:font-size-complex="12pt" style:font-weight-complex="normal"/>
    </style:style>
    <style:style style:name="P10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dfdd3" officeooo:paragraph-rsid="02edfdd3" style:font-size-asian="12pt" style:font-weight-asian="normal" style:font-size-complex="12pt" style:font-weight-complex="normal"/>
    </style:style>
    <style:style style:name="P10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dfdd3" officeooo:paragraph-rsid="02ff1b68" style:font-size-asian="12pt" style:font-weight-asian="normal" style:font-size-complex="12pt" style:font-weight-complex="normal"/>
    </style:style>
    <style:style style:name="P10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f2c0f" officeooo:paragraph-rsid="02ef2c0f" style:font-size-asian="12pt" style:font-weight-asian="normal" style:font-size-complex="12pt" style:font-weight-complex="normal"/>
    </style:style>
    <style:style style:name="P10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f2c0f" officeooo:paragraph-rsid="02ff1b68" style:font-size-asian="12pt" style:font-weight-asian="normal" style:font-size-complex="12pt" style:font-weight-complex="normal"/>
    </style:style>
    <style:style style:name="P10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f2c0f" officeooo:paragraph-rsid="038cacf1" style:font-size-asian="12pt" style:font-weight-asian="normal" style:font-size-complex="12pt" style:font-weight-complex="normal"/>
    </style:style>
    <style:style style:name="P10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0bf1a" officeooo:paragraph-rsid="02f0bf1a" style:font-size-asian="12pt" style:font-weight-asian="normal" style:font-size-complex="12pt" style:font-weight-complex="normal"/>
    </style:style>
    <style:style style:name="P10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0bf1a" officeooo:paragraph-rsid="02f937ed" style:font-size-asian="12pt" style:font-weight-asian="normal" style:font-size-complex="12pt" style:font-weight-complex="normal"/>
    </style:style>
    <style:style style:name="P10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0eb71" officeooo:paragraph-rsid="02f0eb71" style:font-size-asian="12pt" style:font-weight-asian="normal" style:font-size-complex="12pt" style:font-weight-complex="normal"/>
    </style:style>
    <style:style style:name="P10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0eb71" officeooo:paragraph-rsid="02f949b8" style:font-size-asian="12pt" style:font-weight-asian="normal" style:font-size-complex="12pt" style:font-weight-complex="normal"/>
    </style:style>
    <style:style style:name="P11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20729" officeooo:paragraph-rsid="02f20729" style:font-size-asian="12pt" style:font-weight-asian="normal" style:font-size-complex="12pt" style:font-weight-complex="normal"/>
    </style:style>
    <style:style style:name="P11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20729" officeooo:paragraph-rsid="038e4efb" style:font-size-asian="12pt" style:font-weight-asian="normal" style:font-size-complex="12pt" style:font-weight-complex="normal"/>
    </style:style>
    <style:style style:name="P11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56dae" officeooo:paragraph-rsid="02f56dae" style:font-size-asian="12pt" style:font-weight-asian="normal" style:font-size-complex="12pt" style:font-weight-complex="normal"/>
    </style:style>
    <style:style style:name="P11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56dae" officeooo:paragraph-rsid="03010daf" style:font-size-asian="12pt" style:font-weight-asian="normal" style:font-size-complex="12pt" style:font-weight-complex="normal"/>
    </style:style>
    <style:style style:name="P11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10f3b" officeooo:paragraph-rsid="03010f3b" style:font-size-asian="12pt" style:font-weight-asian="normal" style:font-size-complex="12pt" style:font-weight-complex="normal"/>
    </style:style>
    <style:style style:name="P11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10f3b" officeooo:paragraph-rsid="030fc090" style:font-size-asian="12pt" style:font-weight-asian="normal" style:font-size-complex="12pt" style:font-weight-complex="normal"/>
    </style:style>
    <style:style style:name="P11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176d2" officeooo:paragraph-rsid="030176d2" style:font-size-asian="12pt" style:font-weight-asian="normal" style:font-size-complex="12pt" style:font-weight-complex="normal"/>
    </style:style>
    <style:style style:name="P11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176d2" officeooo:paragraph-rsid="030fc090" style:font-size-asian="12pt" style:font-weight-asian="normal" style:font-size-complex="12pt" style:font-weight-complex="normal"/>
    </style:style>
    <style:style style:name="P11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265d1" officeooo:paragraph-rsid="030265d1" style:font-size-asian="12pt" style:font-weight-asian="normal" style:font-size-complex="12pt" style:font-weight-complex="normal"/>
    </style:style>
    <style:style style:name="P11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37035" officeooo:paragraph-rsid="03037035" style:font-size-asian="12pt" style:font-weight-asian="normal" style:font-size-complex="12pt" style:font-weight-complex="normal"/>
    </style:style>
    <style:style style:name="P12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37035" officeooo:paragraph-rsid="0304d2e0" style:font-size-asian="12pt" style:font-weight-asian="normal" style:font-size-complex="12pt" style:font-weight-complex="normal"/>
    </style:style>
    <style:style style:name="P12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37035" officeooo:paragraph-rsid="03062b86" style:font-size-asian="12pt" style:font-weight-asian="normal" style:font-size-complex="12pt" style:font-weight-complex="normal"/>
    </style:style>
    <style:style style:name="P12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4d2e0" officeooo:paragraph-rsid="0304d2e0" style:font-size-asian="12pt" style:font-weight-asian="normal" style:font-size-complex="12pt" style:font-weight-complex="normal"/>
    </style:style>
    <style:style style:name="P12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7e13c" officeooo:paragraph-rsid="0307e13c" style:font-size-asian="12pt" style:font-weight-asian="normal" style:font-size-complex="12pt" style:font-weight-complex="normal"/>
    </style:style>
    <style:style style:name="P12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7e13c" officeooo:paragraph-rsid="0310551b" style:font-size-asian="12pt" style:font-weight-asian="normal" style:font-size-complex="12pt" style:font-weight-complex="normal"/>
    </style:style>
    <style:style style:name="P12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81674" officeooo:paragraph-rsid="03081674" style:font-size-asian="12pt" style:font-weight-asian="normal" style:font-size-complex="12pt" style:font-weight-complex="normal"/>
    </style:style>
    <style:style style:name="P12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932bd" officeooo:paragraph-rsid="030932bd" style:font-size-asian="12pt" style:font-weight-asian="normal" style:font-size-complex="12pt" style:font-weight-complex="normal"/>
    </style:style>
    <style:style style:name="P12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b13b7" officeooo:paragraph-rsid="030b13b7" style:font-size-asian="12pt" style:font-weight-asian="normal" style:font-size-complex="12pt" style:font-weight-complex="normal"/>
    </style:style>
    <style:style style:name="P12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b13b7" officeooo:paragraph-rsid="0311f0fc" style:font-size-asian="12pt" style:font-weight-asian="normal" style:font-size-complex="12pt" style:font-weight-complex="normal"/>
    </style:style>
    <style:style style:name="P12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cd482" officeooo:paragraph-rsid="030cd482" style:font-size-asian="12pt" style:font-weight-asian="normal" style:font-size-complex="12pt" style:font-weight-complex="normal"/>
    </style:style>
    <style:style style:name="P13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f280a9" officeooo:paragraph-rsid="033aa2d6" style:font-size-asian="12pt" style:font-weight-asian="normal" style:font-size-complex="12pt" style:font-weight-complex="normal"/>
    </style:style>
    <style:style style:name="P13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3e2925" officeooo:paragraph-rsid="033e2925" style:font-size-asian="12pt" style:font-weight-asian="normal" style:font-size-complex="12pt" style:font-weight-complex="normal"/>
    </style:style>
    <style:style style:name="P13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3e2925" officeooo:paragraph-rsid="038ae932" style:font-size-asian="12pt" style:font-weight-asian="normal" style:font-size-complex="12pt" style:font-weight-complex="normal"/>
    </style:style>
    <style:style style:name="P13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4d69c4" style:font-size-asian="12pt" style:font-weight-asian="normal" style:font-size-complex="12pt" style:font-weight-complex="normal"/>
    </style:style>
    <style:style style:name="P13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4d17b" style:font-size-asian="12pt" style:font-weight-asian="normal" style:font-size-complex="12pt" style:font-weight-complex="normal"/>
    </style:style>
    <style:style style:name="P13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68b68" style:font-size-asian="12pt" style:font-weight-asian="normal" style:font-size-complex="12pt" style:font-weight-complex="normal"/>
    </style:style>
    <style:style style:name="P13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7ddc6" style:font-size-asian="12pt" style:font-weight-asian="normal" style:font-size-complex="12pt" style:font-weight-complex="normal"/>
    </style:style>
    <style:style style:name="P13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9ac9a" style:font-size-asian="12pt" style:font-weight-asian="normal" style:font-size-complex="12pt" style:font-weight-complex="normal"/>
    </style:style>
    <style:style style:name="P13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df003" style:font-size-asian="12pt" style:font-weight-asian="normal" style:font-size-complex="12pt" style:font-weight-complex="normal"/>
    </style:style>
    <style:style style:name="P13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f6aea" style:font-size-asian="12pt" style:font-weight-asian="normal" style:font-size-complex="12pt" style:font-weight-complex="normal"/>
    </style:style>
    <style:style style:name="P14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66b083" style:font-size-asian="12pt" style:font-weight-asian="normal" style:font-size-complex="12pt" style:font-weight-complex="normal"/>
    </style:style>
    <style:style style:name="P14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6fd11d" style:font-size-asian="12pt" style:font-weight-asian="normal" style:font-size-complex="12pt" style:font-weight-complex="normal"/>
    </style:style>
    <style:style style:name="P14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728949" style:font-size-asian="12pt" style:font-weight-asian="normal" style:font-size-complex="12pt" style:font-weight-complex="normal"/>
    </style:style>
    <style:style style:name="P14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9f1c28" style:font-size-asian="12pt" style:font-weight-asian="normal" style:font-size-complex="12pt" style:font-weight-complex="normal"/>
    </style:style>
    <style:style style:name="P14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a19008" style:font-size-asian="12pt" style:font-weight-asian="normal" style:font-size-complex="12pt" style:font-weight-complex="normal"/>
    </style:style>
    <style:style style:name="P14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aecd04" style:font-size-asian="12pt" style:font-weight-asian="normal" style:font-size-complex="12pt" style:font-weight-complex="normal"/>
    </style:style>
    <style:style style:name="P14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b169e6" style:font-size-asian="12pt" style:font-weight-asian="normal" style:font-size-complex="12pt" style:font-weight-complex="normal"/>
    </style:style>
    <style:style style:name="P14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b36209" style:font-size-asian="12pt" style:font-weight-asian="normal" style:font-size-complex="12pt" style:font-weight-complex="normal"/>
    </style:style>
    <style:style style:name="P14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568b68" officeooo:paragraph-rsid="03568b68" style:font-size-asian="12pt" style:font-weight-asian="normal" style:font-size-complex="12pt" style:font-weight-complex="normal"/>
    </style:style>
    <style:style style:name="P14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568b68" officeooo:paragraph-rsid="0357ddc6" style:font-size-asian="12pt" style:font-weight-asian="normal" style:font-size-complex="12pt" style:font-weight-complex="normal"/>
    </style:style>
    <style:style style:name="P15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568b68" officeooo:paragraph-rsid="0359ac9a" style:font-size-asian="12pt" style:font-weight-asian="normal" style:font-size-complex="12pt" style:font-weight-complex="normal"/>
    </style:style>
    <style:style style:name="P15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568b68" officeooo:paragraph-rsid="035df003" style:font-size-asian="12pt" style:font-weight-asian="normal" style:font-size-complex="12pt" style:font-weight-complex="normal"/>
    </style:style>
    <style:style style:name="P15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59ac9a" officeooo:paragraph-rsid="0359ac9a" style:font-size-asian="12pt" style:font-weight-asian="normal" style:font-size-complex="12pt" style:font-weight-complex="normal"/>
    </style:style>
    <style:style style:name="P15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5f6aea" officeooo:paragraph-rsid="035f6aea" style:font-size-asian="12pt" style:font-weight-asian="normal" style:font-size-complex="12pt" style:font-weight-complex="normal"/>
    </style:style>
    <style:style style:name="P15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23aa2" officeooo:paragraph-rsid="0354d17b" style:font-size-asian="12pt" style:font-weight-asian="normal" style:font-size-complex="12pt" style:font-weight-complex="normal"/>
    </style:style>
    <style:style style:name="P15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66b083" officeooo:paragraph-rsid="0366b083" style:font-size-asian="12pt" style:font-weight-asian="normal" style:font-size-complex="12pt" style:font-weight-complex="normal"/>
    </style:style>
    <style:style style:name="P15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696096" officeooo:paragraph-rsid="03696096" style:font-size-asian="12pt" style:font-weight-asian="normal" style:font-size-complex="12pt" style:font-weight-complex="normal"/>
    </style:style>
    <style:style style:name="P15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6aa682" officeooo:paragraph-rsid="036aa682" style:font-size-asian="12pt" style:font-weight-asian="normal" style:font-size-complex="12pt" style:font-weight-complex="normal"/>
    </style:style>
    <style:style style:name="P15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70507a" officeooo:paragraph-rsid="0370507a" style:font-size-asian="12pt" style:font-weight-asian="normal" style:font-size-complex="12pt" style:font-weight-complex="normal"/>
    </style:style>
    <style:style style:name="P15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70507a" officeooo:paragraph-rsid="0371723c" style:font-size-asian="12pt" style:font-weight-asian="normal" style:font-size-complex="12pt" style:font-weight-complex="normal"/>
    </style:style>
    <style:style style:name="P16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728949" officeooo:paragraph-rsid="03728949" style:font-size-asian="12pt" style:font-weight-asian="normal" style:font-size-complex="12pt" style:font-weight-complex="normal"/>
    </style:style>
    <style:style style:name="P16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865df" officeooo:paragraph-rsid="025865df" style:font-size-asian="12pt" style:font-weight-asian="normal" style:font-size-complex="12pt" style:font-weight-complex="normal"/>
    </style:style>
    <style:style style:name="P16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4131c" officeooo:paragraph-rsid="0274131c" style:font-size-asian="12pt" style:font-weight-asian="normal" style:font-size-complex="12pt" style:font-weight-complex="normal"/>
    </style:style>
    <style:style style:name="P16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2f3d5ed" style:font-size-asian="12pt" style:font-weight-asian="normal" style:font-size-complex="12pt" style:font-weight-complex="normal"/>
    </style:style>
    <style:style style:name="P16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310c0d" style:font-size-asian="12pt" style:font-weight-asian="normal" style:font-size-complex="12pt" style:font-weight-complex="normal"/>
    </style:style>
    <style:style style:name="P16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45c248" style:font-size-asian="12pt" style:font-weight-asian="normal" style:font-size-complex="12pt" style:font-weight-complex="normal"/>
    </style:style>
    <style:style style:name="P16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478a83" style:font-size-asian="12pt" style:font-weight-asian="normal" style:font-size-complex="12pt" style:font-weight-complex="normal"/>
    </style:style>
    <style:style style:name="P16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4b3ce6" style:font-size-asian="12pt" style:font-weight-asian="normal" style:font-size-complex="12pt" style:font-weight-complex="normal"/>
    </style:style>
    <style:style style:name="P16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607405" style:font-size-asian="12pt" style:font-weight-asian="normal" style:font-size-complex="12pt" style:font-weight-complex="normal"/>
    </style:style>
    <style:style style:name="P16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6179b8" style:font-size-asian="12pt" style:font-weight-asian="normal" style:font-size-complex="12pt" style:font-weight-complex="normal"/>
    </style:style>
    <style:style style:name="P17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7e19ca" style:font-size-asian="12pt" style:font-weight-asian="normal" style:font-size-complex="12pt" style:font-weight-complex="normal"/>
    </style:style>
    <style:style style:name="P17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917495" style:font-size-asian="12pt" style:font-weight-asian="normal" style:font-size-complex="12pt" style:font-weight-complex="normal"/>
    </style:style>
    <style:style style:name="P17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92a414" style:font-size-asian="12pt" style:font-weight-asian="normal" style:font-size-complex="12pt" style:font-weight-complex="normal"/>
    </style:style>
    <style:style style:name="P17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92b3e5" style:font-size-asian="12pt" style:font-weight-asian="normal" style:font-size-complex="12pt" style:font-weight-complex="normal"/>
    </style:style>
    <style:style style:name="P17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a44891" style:font-size-asian="12pt" style:font-weight-asian="normal" style:font-size-complex="12pt" style:font-weight-complex="normal"/>
    </style:style>
    <style:style style:name="P17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9443c" officeooo:paragraph-rsid="034b3ce6" style:font-size-asian="12pt" style:font-weight-asian="normal" style:font-size-complex="12pt" style:font-weight-complex="normal"/>
    </style:style>
    <style:style style:name="P17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6fd11d" officeooo:paragraph-rsid="036fd11d" style:font-size-asian="12pt" style:font-weight-asian="normal" style:font-size-complex="12pt" style:font-weight-complex="normal"/>
    </style:style>
    <style:style style:name="P17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71723c" officeooo:paragraph-rsid="0371723c" style:font-size-asian="12pt" style:font-weight-asian="normal" style:font-size-complex="12pt" style:font-weight-complex="normal"/>
    </style:style>
    <style:style style:name="P17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8ae932" officeooo:paragraph-rsid="038ae932" style:font-size-asian="12pt" style:font-weight-asian="normal" style:font-size-complex="12pt" style:font-weight-complex="normal"/>
    </style:style>
    <style:style style:name="P17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8cacf1" officeooo:paragraph-rsid="038cacf1" style:font-size-asian="12pt" style:font-weight-asian="normal" style:font-size-complex="12pt" style:font-weight-complex="normal"/>
    </style:style>
    <style:style style:name="P18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9426ca" officeooo:paragraph-rsid="039426ca" style:font-size-asian="12pt" style:font-weight-asian="normal" style:font-size-complex="12pt" style:font-weight-complex="normal"/>
    </style:style>
    <style:style style:name="P18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9f1c28" officeooo:paragraph-rsid="039f1c28" style:font-size-asian="12pt" style:font-weight-asian="normal" style:font-size-complex="12pt" style:font-weight-complex="normal"/>
    </style:style>
    <style:style style:name="P18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9f1c28" officeooo:paragraph-rsid="03a19008" style:font-size-asian="12pt" style:font-weight-asian="normal" style:font-size-complex="12pt" style:font-weight-complex="normal"/>
    </style:style>
    <style:style style:name="P18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a01f70" officeooo:paragraph-rsid="03a01f70" style:font-size-asian="12pt" style:font-weight-asian="normal" style:font-size-complex="12pt" style:font-weight-complex="normal"/>
    </style:style>
    <style:style style:name="P18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a1848b" officeooo:paragraph-rsid="03a1848b" style:font-size-asian="12pt" style:font-weight-asian="normal" style:font-size-complex="12pt" style:font-weight-complex="normal"/>
    </style:style>
    <style:style style:name="P18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a1848b" officeooo:paragraph-rsid="03a19008" style:font-size-asian="12pt" style:font-weight-asian="normal" style:font-size-complex="12pt" style:font-weight-complex="normal"/>
    </style:style>
    <style:style style:name="P18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a1848b" officeooo:paragraph-rsid="03aecd04" style:font-size-asian="12pt" style:font-weight-asian="normal" style:font-size-complex="12pt" style:font-weight-complex="normal"/>
    </style:style>
    <style:style style:name="P18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a1848b" officeooo:paragraph-rsid="03b169e6" style:font-size-asian="12pt" style:font-weight-asian="normal" style:font-size-complex="12pt" style:font-weight-complex="normal"/>
    </style:style>
    <style:style style:name="P18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aecd04" officeooo:paragraph-rsid="03aecd04" style:font-size-asian="12pt" style:font-weight-asian="normal" style:font-size-complex="12pt" style:font-weight-complex="normal"/>
    </style:style>
    <style:style style:name="P18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b169e6" officeooo:paragraph-rsid="03b169e6" style:font-size-asian="12pt" style:font-weight-asian="normal" style:font-size-complex="12pt" style:font-weight-complex="normal"/>
    </style:style>
    <style:style style:name="P19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b36209" officeooo:paragraph-rsid="03b36209" style:font-size-asian="12pt" style:font-weight-asian="normal" style:font-size-complex="12pt" style:font-weight-complex="normal"/>
    </style:style>
    <style:style style:name="P19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b464d5" officeooo:paragraph-rsid="03b464d5" style:font-size-asian="12pt" style:font-weight-asian="normal" style:font-size-complex="12pt" style:font-weight-complex="normal"/>
    </style:style>
    <style:style style:name="P192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/>
      <style:text-properties fo:font-size="12pt" fo:language="en" fo:country="US" fo:font-weight="bold" officeooo:rsid="0126bca1" officeooo:paragraph-rsid="02389b5d" style:font-size-asian="12pt" style:font-weight-asian="bold" style:font-size-complex="12pt" style:font-weight-complex="bold"/>
    </style:style>
    <style:style style:name="P19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5865df" officeooo:paragraph-rsid="025865df" style:font-size-asian="12pt" style:font-weight-asian="bold" style:font-size-complex="12pt" style:font-weight-complex="bold"/>
    </style:style>
    <style:style style:name="P19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5b2ae2" officeooo:paragraph-rsid="025b2ae2" style:font-size-asian="12pt" style:font-weight-asian="bold" style:font-size-complex="12pt" style:font-weight-complex="bold"/>
    </style:style>
    <style:style style:name="P19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1.138cm"/>
          <style:tab-stop style:position="6.085cm"/>
        </style:tab-stops>
      </style:paragraph-properties>
      <style:text-properties fo:font-size="12pt" fo:language="en" fo:country="US" fo:font-weight="bold" officeooo:rsid="025fd54e" officeooo:paragraph-rsid="025fd54e" style:font-size-asian="12pt" style:font-weight-asian="bold" style:font-size-complex="12pt" style:font-weight-complex="bold"/>
    </style:style>
    <style:style style:name="P19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18ace" officeooo:paragraph-rsid="02718ace" style:font-size-asian="12pt" style:font-weight-asian="bold" style:font-size-complex="12pt" style:font-weight-complex="bold"/>
    </style:style>
    <style:style style:name="P19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723aa2" style:font-size-asian="12pt" style:font-weight-asian="bold" style:font-size-complex="12pt" style:font-weight-complex="bold"/>
    </style:style>
    <style:style style:name="P19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7c96f3" style:font-size-asian="12pt" style:font-weight-asian="bold" style:font-size-complex="12pt" style:font-weight-complex="bold"/>
    </style:style>
    <style:style style:name="P19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a346f0" style:font-size-asian="12pt" style:font-weight-asian="bold" style:font-size-complex="12pt" style:font-weight-complex="bold"/>
    </style:style>
    <style:style style:name="P20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4131c" officeooo:paragraph-rsid="0274131c" style:font-size-asian="12pt" style:font-weight-asian="bold" style:font-size-complex="12pt" style:font-weight-complex="bold"/>
    </style:style>
    <style:style style:name="P20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4131c" officeooo:paragraph-rsid="027c96f3" style:font-size-asian="12pt" style:font-weight-asian="bold" style:font-size-complex="12pt" style:font-weight-complex="bold"/>
    </style:style>
    <style:style style:name="P20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4131c" officeooo:paragraph-rsid="02a346f0" style:font-size-asian="12pt" style:font-weight-asian="bold" style:font-size-complex="12pt" style:font-weight-complex="bold"/>
    </style:style>
    <style:style style:name="P20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75236d" style:font-size-asian="12pt" style:font-weight-asian="bold" style:font-size-complex="12pt" style:font-weight-complex="bold"/>
    </style:style>
    <style:style style:name="P20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786f84" style:font-size-asian="12pt" style:font-weight-asian="bold" style:font-size-complex="12pt" style:font-weight-complex="bold"/>
    </style:style>
    <style:style style:name="P20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7c96f3" style:font-size-asian="12pt" style:font-weight-asian="bold" style:font-size-complex="12pt" style:font-weight-complex="bold"/>
    </style:style>
    <style:style style:name="P20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a346f0" style:font-size-asian="12pt" style:font-weight-asian="bold" style:font-size-complex="12pt" style:font-weight-complex="bold"/>
    </style:style>
    <style:style style:name="P20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a9e3fd" style:font-size-asian="12pt" style:font-weight-asian="bold" style:font-size-complex="12pt" style:font-weight-complex="bold"/>
    </style:style>
    <style:style style:name="P20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b103ad" style:font-size-asian="12pt" style:font-weight-asian="bold" style:font-size-complex="12pt" style:font-weight-complex="bold"/>
    </style:style>
    <style:style style:name="P20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d2a30a" style:font-size-asian="12pt" style:font-weight-asian="bold" style:font-size-complex="12pt" style:font-weight-complex="bold"/>
    </style:style>
    <style:style style:name="P21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e2c631" style:font-size-asian="12pt" style:font-weight-asian="bold" style:font-size-complex="12pt" style:font-weight-complex="bold"/>
    </style:style>
    <style:style style:name="P21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f3d5ed" style:font-size-asian="12pt" style:font-weight-asian="bold" style:font-size-complex="12pt" style:font-weight-complex="bold"/>
    </style:style>
    <style:style style:name="P21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f8907c" style:font-size-asian="12pt" style:font-weight-asian="bold" style:font-size-complex="12pt" style:font-weight-complex="bold"/>
    </style:style>
    <style:style style:name="P21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310c0d" style:font-size-asian="12pt" style:font-weight-asian="bold" style:font-size-complex="12pt" style:font-weight-complex="bold"/>
    </style:style>
    <style:style style:name="P21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45c248" style:font-size-asian="12pt" style:font-weight-asian="bold" style:font-size-complex="12pt" style:font-weight-complex="bold"/>
    </style:style>
    <style:style style:name="P21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478a83" style:font-size-asian="12pt" style:font-weight-asian="bold" style:font-size-complex="12pt" style:font-weight-complex="bold"/>
    </style:style>
    <style:style style:name="P21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4b3ce6" style:font-size-asian="12pt" style:font-weight-asian="bold" style:font-size-complex="12pt" style:font-weight-complex="bold"/>
    </style:style>
    <style:style style:name="P21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4d69c4" style:font-size-asian="12pt" style:font-weight-asian="bold" style:font-size-complex="12pt" style:font-weight-complex="bold"/>
    </style:style>
    <style:style style:name="P21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607405" style:font-size-asian="12pt" style:font-weight-asian="bold" style:font-size-complex="12pt" style:font-weight-complex="bold"/>
    </style:style>
    <style:style style:name="P21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6179b8" style:font-size-asian="12pt" style:font-weight-asian="bold" style:font-size-complex="12pt" style:font-weight-complex="bold"/>
    </style:style>
    <style:style style:name="P22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66b083" style:font-size-asian="12pt" style:font-weight-asian="bold" style:font-size-complex="12pt" style:font-weight-complex="bold"/>
    </style:style>
    <style:style style:name="P22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6fd11d" style:font-size-asian="12pt" style:font-weight-asian="bold" style:font-size-complex="12pt" style:font-weight-complex="bold"/>
    </style:style>
    <style:style style:name="P22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71723c" style:font-size-asian="12pt" style:font-weight-asian="bold" style:font-size-complex="12pt" style:font-weight-complex="bold"/>
    </style:style>
    <style:style style:name="P22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917495" style:font-size-asian="12pt" style:font-weight-asian="bold" style:font-size-complex="12pt" style:font-weight-complex="bold"/>
    </style:style>
    <style:style style:name="P22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92a414" style:font-size-asian="12pt" style:font-weight-asian="bold" style:font-size-complex="12pt" style:font-weight-complex="bold"/>
    </style:style>
    <style:style style:name="P22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92b3e5" style:font-size-asian="12pt" style:font-weight-asian="bold" style:font-size-complex="12pt" style:font-weight-complex="bold"/>
    </style:style>
    <style:style style:name="P22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9f1c28" style:font-size-asian="12pt" style:font-weight-asian="bold" style:font-size-complex="12pt" style:font-weight-complex="bold"/>
    </style:style>
    <style:style style:name="P22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a19008" style:font-size-asian="12pt" style:font-weight-asian="bold" style:font-size-complex="12pt" style:font-weight-complex="bold"/>
    </style:style>
    <style:style style:name="P22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a44891" style:font-size-asian="12pt" style:font-weight-asian="bold" style:font-size-complex="12pt" style:font-weight-complex="bold"/>
    </style:style>
    <style:style style:name="P22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aecd04" style:font-size-asian="12pt" style:font-weight-asian="bold" style:font-size-complex="12pt" style:font-weight-complex="bold"/>
    </style:style>
    <style:style style:name="P23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b169e6" style:font-size-asian="12pt" style:font-weight-asian="bold" style:font-size-complex="12pt" style:font-weight-complex="bold"/>
    </style:style>
    <style:style style:name="P23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b36209" style:font-size-asian="12pt" style:font-weight-asian="bold" style:font-size-complex="12pt" style:font-weight-complex="bold"/>
    </style:style>
    <style:style style:name="P23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798f50" style:font-size-asian="12pt" style:font-weight-asian="bold" style:font-size-complex="12pt" style:font-weight-complex="bold"/>
    </style:style>
    <style:style style:name="P23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7c96f3" style:font-size-asian="12pt" style:font-weight-asian="bold" style:font-size-complex="12pt" style:font-weight-complex="bold"/>
    </style:style>
    <style:style style:name="P23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a346f0" style:font-size-asian="12pt" style:font-weight-asian="bold" style:font-size-complex="12pt" style:font-weight-complex="bold"/>
    </style:style>
    <style:style style:name="P23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a4f7f5" style:font-size-asian="12pt" style:font-weight-asian="bold" style:font-size-complex="12pt" style:font-weight-complex="bold"/>
    </style:style>
    <style:style style:name="P23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a9e3fd" style:font-size-asian="12pt" style:font-weight-asian="bold" style:font-size-complex="12pt" style:font-weight-complex="bold"/>
    </style:style>
    <style:style style:name="P23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b103ad" style:font-size-asian="12pt" style:font-weight-asian="bold" style:font-size-complex="12pt" style:font-weight-complex="bold"/>
    </style:style>
    <style:style style:name="P23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d2a30a" style:font-size-asian="12pt" style:font-weight-asian="bold" style:font-size-complex="12pt" style:font-weight-complex="bold"/>
    </style:style>
    <style:style style:name="P23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e2c631" style:font-size-asian="12pt" style:font-weight-asian="bold" style:font-size-complex="12pt" style:font-weight-complex="bold"/>
    </style:style>
    <style:style style:name="P24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f3d5ed" style:font-size-asian="12pt" style:font-weight-asian="bold" style:font-size-complex="12pt" style:font-weight-complex="bold"/>
    </style:style>
    <style:style style:name="P24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f8907c" style:font-size-asian="12pt" style:font-weight-asian="bold" style:font-size-complex="12pt" style:font-weight-complex="bold"/>
    </style:style>
    <style:style style:name="P24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310c0d" style:font-size-asian="12pt" style:font-weight-asian="bold" style:font-size-complex="12pt" style:font-weight-complex="bold"/>
    </style:style>
    <style:style style:name="P24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45c248" style:font-size-asian="12pt" style:font-weight-asian="bold" style:font-size-complex="12pt" style:font-weight-complex="bold"/>
    </style:style>
    <style:style style:name="P24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478a83" style:font-size-asian="12pt" style:font-weight-asian="bold" style:font-size-complex="12pt" style:font-weight-complex="bold"/>
    </style:style>
    <style:style style:name="P24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4b3ce6" style:font-size-asian="12pt" style:font-weight-asian="bold" style:font-size-complex="12pt" style:font-weight-complex="bold"/>
    </style:style>
    <style:style style:name="P24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4d69c4" style:font-size-asian="12pt" style:font-weight-asian="bold" style:font-size-complex="12pt" style:font-weight-complex="bold"/>
    </style:style>
    <style:style style:name="P24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54d17b" style:font-size-asian="12pt" style:font-weight-asian="bold" style:font-size-complex="12pt" style:font-weight-complex="bold"/>
    </style:style>
    <style:style style:name="P24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568b68" style:font-size-asian="12pt" style:font-weight-asian="bold" style:font-size-complex="12pt" style:font-weight-complex="bold"/>
    </style:style>
    <style:style style:name="P24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57ddc6" style:font-size-asian="12pt" style:font-weight-asian="bold" style:font-size-complex="12pt" style:font-weight-complex="bold"/>
    </style:style>
    <style:style style:name="P25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59ac9a" style:font-size-asian="12pt" style:font-weight-asian="bold" style:font-size-complex="12pt" style:font-weight-complex="bold"/>
    </style:style>
    <style:style style:name="P25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5df003" style:font-size-asian="12pt" style:font-weight-asian="bold" style:font-size-complex="12pt" style:font-weight-complex="bold"/>
    </style:style>
    <style:style style:name="P25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607405" style:font-size-asian="12pt" style:font-weight-asian="bold" style:font-size-complex="12pt" style:font-weight-complex="bold"/>
    </style:style>
    <style:style style:name="P25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6179b8" style:font-size-asian="12pt" style:font-weight-asian="bold" style:font-size-complex="12pt" style:font-weight-complex="bold"/>
    </style:style>
    <style:style style:name="P25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66b083" style:font-size-asian="12pt" style:font-weight-asian="bold" style:font-size-complex="12pt" style:font-weight-complex="bold"/>
    </style:style>
    <style:style style:name="P25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6fd11d" style:font-size-asian="12pt" style:font-weight-asian="bold" style:font-size-complex="12pt" style:font-weight-complex="bold"/>
    </style:style>
    <style:style style:name="P25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71723c" style:font-size-asian="12pt" style:font-weight-asian="bold" style:font-size-complex="12pt" style:font-weight-complex="bold"/>
    </style:style>
    <style:style style:name="P25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7e19ca" style:font-size-asian="12pt" style:font-weight-asian="bold" style:font-size-complex="12pt" style:font-weight-complex="bold"/>
    </style:style>
    <style:style style:name="P25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917495" style:font-size-asian="12pt" style:font-weight-asian="bold" style:font-size-complex="12pt" style:font-weight-complex="bold"/>
    </style:style>
    <style:style style:name="P25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92a414" style:font-size-asian="12pt" style:font-weight-asian="bold" style:font-size-complex="12pt" style:font-weight-complex="bold"/>
    </style:style>
    <style:style style:name="P26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92b3e5" style:font-size-asian="12pt" style:font-weight-asian="bold" style:font-size-complex="12pt" style:font-weight-complex="bold"/>
    </style:style>
    <style:style style:name="P26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9f1c28" style:font-size-asian="12pt" style:font-weight-asian="bold" style:font-size-complex="12pt" style:font-weight-complex="bold"/>
    </style:style>
    <style:style style:name="P26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a19008" style:font-size-asian="12pt" style:font-weight-asian="bold" style:font-size-complex="12pt" style:font-weight-complex="bold"/>
    </style:style>
    <style:style style:name="P26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a44891" style:font-size-asian="12pt" style:font-weight-asian="bold" style:font-size-complex="12pt" style:font-weight-complex="bold"/>
    </style:style>
    <style:style style:name="P26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aecd04" style:font-size-asian="12pt" style:font-weight-asian="bold" style:font-size-complex="12pt" style:font-weight-complex="bold"/>
    </style:style>
    <style:style style:name="P26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b169e6" style:font-size-asian="12pt" style:font-weight-asian="bold" style:font-size-complex="12pt" style:font-weight-complex="bold"/>
    </style:style>
    <style:style style:name="P26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b36209" style:font-size-asian="12pt" style:font-weight-asian="bold" style:font-size-complex="12pt" style:font-weight-complex="bold"/>
    </style:style>
    <style:style style:name="P26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e238e" officeooo:paragraph-rsid="027e238e" style:font-size-asian="12pt" style:font-weight-asian="bold" style:font-size-complex="12pt" style:font-weight-complex="bold"/>
    </style:style>
    <style:style style:name="P26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e238e" officeooo:paragraph-rsid="028fc739" style:font-size-asian="12pt" style:font-weight-asian="bold" style:font-size-complex="12pt" style:font-weight-complex="bold"/>
    </style:style>
    <style:style style:name="P26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a58d80" officeooo:paragraph-rsid="02cbd5ef" style:font-size-asian="12pt" style:font-weight-asian="bold" style:font-size-complex="12pt" style:font-weight-complex="bold"/>
    </style:style>
    <style:style style:name="P27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a9e3fd" officeooo:paragraph-rsid="02b103ad" style:font-size-asian="12pt" style:font-weight-asian="bold" style:font-size-complex="12pt" style:font-weight-complex="bold"/>
    </style:style>
    <style:style style:name="P27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a9e3fd" officeooo:paragraph-rsid="02cbd5ef" style:font-size-asian="12pt" style:font-weight-asian="bold" style:font-size-complex="12pt" style:font-weight-complex="bold"/>
    </style:style>
    <style:style style:name="P27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2f3d5ed" style:font-size-asian="12pt" style:font-weight-asian="bold" style:font-size-complex="12pt" style:font-weight-complex="bold"/>
    </style:style>
    <style:style style:name="P27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310c0d" style:font-size-asian="12pt" style:font-weight-asian="bold" style:font-size-complex="12pt" style:font-weight-complex="bold"/>
    </style:style>
    <style:style style:name="P27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45c248" style:font-size-asian="12pt" style:font-weight-asian="bold" style:font-size-complex="12pt" style:font-weight-complex="bold"/>
    </style:style>
    <style:style style:name="P27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478a83" style:font-size-asian="12pt" style:font-weight-asian="bold" style:font-size-complex="12pt" style:font-weight-complex="bold"/>
    </style:style>
    <style:style style:name="P27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7e19ca" style:font-size-asian="12pt" style:font-weight-asian="bold" style:font-size-complex="12pt" style:font-weight-complex="bold"/>
    </style:style>
    <style:style style:name="P27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917495" style:font-size-asian="12pt" style:font-weight-asian="bold" style:font-size-complex="12pt" style:font-weight-complex="bold"/>
    </style:style>
    <style:style style:name="P27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92a414" style:font-size-asian="12pt" style:font-weight-asian="bold" style:font-size-complex="12pt" style:font-weight-complex="bold"/>
    </style:style>
    <style:style style:name="P27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92b3e5" style:font-size-asian="12pt" style:font-weight-asian="bold" style:font-size-complex="12pt" style:font-weight-complex="bold"/>
    </style:style>
    <style:style style:name="P28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a44891" style:font-size-asian="12pt" style:font-weight-asian="bold" style:font-size-complex="12pt" style:font-weight-complex="bold"/>
    </style:style>
    <style:style style:name="P28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010f3b" officeooo:paragraph-rsid="03010f3b" style:font-size-asian="12pt" style:font-weight-asian="bold" style:font-size-complex="12pt" style:font-weight-complex="bold"/>
    </style:style>
    <style:style style:name="P28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4d69c4" style:font-size-asian="12pt" style:font-weight-asian="bold" style:font-size-complex="12pt" style:font-weight-complex="bold"/>
    </style:style>
    <style:style style:name="P28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54d17b" style:font-size-asian="12pt" style:font-weight-asian="bold" style:font-size-complex="12pt" style:font-weight-complex="bold"/>
    </style:style>
    <style:style style:name="P28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568b68" style:font-size-asian="12pt" style:font-weight-asian="bold" style:font-size-complex="12pt" style:font-weight-complex="bold"/>
    </style:style>
    <style:style style:name="P28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57ddc6" style:font-size-asian="12pt" style:font-weight-asian="bold" style:font-size-complex="12pt" style:font-weight-complex="bold"/>
    </style:style>
    <style:style style:name="P28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59ac9a" style:font-size-asian="12pt" style:font-weight-asian="bold" style:font-size-complex="12pt" style:font-weight-complex="bold"/>
    </style:style>
    <style:style style:name="P28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5df003" style:font-size-asian="12pt" style:font-weight-asian="bold" style:font-size-complex="12pt" style:font-weight-complex="bold"/>
    </style:style>
    <style:style style:name="P28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607405" style:font-size-asian="12pt" style:font-weight-asian="bold" style:font-size-complex="12pt" style:font-weight-complex="bold"/>
    </style:style>
    <style:style style:name="P28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6179b8" style:font-size-asian="12pt" style:font-weight-asian="bold" style:font-size-complex="12pt" style:font-weight-complex="bold"/>
    </style:style>
    <style:style style:name="P29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66b083" style:font-size-asian="12pt" style:font-weight-asian="bold" style:font-size-complex="12pt" style:font-weight-complex="bold"/>
    </style:style>
    <style:style style:name="P29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6fd11d" style:font-size-asian="12pt" style:font-weight-asian="bold" style:font-size-complex="12pt" style:font-weight-complex="bold"/>
    </style:style>
    <style:style style:name="P29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71723c" style:font-size-asian="12pt" style:font-weight-asian="bold" style:font-size-complex="12pt" style:font-weight-complex="bold"/>
    </style:style>
    <style:style style:name="P29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9f1c28" style:font-size-asian="12pt" style:font-weight-asian="bold" style:font-size-complex="12pt" style:font-weight-complex="bold"/>
    </style:style>
    <style:style style:name="P29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a19008" style:font-size-asian="12pt" style:font-weight-asian="bold" style:font-size-complex="12pt" style:font-weight-complex="bold"/>
    </style:style>
    <style:style style:name="P29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aecd04" style:font-size-asian="12pt" style:font-weight-asian="bold" style:font-size-complex="12pt" style:font-weight-complex="bold"/>
    </style:style>
    <style:style style:name="P29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b169e6" style:font-size-asian="12pt" style:font-weight-asian="bold" style:font-size-complex="12pt" style:font-weight-complex="bold"/>
    </style:style>
    <style:style style:name="P29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b36209" style:font-size-asian="12pt" style:font-weight-asian="bold" style:font-size-complex="12pt" style:font-weight-complex="bold"/>
    </style:style>
    <style:style style:name="P29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a19008" officeooo:paragraph-rsid="03a19008" style:font-size-asian="12pt" style:font-weight-asian="bold" style:font-size-complex="12pt" style:font-weight-complex="bold"/>
    </style:style>
    <style:style style:name="P29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b03d82" officeooo:paragraph-rsid="03b03d82" style:font-size-asian="12pt" style:font-weight-asian="bold" style:font-size-complex="12pt" style:font-weight-complex="bold"/>
    </style:style>
    <style:style style:name="P30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normal" officeooo:rsid="00e07902" officeooo:paragraph-rsid="00e22f60" style:font-size-asian="12pt" style:font-weight-asian="normal" style:font-size-complex="12pt" style:font-weight-complex="normal"/>
    </style:style>
    <style:style style:name="P30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officeooo:paragraph-rsid="00b2cfc8" style:font-size-asian="12pt" style:font-size-complex="12pt"/>
    </style:style>
    <style:style style:name="P30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officeooo:paragraph-rsid="01b8b6e7" style:font-size-asian="12pt" style:font-size-complex="12pt"/>
    </style:style>
    <style:style style:name="P303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color="#800000" fo:font-size="12pt" fo:language="en" fo:country="US" officeooo:rsid="01422477" officeooo:paragraph-rsid="01422477" style:font-size-asian="12pt" style:font-size-complex="12pt"/>
    </style:style>
    <style:style style:name="P30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officeooo:paragraph-rsid="0258c261"/>
    </style:style>
    <style:style style:name="P30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officeooo:paragraph-rsid="028c80ab"/>
    </style:style>
    <style:style style:name="P306" style:family="paragraph" style:parent-style-name="Standard">
      <style:paragraph-properties fo:margin-left="0.101cm" fo:margin-right="0cm" fo:margin-top="0cm" fo:margin-bottom="0cm" style:contextual-spacing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a4f7f5" style:font-size-asian="12pt" style:font-weight-asian="bold" style:font-size-complex="12pt" style:font-weight-complex="bold"/>
    </style:style>
    <style:style style:name="P307" style:family="paragraph" style:parent-style-name="Standard">
      <style:paragraph-properties fo:margin-left="0.101cm" fo:margin-right="0cm" fo:margin-top="0cm" fo:margin-bottom="0cm" style:contextual-spacing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4b3ce6" style:font-size-asian="12pt" style:font-weight-asian="bold" style:font-size-complex="12pt" style:font-weight-complex="bold"/>
    </style:style>
    <style:style style:name="P308" style:family="paragraph" style:parent-style-name="Standard">
      <style:paragraph-properties fo:margin-left="0.101cm" fo:margin-right="0cm" fo:margin-top="0cm" fo:margin-bottom="0cm" style:contextual-spacing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US" fo:font-weight="normal" officeooo:rsid="00f0d8fa" officeooo:paragraph-rsid="033aa2d6" style:font-size-asian="12pt" style:font-weight-asian="normal" style:font-size-complex="12pt" style:font-weight-complex="normal"/>
    </style:style>
    <style:style style:name="P309" style:family="paragraph" style:parent-style-name="Title">
      <style:paragraph-properties fo:margin-left="0.101cm" fo:margin-right="0cm" fo:margin-top="0cm" fo:margin-bottom="0cm" style:contextual-spacing="false" fo:text-indent="0cm" style:auto-text-indent="false"/>
      <style:text-properties fo:font-size="18pt" style:font-size-asian="18pt" style:font-size-complex="18pt"/>
    </style:style>
    <style:style style:name="P310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style="italic" fo:font-weight="normal" officeooo:rsid="0029d2f2" officeooo:paragraph-rsid="02398d9c" style:font-size-asian="12pt" style:font-style-asian="italic" style:font-weight-asian="normal" style:font-size-complex="12pt" style:font-style-complex="italic" style:font-weight-complex="normal"/>
    </style:style>
    <style:style style:name="P311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style="italic" fo:font-weight="normal" officeooo:rsid="0257ed8d" officeooo:paragraph-rsid="0257ed8d" style:font-size-asian="12pt" style:font-style-asian="italic" style:font-weight-asian="normal" style:font-size-complex="12pt" style:font-style-complex="italic" style:font-weight-complex="normal"/>
    </style:style>
    <style:style style:name="P312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a9e3fd" style:font-size-asian="12pt" style:font-weight-asian="bold" style:font-size-complex="12pt" style:font-weight-complex="bold"/>
    </style:style>
    <style:style style:name="P313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b103ad" style:font-size-asian="12pt" style:font-weight-asian="bold" style:font-size-complex="12pt" style:font-weight-complex="bold"/>
    </style:style>
    <style:style style:name="P314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d2a30a" style:font-size-asian="12pt" style:font-weight-asian="bold" style:font-size-complex="12pt" style:font-weight-complex="bold"/>
    </style:style>
    <style:style style:name="P315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e2c631" style:font-size-asian="12pt" style:font-weight-asian="bold" style:font-size-complex="12pt" style:font-weight-complex="bold"/>
    </style:style>
    <style:style style:name="P316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f3d5ed" style:font-size-asian="12pt" style:font-weight-asian="bold" style:font-size-complex="12pt" style:font-weight-complex="bold"/>
    </style:style>
    <style:style style:name="P317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310c0d" style:font-size-asian="12pt" style:font-weight-asian="bold" style:font-size-complex="12pt" style:font-weight-complex="bold"/>
    </style:style>
    <style:style style:name="P318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45c248" style:font-size-asian="12pt" style:font-weight-asian="bold" style:font-size-complex="12pt" style:font-weight-complex="bold"/>
    </style:style>
    <style:style style:name="P319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478a83" style:font-size-asian="12pt" style:font-weight-asian="bold" style:font-size-complex="12pt" style:font-weight-complex="bold"/>
    </style:style>
    <style:style style:name="P320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4b3ce6" style:font-size-asian="12pt" style:font-weight-asian="bold" style:font-size-complex="12pt" style:font-weight-complex="bold"/>
    </style:style>
    <style:style style:name="P321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4d69c4" style:font-size-asian="12pt" style:font-weight-asian="bold" style:font-size-complex="12pt" style:font-weight-complex="bold"/>
    </style:style>
    <style:style style:name="P322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54d17b" style:font-size-asian="12pt" style:font-weight-asian="bold" style:font-size-complex="12pt" style:font-weight-complex="bold"/>
    </style:style>
    <style:style style:name="P323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568b68" style:font-size-asian="12pt" style:font-weight-asian="bold" style:font-size-complex="12pt" style:font-weight-complex="bold"/>
    </style:style>
    <style:style style:name="P324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57ddc6" style:font-size-asian="12pt" style:font-weight-asian="bold" style:font-size-complex="12pt" style:font-weight-complex="bold"/>
    </style:style>
    <style:style style:name="P325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59ac9a" style:font-size-asian="12pt" style:font-weight-asian="bold" style:font-size-complex="12pt" style:font-weight-complex="bold"/>
    </style:style>
    <style:style style:name="P326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5df003" style:font-size-asian="12pt" style:font-weight-asian="bold" style:font-size-complex="12pt" style:font-weight-complex="bold"/>
    </style:style>
    <style:style style:name="P327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607405" style:font-size-asian="12pt" style:font-weight-asian="bold" style:font-size-complex="12pt" style:font-weight-complex="bold"/>
    </style:style>
    <style:style style:name="P328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6179b8" style:font-size-asian="12pt" style:font-weight-asian="bold" style:font-size-complex="12pt" style:font-weight-complex="bold"/>
    </style:style>
    <style:style style:name="P329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66b083" style:font-size-asian="12pt" style:font-weight-asian="bold" style:font-size-complex="12pt" style:font-weight-complex="bold"/>
    </style:style>
    <style:style style:name="P330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6fd11d" style:font-size-asian="12pt" style:font-weight-asian="bold" style:font-size-complex="12pt" style:font-weight-complex="bold"/>
    </style:style>
    <style:style style:name="P331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71723c" style:font-size-asian="12pt" style:font-weight-asian="bold" style:font-size-complex="12pt" style:font-weight-complex="bold"/>
    </style:style>
    <style:style style:name="P332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7e19ca" style:font-size-asian="12pt" style:font-weight-asian="bold" style:font-size-complex="12pt" style:font-weight-complex="bold"/>
    </style:style>
    <style:style style:name="P333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917495" style:font-size-asian="12pt" style:font-weight-asian="bold" style:font-size-complex="12pt" style:font-weight-complex="bold"/>
    </style:style>
    <style:style style:name="P334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92a414" style:font-size-asian="12pt" style:font-weight-asian="bold" style:font-size-complex="12pt" style:font-weight-complex="bold"/>
    </style:style>
    <style:style style:name="P335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92b3e5" style:font-size-asian="12pt" style:font-weight-asian="bold" style:font-size-complex="12pt" style:font-weight-complex="bold"/>
    </style:style>
    <style:style style:name="P336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9f1c28" style:font-size-asian="12pt" style:font-weight-asian="bold" style:font-size-complex="12pt" style:font-weight-complex="bold"/>
    </style:style>
    <style:style style:name="P337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a19008" style:font-size-asian="12pt" style:font-weight-asian="bold" style:font-size-complex="12pt" style:font-weight-complex="bold"/>
    </style:style>
    <style:style style:name="P338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a44891" style:font-size-asian="12pt" style:font-weight-asian="bold" style:font-size-complex="12pt" style:font-weight-complex="bold"/>
    </style:style>
    <style:style style:name="P339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affca7" style:font-size-asian="12pt" style:font-weight-asian="bold" style:font-size-complex="12pt" style:font-weight-complex="bold"/>
    </style:style>
    <style:style style:name="P340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b169e6" style:font-size-asian="12pt" style:font-weight-asian="bold" style:font-size-complex="12pt" style:font-weight-complex="bold"/>
    </style:style>
    <style:style style:name="P341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b36209" style:font-size-asian="12pt" style:font-weight-asian="bold" style:font-size-complex="12pt" style:font-weight-complex="bold"/>
    </style:style>
    <style:style style:name="P342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310c0d" officeooo:paragraph-rsid="03310c0d" style:font-size-asian="12pt" style:font-weight-asian="bold" style:font-size-complex="12pt" style:font-weight-complex="bold"/>
    </style:style>
    <style:style style:name="P343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310c0d" style:font-size-asian="12pt" style:font-weight-asian="bold" style:font-size-complex="12pt" style:font-weight-complex="bold"/>
    </style:style>
    <style:style style:name="P344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4df76" officeooo:paragraph-rsid="0344df76" style:font-size-asian="12pt" style:font-weight-asian="bold" style:font-size-complex="12pt" style:font-weight-complex="bold"/>
    </style:style>
    <style:style style:name="P345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78a83" officeooo:paragraph-rsid="03478a83" style:font-size-asian="12pt" style:font-weight-asian="bold" style:font-size-complex="12pt" style:font-weight-complex="bold"/>
    </style:style>
    <style:style style:name="P346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62d58e" officeooo:paragraph-rsid="0262d58e" style:font-size-asian="12pt" style:font-weight-asian="bold" style:font-size-complex="12pt" style:font-weight-complex="bold"/>
    </style:style>
    <style:style style:name="P347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6fd53c" officeooo:paragraph-rsid="026fd53c" style:font-size-asian="12pt" style:font-weight-asian="bold" style:font-size-complex="12pt" style:font-weight-complex="bold"/>
    </style:style>
    <style:style style:name="P348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size="12pt" fo:language="en" fo:country="US" fo:font-weight="bold" officeooo:rsid="00e8f985" officeooo:paragraph-rsid="0148ff9d" style:font-size-asian="12pt" style:font-weight-asian="bold" style:font-size-complex="12pt" style:font-weight-complex="bold"/>
    </style:style>
    <style:style style:name="P349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57ed8d" officeooo:paragraph-rsid="0257ed8d" style:font-size-asian="12pt" style:font-weight-asian="bold" style:font-size-complex="12pt" style:font-weight-complex="bold"/>
    </style:style>
    <style:style style:name="P350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5e119c" officeooo:paragraph-rsid="025e119c" style:font-size-asian="12pt" style:font-weight-asian="bold" style:font-size-complex="12pt" style:font-weight-complex="bold"/>
    </style:style>
    <style:style style:name="P351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126bca1" officeooo:paragraph-rsid="033c8069" style:font-size-asian="12pt" style:font-weight-asian="bold" style:font-size-complex="12pt" style:font-weight-complex="bold"/>
    </style:style>
    <style:style style:name="P352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af612c" officeooo:paragraph-rsid="03a19008" style:font-size-asian="12pt" style:font-weight-asian="bold" style:font-size-complex="12pt" style:font-weight-complex="bold"/>
    </style:style>
    <style:style style:name="P353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295bc7" officeooo:paragraph-rsid="033aa2d6" style:font-size-asian="12pt" style:font-weight-asian="normal" style:font-size-complex="12pt" style:font-weight-complex="normal"/>
    </style:style>
    <style:style style:name="P354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4df76" officeooo:paragraph-rsid="0344df76" style:font-size-asian="12pt" style:font-weight-asian="normal" style:font-size-complex="12pt" style:font-weight-complex="normal"/>
    </style:style>
    <style:style style:name="P355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4df76" officeooo:paragraph-rsid="034b3ce6" style:font-size-asian="12pt" style:font-weight-asian="normal" style:font-size-complex="12pt" style:font-weight-complex="normal"/>
    </style:style>
    <style:style style:name="P356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65540d" officeooo:paragraph-rsid="0262d58e" style:font-size-asian="12pt" style:font-weight-asian="normal" style:font-size-complex="12pt" style:font-weight-complex="normal"/>
    </style:style>
    <style:style style:name="P357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7ed8d" officeooo:paragraph-rsid="0257ed8d" style:font-size-asian="12pt" style:font-weight-asian="normal" style:font-size-complex="12pt" style:font-weight-complex="normal"/>
    </style:style>
    <style:style style:name="P358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e119c" officeooo:paragraph-rsid="025e119c" style:font-size-asian="12pt" style:font-weight-asian="normal" style:font-size-complex="12pt" style:font-weight-complex="normal"/>
    </style:style>
    <style:style style:name="P359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f637fc" officeooo:paragraph-rsid="033c8069" style:font-size-asian="12pt" style:font-weight-asian="normal" style:font-size-complex="12pt" style:font-weight-complex="normal"/>
    </style:style>
    <style:style style:name="P360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c8711c" officeooo:paragraph-rsid="00c8711c" style:font-size-asian="12pt" style:font-weight-asian="normal" style:font-size-complex="12pt" style:font-weight-complex="normal"/>
    </style:style>
    <style:style style:name="P361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14c4d9b" officeooo:paragraph-rsid="00b44340" style:font-size-asian="12pt" style:font-size-complex="12pt"/>
    </style:style>
    <style:style style:name="P362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6329b4" officeooo:paragraph-rsid="0084ee1e" style:font-size-asian="12pt" style:font-size-complex="12pt"/>
    </style:style>
    <style:style style:name="P363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cd6007" officeooo:paragraph-rsid="00cd6007" style:font-size-asian="12pt" style:font-size-complex="12pt"/>
    </style:style>
    <style:style style:name="P36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1a760f" officeooo:paragraph-rsid="00b2cfc8" style:font-size-asian="12pt" style:font-size-complex="12pt"/>
    </style:style>
    <style:style style:name="P365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16d1c4" officeooo:paragraph-rsid="00b2cfc8" style:font-size-asian="12pt" style:font-size-complex="12pt"/>
    </style:style>
    <style:style style:name="P366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16d1c4" officeooo:paragraph-rsid="03357d67" style:font-size-asian="12pt" style:font-size-complex="12pt"/>
    </style:style>
    <style:style style:name="P367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16d1c4" officeooo:paragraph-rsid="0269033e" style:font-size-asian="12pt" style:font-size-complex="12pt"/>
    </style:style>
    <style:style style:name="P368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2686ed5" officeooo:paragraph-rsid="026eb9dc" style:font-size-asian="12pt" style:font-size-complex="12pt"/>
    </style:style>
    <style:style style:name="P369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weight="bold" officeooo:paragraph-rsid="02718ace" style:font-weight-asian="bold" style:font-weight-complex="bold"/>
    </style:style>
    <style:style style:name="P370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31e1591" officeooo:paragraph-rsid="031e1591" style:font-weight-asian="bold" style:font-weight-complex="bold"/>
    </style:style>
    <style:style style:name="P371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3285652" officeooo:paragraph-rsid="03285652" style:font-weight-asian="bold" style:font-weight-complex="bold"/>
    </style:style>
    <style:style style:name="P372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normal" officeooo:rsid="03285652" officeooo:paragraph-rsid="03285652" style:font-weight-asian="normal" style:font-weight-complex="normal"/>
    </style:style>
    <style:style style:name="P373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normal" officeooo:rsid="031e1591" officeooo:paragraph-rsid="031e1591" style:font-weight-asian="normal" style:font-weight-complex="normal"/>
    </style:style>
    <style:style style:name="P374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0b44340"/>
    </style:style>
    <style:style style:name="P375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1c82298"/>
    </style:style>
    <style:style style:name="P376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1c9a5e1"/>
    </style:style>
    <style:style style:name="P377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style:font-name="Courier New" fo:font-size="12pt" fo:language="en" fo:country="US" fo:font-weight="normal" officeooo:rsid="026fd53c" officeooo:paragraph-rsid="026fd53c" style:font-size-asian="12pt" style:font-weight-asian="normal" style:font-size-complex="12pt" style:font-weight-complex="normal"/>
    </style:style>
    <style:style style:name="P378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officeooo:paragraph-rsid="026eb9dc"/>
    </style:style>
    <style:style style:name="P379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color="#00cc00" fo:font-size="12pt" fo:language="ru" fo:country="RU" officeooo:rsid="0016d1c4" officeooo:paragraph-rsid="00b2cfc8" style:font-size-asian="12pt" style:font-size-complex="12pt"/>
    </style:style>
    <style:style style:name="P380" style:family="paragraph" style:parent-style-name="Standard">
      <style:paragraph-properties fo:margin-left="0cm" fo:margin-right="0cm" fo:margin-top="0cm" fo:margin-bottom="0cm" style:contextual-spacing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f8907c" style:font-size-asian="12pt" style:font-weight-asian="bold" style:font-size-complex="12pt" style:font-weight-complex="bold"/>
    </style:style>
    <style:style style:name="P381" style:family="paragraph" style:parent-style-name="Standard">
      <style:paragraph-properties fo:margin-left="0cm" fo:margin-right="0cm" fo:margin-top="0cm" fo:margin-bottom="0cm" style:contextual-spacing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US" fo:font-weight="bold" officeooo:rsid="02718ace" officeooo:paragraph-rsid="02718ace" style:font-size-asian="12pt" style:font-weight-asian="bold" style:font-size-complex="12pt" style:font-weight-complex="bold"/>
    </style:style>
    <style:style style:name="P382" style:family="paragraph" style:parent-style-name="Standard" style:master-page-name="">
      <style:paragraph-properties fo:margin-left="0cm" fo:margin-right="0cm" fo:margin-top="0cm" fo:margin-bottom="0cm" style:contextual-spacing="false" fo:text-indent="0cm" style:auto-text-indent="false" style:page-number="auto">
        <style:tab-stops>
          <style:tab-stop style:position="6.085cm"/>
        </style:tab-stops>
      </style:paragraph-properties>
      <style:text-properties fo:font-size="12pt" fo:language="en" fo:country="US" fo:font-weight="normal" officeooo:rsid="03325753" officeooo:paragraph-rsid="03325753" style:font-size-asian="12pt" style:font-weight-asian="normal" style:font-size-complex="12pt" style:font-weight-complex="normal"/>
    </style:style>
    <style:style style:name="P383" style:family="paragraph" style:parent-style-name="Standard" style:master-page-name="">
      <style:paragraph-properties fo:margin-left="0cm" fo:margin-right="0cm" fo:margin-top="0cm" fo:margin-bottom="0cm" style:contextual-spacing="false" fo:text-indent="0cm" style:auto-text-indent="false" style:page-number="auto">
        <style:tab-stops>
          <style:tab-stop style:position="6.085cm"/>
        </style:tab-stops>
      </style:paragraph-properties>
      <style:text-properties fo:font-size="12pt" fo:language="en" fo:country="US" fo:font-weight="bold" officeooo:rsid="00f280a9" officeooo:paragraph-rsid="033c8069" style:font-size-asian="12pt" style:font-weight-asian="bold" style:font-size-complex="12pt" style:font-weight-complex="bold"/>
    </style:style>
    <style:style style:name="P384" style:family="paragraph" style:parent-style-name="Standard" style:master-page-name="">
      <style:paragraph-properties fo:margin-left="0cm" fo:margin-right="0cm" fo:margin-top="0cm" fo:margin-bottom="0cm" style:contextual-spacing="false" fo:text-indent="0cm" style:auto-text-indent="false" style:page-number="auto">
        <style:tab-stops>
          <style:tab-stop style:position="6.085cm"/>
        </style:tab-stops>
      </style:paragraph-properties>
      <style:text-properties fo:font-size="12pt" fo:language="ru" fo:country="RU" officeooo:rsid="0016d1c4" officeooo:paragraph-rsid="00b2cfc8" style:font-size-asian="12pt" style:font-size-complex="12pt"/>
    </style:style>
    <style:style style:name="P385" style:family="paragraph" style:parent-style-name="Standard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fo:font-size="12pt" officeooo:paragraph-rsid="01422477" style:font-size-asian="12pt" style:font-size-complex="12pt"/>
    </style:style>
    <style:style style:name="P386" style:family="paragraph" style:parent-style-name="Standard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fo:language="en" fo:country="US" officeooo:rsid="00e61c8e" officeooo:paragraph-rsid="00e61c8e"/>
    </style:style>
    <style:style style:name="P387" style:family="paragraph" style:parent-style-name="Standard" style:master-page-name="">
      <style:paragraph-properties fo:margin-left="0cm" fo:margin-right="0cm" fo:margin-top="0cm" fo:margin-bottom="0cm" style:contextual-spacing="false" fo:text-indent="0cm" style:auto-text-indent="false" style:page-number="auto" fo:break-before="page">
        <style:tab-stops>
          <style:tab-stop style:position="1.138cm"/>
          <style:tab-stop style:position="6.085cm"/>
        </style:tab-stops>
      </style:paragraph-properties>
      <style:text-properties fo:font-size="12pt" fo:language="en" fo:country="US" fo:font-weight="bold" officeooo:rsid="025fd54e" officeooo:paragraph-rsid="025fd54e" style:font-size-asian="12pt" style:font-weight-asian="bold" style:font-size-complex="12pt" style:font-weight-complex="bold"/>
    </style:style>
    <style:style style:name="P388" style:family="paragraph" style:parent-style-name="Standard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 fo:break-before="page"/>
      <style:text-properties fo:font-size="12pt" fo:language="en" fo:country="US" fo:font-weight="bold" officeooo:rsid="0126bca1" officeooo:paragraph-rsid="02389b5d" style:font-size-asian="12pt" style:font-weight-asian="bold" style:font-size-complex="12pt" style:font-weight-complex="bold"/>
    </style:style>
    <style:style style:name="P389" style:family="paragraph" style:parent-style-name="Text_20_body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/>
      <style:text-properties fo:font-size="12pt" fo:language="en" fo:country="US" fo:font-style="italic" officeooo:rsid="0387b74b" officeooo:paragraph-rsid="0387b74b" style:font-size-asian="12pt" style:font-style-asian="italic" style:font-size-complex="12pt" style:font-style-complex="italic"/>
    </style:style>
    <style:style style:name="P390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font-size="12pt" fo:language="en" fo:country="US" fo:font-style="italic" officeooo:rsid="00c3aeb6" officeooo:paragraph-rsid="00c13b24" style:font-size-asian="12pt" style:font-style-asian="italic" style:font-size-complex="12pt" style:font-style-complex="italic"/>
    </style:style>
    <style:style style:name="P391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20d468e"/>
    </style:style>
    <style:style style:name="P392" style:family="paragraph" style:parent-style-name="Standard">
      <style:text-properties fo:font-weight="bold" style:font-weight-asian="bold" style:font-weight-complex="bold"/>
    </style:style>
    <style:style style:name="P393" style:family="paragraph" style:parent-style-name="Standard">
      <style:text-properties officeooo:rsid="0314fa7e" officeooo:paragraph-rsid="0314fa7e"/>
    </style:style>
    <style:style style:name="P394" style:family="paragraph" style:parent-style-name="Standard">
      <style:text-properties officeooo:rsid="0314fa7e" officeooo:paragraph-rsid="03169cec"/>
    </style:style>
    <style:style style:name="P395" style:family="paragraph" style:parent-style-name="Standard">
      <style:text-properties fo:language="en" fo:country="US" officeooo:rsid="031723f3" officeooo:paragraph-rsid="031723f3"/>
    </style:style>
    <style:style style:name="P396" style:family="paragraph" style:parent-style-name="Standard">
      <style:text-properties fo:language="en" fo:country="US" officeooo:rsid="031723f3" officeooo:paragraph-rsid="03b5b178"/>
    </style:style>
    <style:style style:name="P397" style:family="paragraph" style:parent-style-name="Standard">
      <style:text-properties fo:language="en" fo:country="US" officeooo:rsid="031b1e5c" officeooo:paragraph-rsid="031b1e5c"/>
    </style:style>
    <style:style style:name="P398" style:family="paragraph" style:parent-style-name="Standard">
      <style:text-properties fo:language="en" fo:country="US" officeooo:rsid="031b1e5c" officeooo:paragraph-rsid="031c34e1"/>
    </style:style>
    <style:style style:name="P399" style:family="paragraph" style:parent-style-name="Standard">
      <style:text-properties fo:language="en" fo:country="US" officeooo:rsid="031c34e1" officeooo:paragraph-rsid="031c34e1"/>
    </style:style>
    <style:style style:name="P400" style:family="paragraph" style:parent-style-name="Standard">
      <style:text-properties fo:language="en" fo:country="US" officeooo:rsid="0384e004" officeooo:paragraph-rsid="0384e004"/>
    </style:style>
    <style:style style:name="P401" style:family="paragraph" style:parent-style-name="Standard">
      <style:text-properties officeooo:rsid="0384e004" officeooo:paragraph-rsid="0384e004"/>
    </style:style>
    <style:style style:name="P402" style:family="paragraph" style:parent-style-name="Table_20_Contents">
      <style:text-properties fo:language="en" fo:country="US" officeooo:rsid="03221e34" officeooo:paragraph-rsid="03221e34"/>
    </style:style>
    <style:style style:name="P403" style:family="paragraph" style:parent-style-name="Table_20_Contents">
      <style:text-properties fo:language="en" fo:country="US" officeooo:rsid="03258b71" officeooo:paragraph-rsid="03258b71"/>
    </style:style>
    <style:style style:name="P404" style:family="paragraph" style:parent-style-name="Table_20_Contents">
      <style:text-properties fo:language="en" fo:country="US" officeooo:rsid="03267f1e" officeooo:paragraph-rsid="03267f1e"/>
    </style:style>
    <style:style style:name="P405" style:family="paragraph" style:parent-style-name="Table_20_Contents">
      <style:text-properties fo:language="en" fo:country="US" officeooo:rsid="0328b9f2" officeooo:paragraph-rsid="0328b9f2"/>
    </style:style>
    <style:style style:name="P406" style:family="paragraph" style:parent-style-name="Table_20_Contents">
      <style:text-properties fo:language="en" fo:country="US" officeooo:rsid="03291325" officeooo:paragraph-rsid="03291325"/>
    </style:style>
    <style:style style:name="P407" style:family="paragraph" style:parent-style-name="Table_20_Contents">
      <style:text-properties fo:language="en" fo:country="US" officeooo:rsid="032e3bf4" officeooo:paragraph-rsid="032e3bf4"/>
    </style:style>
    <style:style style:name="P408" style:family="paragraph" style:parent-style-name="Table_20_Contents">
      <style:text-properties fo:language="en" fo:country="US" officeooo:rsid="032ec2be" officeooo:paragraph-rsid="032ec2be"/>
    </style:style>
    <style:style style:name="P409" style:family="paragraph" style:parent-style-name="Table_20_Contents">
      <style:text-properties fo:language="en" fo:country="US" officeooo:rsid="034341d1" officeooo:paragraph-rsid="034341d1"/>
    </style:style>
    <style:style style:name="P410" style:family="paragraph" style:parent-style-name="Table_20_Contents">
      <style:text-properties fo:color="#000000" fo:language="en" fo:country="US" officeooo:rsid="03221e34" officeooo:paragraph-rsid="03221e34"/>
    </style:style>
    <style:style style:name="P411" style:family="paragraph" style:parent-style-name="Table_20_Contents">
      <style:text-properties fo:color="#000000" fo:language="en" fo:country="US" officeooo:rsid="032c9cec" officeooo:paragraph-rsid="032c9cec"/>
    </style:style>
    <style:style style:name="P412" style:family="paragraph" style:parent-style-name="Table_20_Contents">
      <style:text-properties fo:color="#000000" fo:language="en" fo:country="US" officeooo:rsid="032e3bf4" officeooo:paragraph-rsid="032e3bf4"/>
    </style:style>
    <style:style style:name="P413" style:family="paragraph" style:parent-style-name="Table_20_Contents">
      <style:text-properties fo:color="#000000" fo:language="en" fo:country="US" officeooo:rsid="032ec2be" officeooo:paragraph-rsid="032ec2be"/>
    </style:style>
    <style:style style:name="P414" style:family="paragraph" style:parent-style-name="Table_20_Contents">
      <style:text-properties fo:color="#000000" fo:language="en" fo:country="US" officeooo:rsid="034341d1" officeooo:paragraph-rsid="034341d1"/>
    </style:style>
    <style:style style:name="P415" style:family="paragraph" style:parent-style-name="Standard">
      <style:text-properties fo:language="en" fo:country="US" officeooo:rsid="031723f3" officeooo:paragraph-rsid="00a32e23"/>
    </style:style>
    <style:style style:name="P416" style:family="paragraph" style:parent-style-name="Standard" style:list-style-name="L1">
      <style:paragraph-properties fo:margin-top="0cm" fo:margin-bottom="0cm" style:contextual-spacing="false">
        <style:tab-stops>
          <style:tab-stop style:position="6.085cm"/>
        </style:tab-stops>
      </style:paragraph-properties>
      <style:text-properties fo:font-size="12pt" officeooo:rsid="0258ffb1" officeooo:paragraph-rsid="03393749" style:font-size-asian="12pt" style:font-size-complex="12pt"/>
    </style:style>
    <style:style style:name="P417" style:family="paragraph" style:parent-style-name="Standard" style:list-style-name="L1">
      <style:paragraph-properties fo:margin-top="0cm" fo:margin-bottom="0cm" style:contextual-spacing="false">
        <style:tab-stops>
          <style:tab-stop style:position="6.085cm"/>
        </style:tab-stops>
      </style:paragraph-properties>
      <style:text-properties fo:font-size="12pt" officeooo:paragraph-rsid="03393749" style:font-size-asian="12pt" style:font-size-complex="12pt"/>
    </style:style>
    <style:style style:name="P418" style:family="paragraph" style:parent-style-name="Standard" style:list-style-name="L1">
      <style:paragraph-properties fo:margin-top="0cm" fo:margin-bottom="0cm" style:contextual-spacing="false">
        <style:tab-stops>
          <style:tab-stop style:position="6.085cm"/>
        </style:tab-stops>
      </style:paragraph-properties>
      <style:text-properties fo:font-size="12pt" officeooo:rsid="0123c30b" officeooo:paragraph-rsid="03393749" style:font-size-asian="12pt" style:font-size-complex="12pt"/>
    </style:style>
    <style:style style:name="P419" style:family="paragraph" style:parent-style-name="Standard" style:list-style-name="L2">
      <style:paragraph-properties fo:margin-left="0cm" fo:margin-right="0cm" fo:margin-top="0cm" fo:margin-bottom="0cm" style:contextual-spacing="false" fo:text-indent="0cm" style:auto-text-indent="false"/>
      <style:text-properties fo:font-size="12pt" fo:language="en" fo:country="US" officeooo:rsid="008b014f" officeooo:paragraph-rsid="00b44340" style:font-size-asian="12pt" style:font-size-complex="12pt"/>
    </style:style>
    <style:style style:name="P420" style:family="paragraph" style:parent-style-name="Standard" style:list-style-name="L2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1cbe993" officeooo:paragraph-rsid="01cbe993" fo:background-color="#99ffcc" style:font-size-asian="12pt" style:font-size-complex="12pt"/>
    </style:style>
    <style:style style:name="P421" style:family="paragraph" style:parent-style-name="Standard" style:list-style-name="L2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21c0b80" officeooo:paragraph-rsid="021c0b80" fo:background-color="#ffffcc" style:font-size-asian="12pt" style:font-size-complex="12pt"/>
    </style:style>
    <style:style style:name="P422" style:family="paragraph" style:parent-style-name="Standard" style:list-style-name="L2">
      <style:paragraph-properties fo:margin-left="0cm" fo:margin-right="0cm" fo:margin-top="0cm" fo:margin-bottom="0cm" style:contextual-spacing="false" fo:text-indent="0cm" style:auto-text-indent="false"/>
      <style:text-properties fo:color="#ffd320" fo:font-size="12pt" fo:language="en" fo:country="US" fo:font-weight="bold" officeooo:rsid="00377161" officeooo:paragraph-rsid="00b44340" style:font-size-asian="12pt" style:font-weight-asian="bold" style:font-size-complex="12pt" style:font-weight-complex="bold"/>
    </style:style>
    <style:style style:name="P423" style:family="paragraph" style:parent-style-name="Standard" style:list-style-name="L2">
      <style:paragraph-properties fo:margin-left="0cm" fo:margin-right="0cm" fo:margin-top="0cm" fo:margin-bottom="0cm" style:contextual-spacing="false" fo:text-indent="0cm" style:auto-text-indent="false"/>
      <style:text-properties fo:language="en" fo:country="US" officeooo:rsid="00377161" officeooo:paragraph-rsid="00b44340"/>
    </style:style>
    <style:style style:name="P424" style:family="paragraph" style:parent-style-name="Standard" style:list-style-name="L2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0b44340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18ec4"/>
    </style:style>
    <style:style style:name="T3" style:family="text">
      <style:text-properties fo:language="en" fo:country="US" officeooo:rsid="001b765e"/>
    </style:style>
    <style:style style:name="T4" style:family="text">
      <style:text-properties fo:language="en" fo:country="US" officeooo:rsid="00603df5"/>
    </style:style>
    <style:style style:name="T5" style:family="text">
      <style:text-properties fo:language="en" fo:country="US" officeooo:rsid="0061ca3f"/>
    </style:style>
    <style:style style:name="T6" style:family="text">
      <style:text-properties fo:language="en" fo:country="US" fo:font-weight="bold" officeooo:rsid="00d13270" style:font-weight-asian="bold" style:font-weight-complex="bold"/>
    </style:style>
    <style:style style:name="T7" style:family="text">
      <style:text-properties fo:language="en" fo:country="US" fo:font-weight="bold" officeooo:rsid="00f280a9" style:font-weight-asian="bold" style:font-weight-complex="bold"/>
    </style:style>
    <style:style style:name="T8" style:family="text">
      <style:text-properties fo:language="en" fo:country="US" officeooo:rsid="00c8711c"/>
    </style:style>
    <style:style style:name="T9" style:family="text">
      <style:text-properties fo:language="en" fo:country="US" officeooo:rsid="00f3e3f1"/>
    </style:style>
    <style:style style:name="T10" style:family="text">
      <style:text-properties fo:language="en" fo:country="US" officeooo:rsid="00e07902"/>
    </style:style>
    <style:style style:name="T11" style:family="text">
      <style:text-properties fo:language="en" fo:country="US" officeooo:rsid="00e22f60"/>
    </style:style>
    <style:style style:name="T12" style:family="text">
      <style:text-properties fo:language="en" fo:country="US" officeooo:rsid="00f4a888"/>
    </style:style>
    <style:style style:name="T13" style:family="text">
      <style:text-properties fo:language="en" fo:country="US" officeooo:rsid="011d5a72"/>
    </style:style>
    <style:style style:name="T14" style:family="text">
      <style:text-properties fo:language="en" fo:country="US" officeooo:rsid="011dc76d"/>
    </style:style>
    <style:style style:name="T15" style:family="text">
      <style:text-properties fo:language="en" fo:country="US" officeooo:rsid="011fc23e"/>
    </style:style>
    <style:style style:name="T16" style:family="text">
      <style:text-properties fo:language="en" fo:country="US" officeooo:rsid="01241f92"/>
    </style:style>
    <style:style style:name="T17" style:family="text">
      <style:text-properties fo:language="en" fo:country="US" officeooo:rsid="01bb9a53"/>
    </style:style>
    <style:style style:name="T18" style:family="text">
      <style:text-properties fo:language="en" fo:country="US" officeooo:rsid="023b9ba6"/>
    </style:style>
    <style:style style:name="T19" style:family="text">
      <style:text-properties fo:language="en" fo:country="US" officeooo:rsid="023b9fe5"/>
    </style:style>
    <style:style style:name="T20" style:family="text">
      <style:text-properties fo:language="en" fo:country="US" officeooo:rsid="025557e8"/>
    </style:style>
    <style:style style:name="T21" style:family="text">
      <style:text-properties fo:language="en" fo:country="US" fo:font-weight="normal" officeooo:rsid="037e19ca" style:font-weight-asian="normal" style:font-weight-complex="normal"/>
    </style:style>
    <style:style style:name="T22" style:family="text">
      <style:text-properties fo:language="en" fo:country="US" fo:font-weight="normal" officeooo:rsid="037f3724" style:font-weight-asian="normal" style:font-weight-complex="normal"/>
    </style:style>
    <style:style style:name="T23" style:family="text">
      <style:text-properties fo:language="en" fo:country="US" fo:font-weight="normal" officeooo:rsid="0392b3e5" style:font-weight-asian="normal" style:font-weight-complex="normal"/>
    </style:style>
    <style:style style:name="T24" style:family="text">
      <style:text-properties fo:language="en" fo:country="US" fo:font-weight="normal" officeooo:rsid="03a44891" style:font-weight-asian="normal" style:font-weight-complex="normal"/>
    </style:style>
    <style:style style:name="T25" style:family="text">
      <style:text-properties fo:language="en" fo:country="US" fo:font-weight="normal" officeooo:rsid="03b169e6" style:font-weight-asian="normal" style:font-weight-complex="normal"/>
    </style:style>
    <style:style style:name="T26" style:family="text">
      <style:text-properties fo:language="en" fo:country="US" fo:font-weight="normal" officeooo:rsid="03b36209" style:font-weight-asian="normal" style:font-weight-complex="normal"/>
    </style:style>
    <style:style style:name="T27" style:family="text">
      <style:text-properties fo:language="en" fo:country="US" officeooo:rsid="02668769"/>
    </style:style>
    <style:style style:name="T28" style:family="text">
      <style:text-properties fo:language="en" fo:country="US" officeooo:rsid="00172148"/>
    </style:style>
    <style:style style:name="T29" style:family="text">
      <style:text-properties fo:language="en" fo:country="US" officeooo:rsid="0269033e"/>
    </style:style>
    <style:style style:name="T30" style:family="text">
      <style:text-properties fo:language="en" fo:country="US" officeooo:rsid="02699aa7"/>
    </style:style>
    <style:style style:name="T31" style:family="text">
      <style:text-properties fo:language="en" fo:country="US" officeooo:rsid="026badbc"/>
    </style:style>
    <style:style style:name="T32" style:family="text">
      <style:text-properties fo:language="en" fo:country="US" officeooo:rsid="026d55ef"/>
    </style:style>
    <style:style style:name="T33" style:family="text">
      <style:text-properties fo:language="en" fo:country="US" officeooo:rsid="026e9e9e"/>
    </style:style>
    <style:style style:name="T34" style:family="text">
      <style:text-properties fo:language="en" fo:country="US" officeooo:rsid="03133d6c"/>
    </style:style>
    <style:style style:name="T35" style:family="text">
      <style:text-properties fo:language="en" fo:country="US" officeooo:rsid="03143396"/>
    </style:style>
    <style:style style:name="T36" style:family="text">
      <style:text-properties fo:language="en" fo:country="US" officeooo:rsid="0333a95e"/>
    </style:style>
    <style:style style:name="T37" style:family="text">
      <style:text-properties fo:language="en" fo:country="US" officeooo:rsid="038cacf1"/>
    </style:style>
    <style:style style:name="T38" style:family="text">
      <style:text-properties fo:language="en" fo:country="US" officeooo:rsid="03b5b178"/>
    </style:style>
    <style:style style:name="T39" style:family="text">
      <style:text-properties fo:language="ru" fo:country="RU"/>
    </style:style>
    <style:style style:name="T40" style:family="text">
      <style:text-properties fo:language="ru" fo:country="RU" officeooo:rsid="001b765e"/>
    </style:style>
    <style:style style:name="T41" style:family="text">
      <style:text-properties fo:language="ru" fo:country="RU" fo:font-weight="bold" style:font-weight-asian="bold" style:font-weight-complex="bold"/>
    </style:style>
    <style:style style:name="T42" style:family="text">
      <style:text-properties fo:language="ru" fo:country="RU" officeooo:rsid="00e22f60"/>
    </style:style>
    <style:style style:name="T43" style:family="text">
      <style:text-properties fo:language="ru" fo:country="RU" officeooo:rsid="00e07902"/>
    </style:style>
    <style:style style:name="T44" style:family="text">
      <style:text-properties fo:language="ru" fo:country="RU" officeooo:rsid="00f99873"/>
    </style:style>
    <style:style style:name="T45" style:family="text">
      <style:text-properties fo:language="ru" fo:country="RU" officeooo:rsid="014851b9"/>
    </style:style>
    <style:style style:name="T46" style:family="text">
      <style:text-properties fo:language="ru" fo:country="RU" fo:font-weight="normal" officeooo:rsid="01273d1c" style:font-weight-asian="normal" style:font-weight-complex="normal"/>
    </style:style>
    <style:style style:name="T47" style:family="text">
      <style:text-properties fo:language="ru" fo:country="RU" fo:font-weight="normal" officeooo:rsid="01276c86" style:font-weight-asian="normal" style:font-weight-complex="normal"/>
    </style:style>
    <style:style style:name="T48" style:family="text">
      <style:text-properties fo:language="ru" fo:country="RU" fo:font-weight="normal" officeooo:rsid="002eac18" style:font-weight-asian="normal" style:font-weight-complex="normal"/>
    </style:style>
    <style:style style:name="T49" style:family="text">
      <style:text-properties fo:language="ru" fo:country="RU" officeooo:rsid="002eac18"/>
    </style:style>
    <style:style style:name="T50" style:family="text">
      <style:text-properties fo:language="ru" fo:country="RU" officeooo:rsid="014552d2"/>
    </style:style>
    <style:style style:name="T51" style:family="text">
      <style:text-properties fo:language="ru" fo:country="RU" officeooo:rsid="00daa8b5"/>
    </style:style>
    <style:style style:name="T52" style:family="text">
      <style:text-properties fo:language="ru" fo:country="RU" officeooo:rsid="01273d1c"/>
    </style:style>
    <style:style style:name="T53" style:family="text">
      <style:text-properties fo:language="ru" fo:country="RU" officeooo:rsid="00f7ad68"/>
    </style:style>
    <style:style style:name="T54" style:family="text">
      <style:text-properties officeooo:rsid="00172148"/>
    </style:style>
    <style:style style:name="T55" style:family="text">
      <style:text-properties officeooo:rsid="001a760f"/>
    </style:style>
    <style:style style:name="T56" style:family="text">
      <style:text-properties fo:color="#6600ff" fo:font-size="12pt" fo:font-weight="bold" officeooo:rsid="003c8774" style:font-size-asian="12pt" style:font-weight-asian="bold" style:font-size-complex="12pt" style:font-weight-complex="bold"/>
    </style:style>
    <style:style style:name="T57" style:family="text">
      <style:text-properties fo:color="#00cc00" fo:font-size="12pt" officeooo:rsid="003d3901" style:font-size-asian="12pt" style:font-size-complex="12pt"/>
    </style:style>
    <style:style style:name="T58" style:family="text">
      <style:text-properties officeooo:rsid="0066550c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officeooo:rsid="0066550c" style:font-weight-asian="bold" style:font-weight-complex="bold"/>
    </style:style>
    <style:style style:name="T61" style:family="text">
      <style:text-properties fo:font-weight="bold" officeooo:rsid="00878411" style:font-weight-asian="bold" style:font-weight-complex="bold"/>
    </style:style>
    <style:style style:name="T62" style:family="text">
      <style:text-properties fo:font-weight="bold" officeooo:rsid="00ac5342" style:font-weight-asian="bold" style:font-weight-complex="bold"/>
    </style:style>
    <style:style style:name="T63" style:family="text">
      <style:text-properties fo:font-weight="bold" officeooo:rsid="00ad85bf" style:font-weight-asian="bold" style:font-weight-complex="bold"/>
    </style:style>
    <style:style style:name="T64" style:family="text">
      <style:text-properties fo:font-weight="bold" officeooo:rsid="00ae74d4" style:font-weight-asian="bold" style:font-weight-complex="bold"/>
    </style:style>
    <style:style style:name="T65" style:family="text">
      <style:text-properties officeooo:rsid="00cc73d3"/>
    </style:style>
    <style:style style:name="T66" style:family="text">
      <style:text-properties fo:font-weight="normal" style:font-weight-asian="normal" style:font-weight-complex="normal"/>
    </style:style>
    <style:style style:name="T67" style:family="text">
      <style:text-properties fo:font-weight="normal" officeooo:rsid="0260a9fd" style:font-weight-asian="normal" style:font-weight-complex="normal"/>
    </style:style>
    <style:style style:name="T68" style:family="text">
      <style:text-properties fo:font-weight="normal" officeooo:rsid="02610941" style:font-weight-asian="normal" style:font-weight-complex="normal"/>
    </style:style>
    <style:style style:name="T69" style:family="text">
      <style:text-properties fo:font-weight="normal" officeooo:rsid="02636432" style:font-weight-asian="normal" style:font-weight-complex="normal"/>
    </style:style>
    <style:style style:name="T70" style:family="text">
      <style:text-properties fo:font-weight="normal" officeooo:rsid="0265540d" style:font-weight-asian="normal" style:font-weight-complex="normal"/>
    </style:style>
    <style:style style:name="T71" style:family="text">
      <style:text-properties fo:font-weight="normal" officeooo:rsid="02a11817" style:font-weight-asian="normal" style:font-weight-complex="normal"/>
    </style:style>
    <style:style style:name="T72" style:family="text">
      <style:text-properties fo:font-weight="normal" officeooo:rsid="037e19ca" style:font-weight-asian="normal" style:font-weight-complex="normal"/>
    </style:style>
    <style:style style:name="T73" style:family="text">
      <style:text-properties fo:font-weight="normal" officeooo:rsid="03917495" style:font-weight-asian="normal" style:font-weight-complex="normal"/>
    </style:style>
    <style:style style:name="T74" style:family="text">
      <style:text-properties fo:font-weight="normal" officeooo:rsid="0392b3e5" style:font-weight-asian="normal" style:font-weight-complex="normal"/>
    </style:style>
    <style:style style:name="T75" style:family="text">
      <style:text-properties fo:font-weight="normal" officeooo:rsid="039f1c28" style:font-weight-asian="normal" style:font-weight-complex="normal"/>
    </style:style>
    <style:style style:name="T76" style:family="text">
      <style:text-properties fo:font-weight="normal" officeooo:rsid="03a44891" style:font-weight-asian="normal" style:font-weight-complex="normal"/>
    </style:style>
    <style:style style:name="T77" style:family="text">
      <style:text-properties fo:font-weight="normal" officeooo:rsid="03a5b8cd" style:font-weight-asian="normal" style:font-weight-complex="normal"/>
    </style:style>
    <style:style style:name="T78" style:family="text">
      <style:text-properties fo:font-weight="normal" officeooo:rsid="03a76926" style:font-weight-asian="normal" style:font-weight-complex="normal"/>
    </style:style>
    <style:style style:name="T79" style:family="text">
      <style:text-properties fo:font-weight="normal" officeooo:rsid="03a8e572" style:font-weight-asian="normal" style:font-weight-complex="normal"/>
    </style:style>
    <style:style style:name="T80" style:family="text">
      <style:text-properties fo:font-weight="normal" officeooo:rsid="03aa196d" style:font-weight-asian="normal" style:font-weight-complex="normal"/>
    </style:style>
    <style:style style:name="T81" style:family="text">
      <style:text-properties fo:font-weight="normal" officeooo:rsid="03aecd04" style:font-weight-asian="normal" style:font-weight-complex="normal"/>
    </style:style>
    <style:style style:name="T82" style:family="text">
      <style:text-properties fo:font-weight="normal" officeooo:rsid="03b3d40e" style:font-weight-asian="normal" style:font-weight-complex="normal"/>
    </style:style>
    <style:style style:name="T83" style:family="text">
      <style:text-properties fo:font-size="12pt" style:font-size-asian="12pt" style:font-size-complex="12pt"/>
    </style:style>
    <style:style style:name="T84" style:family="text">
      <style:text-properties fo:font-size="12pt" officeooo:rsid="01c9a5e1" style:font-size-asian="12pt" style:font-size-complex="12pt"/>
    </style:style>
    <style:style style:name="T85" style:family="text">
      <style:text-properties fo:font-size="12pt" fo:language="en" fo:country="US" officeooo:rsid="0061f44e" style:font-size-asian="12pt" style:font-size-complex="12pt"/>
    </style:style>
    <style:style style:name="T86" style:family="text">
      <style:text-properties fo:font-size="12pt" fo:language="en" fo:country="US" officeooo:rsid="006329b4" style:font-size-asian="12pt" style:font-size-complex="12pt"/>
    </style:style>
    <style:style style:name="T87" style:family="text">
      <style:text-properties fo:font-size="12pt" fo:language="en" fo:country="US" officeooo:rsid="0211072c" style:font-size-asian="12pt" style:font-size-complex="12pt"/>
    </style:style>
    <style:style style:name="T88" style:family="text">
      <style:text-properties fo:font-size="12pt" fo:language="en" fo:country="US" officeooo:rsid="0212f843" style:font-size-asian="12pt" style:font-size-complex="12pt"/>
    </style:style>
    <style:style style:name="T89" style:family="text">
      <style:text-properties fo:font-size="12pt" fo:language="en" fo:country="US" officeooo:rsid="025557e8" style:font-size-asian="12pt" style:font-size-complex="12pt"/>
    </style:style>
    <style:style style:name="T90" style:family="text">
      <style:text-properties fo:font-size="12pt" fo:language="en" fo:country="US" officeooo:rsid="011dc76d" style:font-size-asian="12pt" style:font-size-complex="12pt"/>
    </style:style>
    <style:style style:name="T91" style:family="text">
      <style:text-properties fo:font-size="12pt" fo:language="en" fo:country="US" officeooo:rsid="02686ed5" style:font-size-asian="12pt" style:font-size-complex="12pt"/>
    </style:style>
    <style:style style:name="T92" style:family="text">
      <style:text-properties fo:font-size="12pt" fo:language="en" fo:country="US" officeooo:rsid="0269033e" style:font-size-asian="12pt" style:font-size-complex="12pt"/>
    </style:style>
    <style:style style:name="T93" style:family="text">
      <style:text-properties fo:font-size="12pt" fo:language="en" fo:country="US" officeooo:rsid="026eb9dc" style:font-size-asian="12pt" style:font-size-complex="12pt"/>
    </style:style>
    <style:style style:name="T94" style:family="text">
      <style:text-properties fo:font-size="12pt" fo:language="en" fo:country="US" officeooo:rsid="02b8a696" style:font-size-asian="12pt" style:font-size-complex="12pt"/>
    </style:style>
    <style:style style:name="T95" style:family="text">
      <style:text-properties fo:font-size="12pt" fo:language="en" fo:country="US" officeooo:rsid="02b9c835" style:font-size-asian="12pt" style:font-size-complex="12pt"/>
    </style:style>
    <style:style style:name="T96" style:family="text">
      <style:text-properties fo:font-size="12pt" fo:language="ru" fo:country="RU" officeooo:rsid="00172148" style:font-size-asian="12pt" style:font-size-complex="12pt"/>
    </style:style>
    <style:style style:name="T97" style:family="text">
      <style:text-properties fo:font-size="12pt" fo:background-color="#e6e6ff" loext:char-shading-value="0" style:font-size-asian="12pt" style:font-size-complex="12pt"/>
    </style:style>
    <style:style style:name="T98" style:family="text">
      <style:text-properties fo:font-size="12pt" fo:font-weight="normal" style:font-size-asian="12pt" style:font-weight-asian="normal" style:font-size-complex="12pt" style:font-weight-complex="normal"/>
    </style:style>
    <style:style style:name="T99" style:family="text">
      <style:text-properties officeooo:rsid="0148ff9d"/>
    </style:style>
    <style:style style:name="T100" style:family="text">
      <style:text-properties fo:color="#000000"/>
    </style:style>
    <style:style style:name="T101" style:family="text">
      <style:text-properties fo:color="#000000" fo:font-size="12pt" fo:font-weight="bold" officeooo:rsid="01c82298" style:font-size-asian="12pt" style:font-weight-asian="bold" style:font-size-complex="12pt" style:font-weight-complex="bold"/>
    </style:style>
    <style:style style:name="T102" style:family="text">
      <style:text-properties officeooo:rsid="02172e32"/>
    </style:style>
    <style:style style:name="T103" style:family="text">
      <style:text-properties fo:font-style="italic" officeooo:rsid="0029d2f2" style:font-style-asian="italic" style:font-style-complex="italic"/>
    </style:style>
    <style:style style:name="T104" style:family="text">
      <style:text-properties officeooo:rsid="0029d2f2"/>
    </style:style>
    <style:style style:name="T105" style:family="text">
      <style:text-properties fo:color="#cccccc"/>
    </style:style>
    <style:style style:name="T106" style:family="text">
      <style:text-properties officeooo:rsid="0265540d"/>
    </style:style>
    <style:style style:name="T107" style:family="text">
      <style:text-properties officeooo:rsid="011dc76d"/>
    </style:style>
    <style:style style:name="T108" style:family="text">
      <style:text-properties officeooo:rsid="027c96f3"/>
    </style:style>
    <style:style style:name="T109" style:family="text">
      <style:text-properties officeooo:rsid="028c345b"/>
    </style:style>
    <style:style style:name="T110" style:family="text">
      <style:text-properties officeooo:rsid="02a346f0"/>
    </style:style>
    <style:style style:name="T111" style:family="text">
      <style:text-properties officeooo:rsid="02a4f7f5"/>
    </style:style>
    <style:style style:name="T112" style:family="text">
      <style:text-properties officeooo:rsid="02a9e3fd"/>
    </style:style>
    <style:style style:name="T113" style:family="text">
      <style:text-properties officeooo:rsid="02aed804"/>
    </style:style>
    <style:style style:name="T114" style:family="text">
      <style:text-properties officeooo:rsid="02b103ad"/>
    </style:style>
    <style:style style:name="T115" style:family="text">
      <style:text-properties officeooo:rsid="02d2a30a"/>
    </style:style>
    <style:style style:name="T116" style:family="text">
      <style:text-properties officeooo:rsid="02e2c631"/>
    </style:style>
    <style:style style:name="T117" style:family="text">
      <style:text-properties officeooo:rsid="02f20729"/>
    </style:style>
    <style:style style:name="T118" style:family="text">
      <style:text-properties officeooo:rsid="02f3d5ed"/>
    </style:style>
    <style:style style:name="T119" style:family="text">
      <style:text-properties officeooo:rsid="02f8907c"/>
    </style:style>
    <style:style style:name="T120" style:family="text">
      <style:text-properties officeooo:rsid="03037035"/>
    </style:style>
    <style:style style:name="T121" style:family="text">
      <style:text-properties officeooo:rsid="0327aca7"/>
    </style:style>
    <style:style style:name="T122" style:family="text">
      <style:text-properties officeooo:rsid="032b51b7"/>
    </style:style>
    <style:style style:name="T123" style:family="text">
      <style:text-properties fo:font-style="normal" style:font-style-asian="normal" style:font-style-complex="normal"/>
    </style:style>
    <style:style style:name="T124" style:family="text">
      <style:text-properties fo:font-style="normal" officeooo:rsid="0032a574" style:font-style-asian="normal" style:font-style-complex="normal"/>
    </style:style>
    <style:style style:name="T125" style:family="text">
      <style:text-properties officeooo:rsid="002eac18"/>
    </style:style>
    <style:style style:name="T126" style:family="text">
      <style:text-properties officeooo:rsid="03438605"/>
    </style:style>
    <style:style style:name="T127" style:family="text">
      <style:text-properties officeooo:rsid="03478a83"/>
    </style:style>
    <style:style style:name="T128" style:family="text">
      <style:text-properties officeooo:rsid="034b3ce6"/>
    </style:style>
    <style:style style:name="T129" style:family="text">
      <style:text-properties officeooo:rsid="034bbea7"/>
    </style:style>
    <style:style style:name="T130" style:family="text">
      <style:text-properties officeooo:rsid="034d69c4"/>
    </style:style>
    <style:style style:name="T131" style:family="text">
      <style:text-properties officeooo:rsid="034e7fc1"/>
    </style:style>
    <style:style style:name="T132" style:family="text">
      <style:text-properties officeooo:rsid="034fe0a4"/>
    </style:style>
    <style:style style:name="T133" style:family="text">
      <style:text-properties officeooo:rsid="0353d91e"/>
    </style:style>
    <style:style style:name="T134" style:family="text">
      <style:text-properties officeooo:rsid="03548135"/>
    </style:style>
    <style:style style:name="T135" style:family="text">
      <style:text-properties officeooo:rsid="03568b68"/>
    </style:style>
    <style:style style:name="T136" style:family="text">
      <style:text-properties officeooo:rsid="0359ac9a"/>
    </style:style>
    <style:style style:name="T137" style:family="text">
      <style:text-properties officeooo:rsid="03607405"/>
    </style:style>
    <style:style style:name="T138" style:family="text">
      <style:text-properties officeooo:rsid="0366b083"/>
    </style:style>
    <style:style style:name="T139" style:family="text">
      <style:text-properties officeooo:rsid="0371723c"/>
    </style:style>
    <style:style style:name="T140" style:family="text">
      <style:text-properties officeooo:rsid="037e19ca"/>
    </style:style>
    <style:style style:name="T141" style:family="text">
      <style:text-properties officeooo:rsid="0380e54c"/>
    </style:style>
    <style:style style:name="T142" style:family="text">
      <style:text-properties officeooo:rsid="03879fae"/>
    </style:style>
    <style:style style:name="T143" style:family="text">
      <style:text-properties officeooo:rsid="0387cddd"/>
    </style:style>
    <style:style style:name="T144" style:family="text">
      <style:text-properties officeooo:rsid="038ae932"/>
    </style:style>
    <style:style style:name="T145" style:family="text">
      <style:text-properties officeooo:rsid="038cacf1"/>
    </style:style>
    <style:style style:name="T146" style:family="text">
      <style:text-properties officeooo:rsid="038dab7b"/>
    </style:style>
    <style:style style:name="T147" style:family="text">
      <style:text-properties officeooo:rsid="038e4efb"/>
    </style:style>
    <style:style style:name="T148" style:family="text">
      <style:text-properties officeooo:rsid="0390324e"/>
    </style:style>
    <style:style style:name="T149" style:family="text">
      <style:text-properties officeooo:rsid="03917495"/>
    </style:style>
    <style:style style:name="T150" style:family="text">
      <style:text-properties officeooo:rsid="0392b3e5"/>
    </style:style>
    <style:style style:name="T151" style:family="text">
      <style:text-properties officeooo:rsid="039426ca"/>
    </style:style>
    <style:style style:name="T152" style:family="text">
      <style:text-properties officeooo:rsid="039f1c28"/>
    </style:style>
    <style:style style:name="T153" style:family="text">
      <style:text-properties officeooo:rsid="03a01f70"/>
    </style:style>
    <style:style style:name="T154" style:family="text">
      <style:text-properties officeooo:rsid="03a1848b"/>
    </style:style>
    <style:style style:name="T155" style:family="text">
      <style:text-properties officeooo:rsid="03aa33b3"/>
    </style:style>
    <style:style style:name="T156" style:family="text">
      <style:text-properties officeooo:rsid="03b36209"/>
    </style:style>
    <style:style style:name="T157" style:family="text">
      <style:text-properties officeooo:rsid="03b464d5"/>
    </style:style>
    <style:style style:name="T158" style:family="text">
      <style:text-properties officeooo:rsid="03b5b178"/>
    </style:style>
    <style:style style:name="T159" style:family="text">
      <style:text-properties officeooo:rsid="03b7943c"/>
    </style:style>
    <style:style style:name="T160" style:family="text">
      <style:text-properties officeooo:rsid="00bedd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9"><text:span text:style-name="T5">The </text:span><text:span text:style-name="T20">PGE</text:span><text:span text:style-name="T4"> *.LVL</text:span><text:span text:style-name="T20">X</text:span><text:span text:style-name="T1"> </text:span><text:span text:style-name="T5">file </text:span><text:span text:style-name="T2">file description</text:span></text:p>
      <text:p text:style-name="P389">Created by Wohlstand (July, 17, 2014)</text:p>
      <text:p text:style-name="P390"/>
      <text:p text:style-name="P391"><text:span text:style-name="T85"><text:tab/>This is a level </text:span><text:span text:style-name="T87">map</text:span><text:span text:style-name="T85"> </text:span><text:span text:style-name="T88">TEXT file</text:span><text:span text:style-name="T86">. All parameters </text:span><text:span text:style-name="T89">have each markers and </text:span><text:span text:style-name="T94">separated by </text:span><text:span text:style-name="T89">sections </text:span><text:span text:style-name="T94">which contains only items of </text:span><text:span text:style-name="T95">defined </text:span><text:span text:style-name="T94">type</text:span><text:span text:style-name="T86">.</text:span></text:p>
      <text:p text:style-name="P362"/>
      <text:p text:style-name="P386"><text:span text:style-name="Descr_5f_ttl2">Introduction</text:span></text:p>
      <text:p text:style-name="P363"><text:span text:style-name="T59">Standart parameters</text:span><text:span text:style-name="T41">:</text:span></text:p>
      <text:p text:style-name="P360">Standart size of one block<text:tab/>3<text:span text:style-name="T65">2</text:span>x3<text:span text:style-name="T65">2 pixels</text:span></text:p>
      <text:p text:style-name="P364">On screen can showing height<text:tab/>19 blocks</text:p>
      <text:p text:style-name="P365"><text:span text:style-name="T55">On screen can showing </text:span><text:span text:style-name="T3">width<text:tab/></text:span><text:span text:style-name="T40">25</text:span><text:span text:style-name="T55"> blocks</text:span></text:p>
      <text:p text:style-name="P366"><text:span text:style-name="T36">Big</text:span><text:span text:style-name="T27"> h</text:span><text:span text:style-name="T54">eight of screen<text:tab/></text:span><text:span text:style-name="T13">60</text:span><text:span text:style-name="T30">0</text:span><text:span text:style-name="T13"> pixels </text:span><text:span text:style-name="T15">(</text:span><text:span text:style-name="T31">19 blocks without 8 pixels</text:span><text:span text:style-name="T15">)</text:span></text:p>
      <text:p text:style-name="P367"><text:span text:style-name="T36">Big</text:span><text:span text:style-name="T27"> </text:span><text:span text:style-name="T36">wi</text:span><text:span text:style-name="T54">dth of screen<text:tab/></text:span><text:span text:style-name="T8">8</text:span><text:span text:style-name="T54">00 </text:span><text:span text:style-name="T14">pixels </text:span><text:span text:style-name="T32">(28 blocks)</text:span></text:p>
      <text:p text:style-name="P368"><text:span text:style-name="T14">Small </text:span><text:span text:style-name="T1">width </text:span><text:span text:style-name="T107">of</text:span><text:span text:style-name="T14"> screen<text:tab/></text:span><text:span text:style-name="T29">512</text:span><text:span text:style-name="T28"> </text:span><text:span text:style-name="T14">pixels </text:span><text:span text:style-name="T33">(16 blocks)</text:span></text:p>
      <text:p text:style-name="P378"><text:span text:style-name="T90">S</text:span><text:span text:style-name="T91">mall height of screen<text:tab/></text:span><text:span text:style-name="T92">480</text:span><text:span text:style-name="T96"> </text:span><text:span text:style-name="T90">pixels </text:span><text:span text:style-name="T93">(15 blocks)</text:span></text:p>
      <text:p text:style-name="P302"/>
      <text:p text:style-name="P385"><text:span text:style-name="Descr_5f_ttl2"><text:span text:style-name="T102">Default section </text:span></text:span><text:span text:style-name="Descr_5f_ttl2"><text:span text:style-name="T18">positions</text:span></text:span></text:p>
      <text:p text:style-name="P303"><text:span text:style-name="Descr_5f_ttl2"/></text:p>
      <text:p text:style-name="P384"><text:span text:style-name="T61">(</text:span><text:span text:style-name="T7">Section Center</text:span><text:span text:style-name="T61">)<text:tab/></text:span><text:span text:style-name="T64">Section <text:s/></text:span><text:span text:style-name="T62">(X </text:span><text:span text:style-name="T6">and</text:span><text:span text:style-name="T62"> Y axis </text:span><text:span text:style-name="T63">ranges</text:span><text:span text:style-name="T62">) </text:span></text:p>
      <text:p text:style-name="P379"><text:span text:style-name="T58">-200000<text:tab/></text:span><text:span text:style-name="T60">01</text:span><text:span text:style-name="T58"> (-190000 : -219999)</text:span></text:p>
      <text:p text:style-name="P379"><text:span text:style-name="T58">-180000<text:tab/></text:span><text:span text:style-name="T60">02</text:span><text:span text:style-name="T58"> (-170000 : -189999)</text:span></text:p>
      <text:p text:style-name="P379"><text:span text:style-name="T58">-160000<text:tab/></text:span><text:span text:style-name="T60">03</text:span><text:span text:style-name="T58"> (-150000 : -189999)</text:span></text:p>
      <text:p text:style-name="P379"><text:span text:style-name="T58">-140000<text:tab/></text:span><text:span text:style-name="T60">04</text:span><text:span text:style-name="T58"> (-130000 : -149999)</text:span></text:p>
      <text:p text:style-name="P379"><text:span text:style-name="T58">-120000<text:tab/></text:span><text:span text:style-name="T60">05</text:span><text:span text:style-name="T58"> (-110000 : -129999)</text:span></text:p>
      <text:p text:style-name="P379"><text:span text:style-name="T58">-100000<text:tab/></text:span><text:span text:style-name="T60">06</text:span><text:span text:style-name="T58"> (-90000 : -109999)</text:span></text:p>
      <text:p text:style-name="P379"><text:span text:style-name="T58">-80000<text:tab/></text:span><text:span text:style-name="T60">07</text:span><text:span text:style-name="T58"> (-70000 : -89999)</text:span></text:p>
      <text:p text:style-name="P379"><text:span text:style-name="T58">-60000<text:tab/></text:span><text:span text:style-name="T60">08</text:span><text:span text:style-name="T58"> (-50000 : -69999)</text:span></text:p>
      <text:p text:style-name="P379"><text:span text:style-name="T58">-40000<text:tab/></text:span><text:span text:style-name="T60">09</text:span><text:span text:style-name="T58"> (-30000 : -49999)</text:span></text:p>
      <text:p text:style-name="P379"><text:span text:style-name="T58">-20000<text:tab/></text:span><text:span text:style-name="T60">10</text:span><text:span text:style-name="T58"> (-10000 : -29999)</text:span></text:p>
      <text:p text:style-name="P379"><text:span text:style-name="T58">0000<text:tab/></text:span><text:span text:style-name="T60">11</text:span><text:span text:style-name="T58"> (9999 : -9999)</text:span></text:p>
      <text:p text:style-name="P379"><text:span text:style-name="T58">20000<text:tab/></text:span><text:span text:style-name="T60">12</text:span><text:span text:style-name="T58"> (10000 : 29999)</text:span></text:p>
      <text:p text:style-name="P379"><text:span text:style-name="T58">40000<text:tab/></text:span><text:span text:style-name="T60">13</text:span><text:span text:style-name="T58"> (30000 : 49999)</text:span></text:p>
      <text:p text:style-name="P379"><text:span text:style-name="T58">-60000<text:tab/></text:span><text:span text:style-name="T60">14</text:span><text:span text:style-name="T58"> (50000 : 69999)</text:span></text:p>
      <text:p text:style-name="P379"><text:span text:style-name="T58">80000<text:tab/></text:span><text:span text:style-name="T60">15</text:span><text:span text:style-name="T58"> (70000 : 89999)</text:span></text:p>
      <text:p text:style-name="P379"><text:span text:style-name="T58">100000<text:tab/></text:span><text:span text:style-name="T60">16</text:span><text:span text:style-name="T58"> (90000 : 109999)</text:span></text:p>
      <text:p text:style-name="P379"><text:span text:style-name="T58">120000<text:tab/></text:span><text:span text:style-name="T60">17</text:span><text:span text:style-name="T58"> (100000 : 129999)</text:span></text:p>
      <text:p text:style-name="P379"><text:span text:style-name="T58">140000<text:tab/></text:span><text:span text:style-name="T60">18</text:span><text:span text:style-name="T58"> (130000 : 149999)</text:span></text:p>
      <text:p text:style-name="P379"><text:span text:style-name="T58">160000<text:tab/></text:span><text:span text:style-name="T60">19</text:span><text:span text:style-name="T58"> (150000 : 169999)</text:span></text:p>
      <text:p text:style-name="P379"><text:span text:style-name="T58">180000<text:tab/></text:span><text:span text:style-name="T60">20</text:span><text:span text:style-name="T58"> (170000 : 189999)</text:span></text:p>
      <text:p text:style-name="P379"><text:span text:style-name="T58">200000<text:tab/></text:span><text:span text:style-name="T60">21</text:span><text:span text:style-name="T58"> (190000 : 209999)</text:span></text:p>
      <text:p text:style-name="P301"/>
      <text:list xml:id="list4463244976426254805" text:style-name="L1">
        <text:list-item>
          <text:p text:style-name="P416"><text:span text:style-name="T1">The standard</text:span><text:span text:style-name="T17"> s</text:span><text:span text:style-name="T10">ize of one section</text:span><text:span text:style-name="T43"> </text:span><text:span text:style-name="T19">zone </text:span><text:span text:style-name="T9">is </text:span><text:span text:style-name="T42">29999×29999</text:span><text:span text:style-name="T11"> pixels</text:span></text:p>
        </text:list-item>
        <text:list-item>
          <text:p text:style-name="P417"><text:span text:style-name="T9">Y is always equal to X </text:span><text:span text:style-name="T12">as Section center coordinates</text:span></text:p>
        </text:list-item>
        <text:list-item>
          <text:p text:style-name="P418"><text:span text:style-name="T12">w</text:span><text:span text:style-name="T11">here x=0 and y=0 – is</text:span><text:span text:style-name="T16"> a</text:span><text:span text:style-name="T11"> center of 11'th section.</text:span></text:p>
        </text:list-item>
      </text:list>
      <text:p text:style-name="P300"/>
      <text:p text:style-name="P308"><text:span text:style-name="T39">For convert</text:span><text:span text:style-name="T49">ing</text:span><text:span text:style-name="T39"> from absolute coordinates to the relative of center </text:span><text:span text:style-name="T50">by</text:span><text:span text:style-name="T39"> one section:</text:span></text:p>
      <text:p text:style-name="P130"><draw:frame draw:style-name="fr3" draw:name="Объект1" text:anchor-type="as-char" svg:y="-0.586cm" svg:width="6.274cm" svg:height="1.085cm" draw:z-index="3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<text:p text:style-name="P130"/>
      <text:p text:style-name="P353"><text:span text:style-name="T123">The section size and position </text:span><text:span text:style-name="T124">are defined by the position of each side of the section.<text:line-break/>height and width are calculated with a formula:</text:span><text:span text:style-name="T104"><text:line-break/></text:span><text:span text:style-name="T103">W = |L-R| <text:s text:c="7"/>H = |T-B|</text:span></text:p>
      <text:p text:style-name="P310"/>
      <text:p text:style-name="P310"><draw:frame draw:style-name="fr1" draw:name="Изображение2" text:anchor-type="paragraph" svg:x="0.272cm" svg:y="0.037cm" svg:width="8.454cm" svg:height="7.13cm" draw:z-index="2"><draw:image xlink:href="Pictures/2000000900002536000021CD73D9BFEA.svm" xlink:type="simple" xlink:show="embed" xlink:actuate="onLoad"/></draw:frame></text:p>
      <text:p text:style-name="P310"/>
      <text:p text:style-name="P310"/>
      <text:p text:style-name="P310"/>
      <text:p text:style-name="P310"/>
      <text:p text:style-name="P310"/>
      <text:p text:style-name="P310"/>
      <text:p text:style-name="P310"/>
      <text:p text:style-name="P310"/>
      <text:p text:style-name="P310"/>
      <text:p text:style-name="P310"/>
      <text:p text:style-name="P310"/>
      <text:p text:style-name="P310"/>
      <text:p text:style-name="P310"/>
      <text:p text:style-name="P310"/>
      <text:p text:style-name="P383"><text:span text:style-name="T125">The c</text:span><text:span text:style-name="T53">oordinates of </text:span><text:span text:style-name="T125">an object's placement is set </text:span><text:span text:style-name="T53">concerning its upper left corner</text:span><text:span text:style-name="T51">:</text:span></text:p>
      <text:p text:style-name="P359"><text:span text:style-name="T44">In this example,</text:span><text:span text:style-name="T51"> </text:span><text:span text:style-name="T49">the </text:span><text:span text:style-name="T51">mushroom</text:span><text:span text:style-name="T49">'s </text:span><text:span text:style-name="T51">coordinates on </text:span><text:span text:style-name="T49">the </text:span><text:span text:style-name="T51">current section is: </text:span><text:span text:style-name="T45">X</text:span><text:span text:style-name="T51">=2150; <text:s/></text:span><text:span text:style-name="T45">Y</text:span><text:span text:style-name="T51">=2600<text:line-break/></text:span><text:span text:style-name="T44">and the block coordinates are: </text:span><text:span text:style-name="T45">X</text:span><text:span text:style-name="T44">=2150; <text:s/>Y=2632</text:span></text:p>
      <text:p text:style-name="P351"><text:span text:style-name="T52">Remember!</text:span><text:span text:style-name="T46"><text:line-break/>As the </text:span><text:span text:style-name="T47">Y</text:span><text:span text:style-name="T46"> axis is turned to move </text:span><text:span text:style-name="T48">an</text:span><text:span text:style-name="T46"> object down, it is necessary to add to </text:span><text:span text:style-name="T48">the </text:span><text:span text:style-name="T46">Y offset and to move up, it is necessary to subtract.</text:span></text:p>
      <text:p text:style-name="P192"><draw:frame draw:style-name="fr2" draw:name="Графический объект1" text:anchor-type="paragraph" svg:x="0.325cm" svg:y="0.669cm" svg:width="6.031cm" svg:height="5.56cm" draw:z-index="0"><draw:image xlink:href="Pictures/20000009000017C60000159B92C309BA.svm" xlink:type="simple" xlink:show="embed" xlink:actuate="onLoad"/></draw:frame><draw:frame draw:style-name="fr2" draw:name="Графический объект2" text:anchor-type="paragraph" svg:x="8.433cm" svg:y="0.697cm" svg:width="5.847cm" svg:height="5.373cm" draw:z-index="1"><draw:image xlink:href="Pictures/20000009000016D8000014FC41F609CD.svm" xlink:type="simple" xlink:show="embed" xlink:actuate="onLoad"/></draw:frame><text:line-break/></text:p>
      <text:p text:style-name="P388"><text:span text:style-name="Descr_5f_ttl2"><text:span text:style-name="T99">File Format Specification</text:span></text:span></text:p>
      <text:p text:style-name="P348">The reference designations:</text:p>
      <text:list xml:id="list1710124035049943909" text:style-name="L2">
        <text:list-item>
          <text:p text:style-name="P419">standart parameter</text:p>
        </text:list-item>
        <text:list-item>
          <text:p text:style-name="P422">Comment title</text:p>
        </text:list-item>
        <text:list-item>
          <text:p text:style-name="P423"><text:span text:style-name="Descr"><text:span text:style-name="T83">Comment description</text:span></text:span></text:p>
        </text:list-item>
        <text:list-item>
          <text:p text:style-name="P423"><text:span text:style-name="Descr"><text:span text:style-name="T56">loop</text:span></text:span></text:p>
        </text:list-item>
        <text:list-item>
          <text:p text:style-name="P423"><text:span text:style-name="Descr"><text:span text:style-name="T57">variable</text:span></text:span></text:p>
        </text:list-item>
        <text:list-item>
          <text:p text:style-name="P424"><text:span text:style-name="Descr_5f_special"><text:span text:style-name="T97">Special option, using only under special conditions, differently is absent</text:span></text:span></text:p>
        </text:list-item>
        <text:list-item>
          <text:p text:style-name="P420">File format version limit</text:p>
        </text:list-item>
        <text:list-item>
          <text:p text:style-name="P421"><text:span text:style-name="Descr_5f_dtype">Data type</text:span></text:p>
        </text:list-item>
      </text:list>
      <text:p text:style-name="P374"><text:span text:style-name="Descr_5f_special"><text:span text:style-name="T83"/></text:span></text:p>
      <text:p text:style-name="P375"><text:span text:style-name="Descr_5f_special"><text:span text:style-name="T101">File format version:</text:span></text:span></text:p>
      <text:p text:style-name="P376"><text:span text:style-name="Descr_5f_special"><text:span text:style-name="T84">The version number of the file format defines data present or absent in the file.</text:span></text:span></text:p>
      <text:p text:style-name="P361"/>
      <text:p text:style-name="P361"/>
      <text:p text:style-name="P349">Sections</text:p>
      <text:p text:style-name="P357">Each data type separated by markers:</text:p>
      <text:p text:style-name="P349"><text:span text:style-name="T66">started from line </text:span>DATA1<text:span text:style-name="T66"> and closed with line </text:span>DATA1_END</text:p>
      <text:p text:style-name="P349"/>
      <text:p text:style-name="P350">for example:</text:p>
      <text:p text:style-name="P358">SECTION<text:line-break/><text:span text:style-name="T105">SC:1;L:-32445;R:-32436;T:-43623;B:-32677;MZ:43;MF:"test.ogg";BG:34; </text:span><text:span text:style-name="T100">← some data</text:span><text:line-break/>SECTION_END</text:p>
      <text:p text:style-name="P349"/>
      <text:p text:style-name="P311">List of available sections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94">Marker</text:p>
          </table:table-cell>
          <table:table-cell table:style-name="Таблица1.B1" office:value-type="string">
            <text:p text:style-name="P2">Description</text:p>
          </table:table-cell>
        </table:table-row>
        <table:table-row>
          <table:table-cell table:style-name="Таблица1.A2" office:value-type="string">
            <text:p text:style-name="P161">HEAD</text:p>
          </table:table-cell>
          <table:table-cell table:style-name="Таблица1.B2" office:value-type="string">
            <text:p text:style-name="P1"><text:span text:style-name="Descr">File header</text:span></text:p>
          </table:table-cell>
        </table:table-row>
        <table:table-row>
          <table:table-cell table:style-name="Таблица1.A4" office:value-type="string">
            <text:p text:style-name="P161">SECTION</text:p>
          </table:table-cell>
          <table:table-cell table:style-name="Таблица1.B4" office:value-type="string">
            <text:p text:style-name="P1"><text:span text:style-name="Descr">Level sections</text:span></text:p>
          </table:table-cell>
        </table:table-row>
        <table:table-row>
          <table:table-cell table:style-name="Таблица1.A4" office:value-type="string">
            <text:p text:style-name="P33">STARTPOINT</text:p>
          </table:table-cell>
          <table:table-cell table:style-name="Таблица1.B4" office:value-type="string">
            <text:p text:style-name="P33"><text:span text:style-name="Descr">Player's start points</text:span></text:p>
          </table:table-cell>
        </table:table-row>
        <table:table-row>
          <table:table-cell table:style-name="Таблица1.A5" office:value-type="string">
            <text:p text:style-name="P161">BLOCK</text:p>
          </table:table-cell>
          <table:table-cell table:style-name="Таблица1.B5" office:value-type="string">
            <text:p text:style-name="P304"><text:span text:style-name="Descr"><text:span text:style-name="T98">Blocks </text:span></text:span><text:span text:style-name="Descr">present </text:span><text:span text:style-name="Descr"><text:span text:style-name="T98">on the map</text:span></text:span></text:p>
          </table:table-cell>
        </table:table-row>
        <table:table-row>
          <table:table-cell table:style-name="Таблица1.A6" office:value-type="string">
            <text:p text:style-name="P161">BGO</text:p>
          </table:table-cell>
          <table:table-cell table:style-name="Таблица1.B6" office:value-type="string">
            <text:p text:style-name="P304"><text:span text:style-name="Descr"><text:span text:style-name="T98">BGO </text:span></text:span><text:span text:style-name="Descr">present </text:span><text:span text:style-name="Descr"><text:span text:style-name="T98">on the map</text:span></text:span></text:p>
          </table:table-cell>
        </table:table-row>
        <table:table-row>
          <table:table-cell table:style-name="Таблица1.A7" office:value-type="string">
            <text:p text:style-name="P161">NPC</text:p>
          </table:table-cell>
          <table:table-cell table:style-name="Таблица1.B7" office:value-type="string">
            <text:p text:style-name="P1"><text:span text:style-name="Descr">NPC present on the map</text:span></text:p>
          </table:table-cell>
        </table:table-row>
        <table:table-row>
          <table:table-cell table:style-name="Таблица1.A8" office:value-type="string">
            <text:p text:style-name="P161">PHYSICS</text:p>
          </table:table-cell>
          <table:table-cell table:style-name="Таблица1.B8" office:value-type="string">
            <text:p text:style-name="P1"><text:span text:style-name="Descr">Physical environment zones on the map</text:span></text:p>
          </table:table-cell>
        </table:table-row>
        <table:table-row>
          <table:table-cell table:style-name="Таблица1.A9" office:value-type="string">
            <text:p text:style-name="P161">DOORS</text:p>
          </table:table-cell>
          <table:table-cell table:style-name="Таблица1.B9" office:value-type="string">
            <text:p text:style-name="P1"><text:span text:style-name="Descr">Warps and doors available on the map</text:span></text:p>
          </table:table-cell>
        </table:table-row>
        <table:table-row>
          <table:table-cell table:style-name="Таблица1.A10" office:value-type="string">
            <text:p text:style-name="P161">LAYERS</text:p>
          </table:table-cell>
          <table:table-cell table:style-name="Таблица1.B10" office:value-type="string">
            <text:p text:style-name="P1"><text:span text:style-name="Descr">Layers</text:span></text:p>
          </table:table-cell>
        </table:table-row>
        <table:table-row>
          <table:table-cell table:style-name="Таблица1.A12" office:value-type="string">
            <text:p text:style-name="P161">EVENTS</text:p>
          </table:table-cell>
          <table:table-cell table:style-name="Таблица1.B12" office:value-type="string">
            <text:p text:style-name="P1"><text:span text:style-name="Descr">Action-styled events</text:span></text:p>
          </table:table-cell>
        </table:table-row>
        <table:table-row>
          <table:table-cell table:style-name="Таблица1.A12" office:value-type="string">
            <text:p text:style-name="P34">EVENT</text:p>
          </table:table-cell>
          <table:table-cell table:style-name="Таблица1.B12" office:value-type="string">
            <text:p text:style-name="P34"><text:span text:style-name="Descr">Sub-section of action-styled events, contains list of actions</text:span></text:p>
          </table:table-cell>
        </table:table-row>
        <table:table-row>
          <table:table-cell table:style-name="Таблица1.A13" office:value-type="string">
            <text:p text:style-name="P161">EVENTS_CLASSIC</text:p>
          </table:table-cell>
          <table:table-cell table:style-name="Таблица1.B13" office:value-type="string">
            <text:p text:style-name="P1"><text:span text:style-name="Descr">SMBX64-compatible classic events</text:span></text:p>
          </table:table-cell>
        </table:table-row>
      </table:table>
      <text:p text:style-name="P193"/>
      <text:p text:style-name="P195"/>
      <text:p text:style-name="P387">Data<text:span text:style-name="T66"><text:line-break/><text:tab/>Each data entry have each line. Parameters separated with a semicolon “;”. All parameters must have a markers. Marker and value separated by </text:span><text:span text:style-name="T67">colon </text:span><text:span text:style-name="T66">“:”. </text:span><text:span text:style-name="T68">Non-exist markers will be skipped.</text:span></text:p>
      <text:p text:style-name="P346"><text:span text:style-name="T66">Not allowing to use parameters without markers. </text:span><text:span text:style-name="T69">Data-type for each parameter defining by </text:span><text:span text:style-name="T70">its internal. Data-types closed by its markers. </text:span><text:span text:style-name="T71">Always possible add new marker with possible to save compatible with old versions.</text:span></text:p>
      <text:p text:style-name="P356"/>
      <text:p text:style-name="P347"><text:span text:style-name="T106">E</text:span>xample of data entry:</text:p>
      <text:p text:style-name="P377">ID:24;X:-4146;Y:23566;V:-1;ZO:0;SP:-1;L:"Default"</text:p>
      <text:p text:style-name="Standard"/>
      <text:p text:style-name="Standard"/>
      <text:p text:style-name="P392">Data type<text:span text:style-name="T34">s </text:span><text:span text:style-name="T35">syntax</text:span><text:span text:style-name="T34">:</text:span></text:p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393"><text:span text:style-name="Descr_5f_dtype"><text:span text:style-name="T66">12345</text:span></text:span></text:p>
          </table:table-cell>
          <table:table-cell table:style-name="Таблица12.B1" office:value-type="string">
            <text:p text:style-name="P393"><text:span text:style-name="Descr"><text:span text:style-name="T66">unsigned int/long</text:span></text:span></text:p>
          </table:table-cell>
        </table:table-row>
        <table:table-row>
          <table:table-cell table:style-name="Таблица12.A2" office:value-type="string">
            <text:p text:style-name="P393"><text:span text:style-name="Descr_5f_dtype"><text:span text:style-name="T66">-31414</text:span></text:span></text:p>
          </table:table-cell>
          <table:table-cell table:style-name="Таблица12.B2" office:value-type="string">
            <text:p text:style-name="P394"><text:span text:style-name="Descr"><text:span text:style-name="T66">signed int/long</text:span></text:span></text:p>
          </table:table-cell>
        </table:table-row>
        <table:table-row>
          <table:table-cell table:style-name="Таблица12.A2" office:value-type="string">
            <text:p text:style-name="P399"><text:span text:style-name="Descr_5f_dtype">13.45</text:span></text:p>
          </table:table-cell>
          <table:table-cell table:style-name="Таблица12.B2" office:value-type="string">
            <text:p text:style-name="P397"><text:span text:style-name="Descr">unsigned float/double</text:span></text:p>
          </table:table-cell>
        </table:table-row>
        <table:table-row>
          <table:table-cell table:style-name="Таблица12.A2" office:value-type="string">
            <text:p text:style-name="P399"><text:span text:style-name="Descr_5f_dtype">-34.772</text:span></text:p>
          </table:table-cell>
          <table:table-cell table:style-name="Таблица12.B2" office:value-type="string">
            <text:p text:style-name="P398"><text:span text:style-name="Descr">signed float/double</text:span></text:p>
          </table:table-cell>
        </table:table-row>
        <table:table-row>
          <table:table-cell table:style-name="Таблица12.A2" office:value-type="string">
            <text:p text:style-name="P393"><text:span text:style-name="Descr_5f_dtype">"Hello world"</text:span></text:p>
          </table:table-cell>
          <table:table-cell table:style-name="Таблица12.B2" office:value-type="string">
            <text:p text:style-name="P395"><text:span text:style-name="Descr">string</text:span></text:p>
          </table:table-cell>
        </table:table-row>
        <table:table-row>
          <table:table-cell table:style-name="Таблица12.A2" office:value-type="string">
            <text:p text:style-name="P401"><text:span text:style-name="Descr_5f_dtype">H48656c6c6f20776f726c64</text:span></text:p>
          </table:table-cell>
          <table:table-cell table:style-name="Таблица12.B2" office:value-type="string">
            <text:p text:style-name="P400"><text:span text:style-name="Descr"><text:span text:style-name="T142">hex </text:span></text:span><text:span text:style-name="Descr">encoded string</text:span></text:p>
          </table:table-cell>
        </table:table-row>
        <table:table-row>
          <table:table-cell table:style-name="Таблица12.A2" office:value-type="string">
            <text:p text:style-name="P395"><text:span text:style-name="Descr_5f_dtype">[123,54,243,33]</text:span></text:p>
          </table:table-cell>
          <table:table-cell table:style-name="Таблица12.B2" office:value-type="string">
            <text:p text:style-name="P395"><text:span text:style-name="Descr">int/long array</text:span></text:p>
          </table:table-cell>
        </table:table-row>
        <table:table-row>
          <table:table-cell table:style-name="Таблица12.A2" office:value-type="string">
            <text:p text:style-name="P395"><text:span text:style-name="Descr_5f_dtype">["test", "cat", "dog"]</text:span></text:p>
          </table:table-cell>
          <table:table-cell table:style-name="Таблица12.B2" office:value-type="string">
            <text:p text:style-name="P395"><text:span text:style-name="Descr">string array</text:span></text:p>
          </table:table-cell>
        </table:table-row>
        <table:table-row>
          <table:table-cell table:style-name="Таблица12.A2" office:value-type="string">
            <text:p text:style-name="P395"><text:span text:style-name="Descr_5f_dtype">0/1</text:span></text:p>
          </table:table-cell>
          <table:table-cell table:style-name="Таблица12.B2" office:value-type="string">
            <text:p text:style-name="P415"><text:span text:style-name="Descr"><text:span text:style-name="T160">Boolean</text:span></text:span></text:p>
          </table:table-cell>
        </table:table-row>
        <table:table-row>
          <table:table-cell table:style-name="Таблица12.A2" office:value-type="string">
            <text:p text:style-name="P395"><text:span text:style-name="Descr_5f_dtype">011011010</text:span></text:p>
          </table:table-cell>
          <table:table-cell table:style-name="Таблица12.B2" office:value-type="string">
            <text:p text:style-name="P415"><text:span text:style-name="Descr"><text:span text:style-name="T160">Boolean</text:span></text:span><text:span text:style-name="Descr"> array</text:span></text:p>
          </table:table-cell>
        </table:table-row>
        <table:table-row>
          <table:table-cell table:style-name="Таблица12.A2" office:value-type="string">
            <text:p text:style-name="P396"><text:span text:style-name="Descr_5f_dtype"><text:span text:style-name="T38">B12FD24</text:span></text:span></text:p>
          </table:table-cell>
          <table:table-cell table:style-name="Таблица12.B2" office:value-type="string">
            <text:p text:style-name="P415"><text:span text:style-name="Descr"><text:span text:style-name="T158">Byte-encoded B</text:span></text:span><text:span text:style-name="Descr">ool</text:span><text:span text:style-name="Descr"><text:span text:style-name="T160">ean</text:span></text:span><text:span text:style-name="Descr"> array</text:span></text:p>
          </table:table-cell>
        </table:table-row>
      </table:table>
      <text:p text:style-name="P392"/>
      <text:p text:style-name="P369"/>
      <text:p text:style-name="P370">Also inside strings can be used sprcial <text:span text:style-name="T122">safe constants</text:span>:</text:p>
      <text:p text:style-name="P370"/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410">\n</text:p>
          </table:table-cell>
          <table:table-cell table:style-name="Таблица13.B1" office:value-type="string">
            <text:p text:style-name="P402"><text:span text:style-name="Descr">New line</text:span></text:p>
          </table:table-cell>
        </table:table-row>
        <table:table-row>
          <table:table-cell table:style-name="Таблица13.A2" office:value-type="string">
            <text:p text:style-name="P411">\”</text:p>
          </table:table-cell>
          <table:table-cell table:style-name="Таблица13.B2" office:value-type="string">
            <text:p text:style-name="P405"><text:span text:style-name="Descr">Safe Quotes</text:span></text:p>
          </table:table-cell>
        </table:table-row>
        <table:table-row>
          <table:table-cell table:style-name="Таблица13.A2" office:value-type="string">
            <text:p text:style-name="P411">\\</text:p>
          </table:table-cell>
          <table:table-cell table:style-name="Таблица13.B2" office:value-type="string">
            <text:p text:style-name="P406"><text:span text:style-name="Descr">Safe slash</text:span></text:p>
          </table:table-cell>
        </table:table-row>
        <table:table-row>
          <table:table-cell table:style-name="Таблица13.A2" office:value-type="string">
            <text:p text:style-name="P411">\;</text:p>
          </table:table-cell>
          <table:table-cell table:style-name="Таблица13.B2" office:value-type="string">
            <text:p text:style-name="P406"><text:span text:style-name="Descr">Semicolon</text:span></text:p>
          </table:table-cell>
        </table:table-row>
        <table:table-row>
          <table:table-cell table:style-name="Таблица13.A2" office:value-type="string">
            <text:p text:style-name="P411">\:</text:p>
          </table:table-cell>
          <table:table-cell table:style-name="Таблица13.B2" office:value-type="string">
            <text:p text:style-name="P406"><text:span text:style-name="Descr">colon</text:span></text:p>
          </table:table-cell>
        </table:table-row>
        <table:table-row>
          <table:table-cell table:style-name="Таблица13.A2" office:value-type="string">
            <text:p text:style-name="P412">\[</text:p>
          </table:table-cell>
          <table:table-cell table:style-name="Таблица13.B2" office:value-type="string">
            <text:p text:style-name="P407"><text:span text:style-name="Descr">[</text:span></text:p>
          </table:table-cell>
        </table:table-row>
        <table:table-row>
          <table:table-cell table:style-name="Таблица13.A2" office:value-type="string">
            <text:p text:style-name="P412">\]</text:p>
          </table:table-cell>
          <table:table-cell table:style-name="Таблица13.B2" office:value-type="string">
            <text:p text:style-name="P407"><text:span text:style-name="Descr">]</text:span></text:p>
          </table:table-cell>
        </table:table-row>
        <table:table-row>
          <table:table-cell table:style-name="Таблица13.A2" office:value-type="string">
            <text:p text:style-name="P413">\,</text:p>
          </table:table-cell>
          <table:table-cell table:style-name="Таблица13.B2" office:value-type="string">
            <text:p text:style-name="P408"><text:span text:style-name="Descr">Comma</text:span></text:p>
          </table:table-cell>
        </table:table-row>
        <table:table-row>
          <table:table-cell table:style-name="Таблица13.A2" office:value-type="string">
            <text:p text:style-name="P414">\%</text:p>
          </table:table-cell>
          <table:table-cell table:style-name="Таблица13.B2" office:value-type="string">
            <text:p text:style-name="P409"><text:span text:style-name="Descr">Percent</text:span></text:p>
          </table:table-cell>
        </table:table-row>
      </table:table>
      <text:p text:style-name="P370"/>
      <text:p text:style-name="P373"/>
      <text:p text:style-name="P369"/>
      <text:p text:style-name="P371">User's variables:</text:p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404"><text:span text:style-name="T121">@</text:span>p<text:span text:style-name="T121">@</text:span></text:p>
          </table:table-cell>
          <table:table-cell table:style-name="Таблица14.B1" office:value-type="string">
            <text:p text:style-name="P403">Current character's name</text:p>
          </table:table-cell>
        </table:table-row>
        <table:table-row>
          <table:table-cell table:style-name="Таблица14.A2" office:value-type="string">
            <text:p text:style-name="Table_20_Contents"/>
          </table:table-cell>
          <table:table-cell table:style-name="Таблица14.B2" office:value-type="string">
            <text:p text:style-name="Table_20_Contents"/>
          </table:table-cell>
        </table:table-row>
      </table:table>
      <text:p text:style-name="P372"/>
      <text:p text:style-name="P369"/>
      <text:p text:style-name="P369"/>
      <text:p text:style-name="P381">Data markers</text:p>
      <text:p text:style-name="P196"/>
      <text:p text:style-name="P197">File header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32">Marker</text:p>
          </table:table-cell>
          <table:table-cell table:style-name="Таблица2.B1" office:value-type="string">
            <text:p text:style-name="P232">Description</text:p>
          </table:table-cell>
        </table:table-row>
        <table:table-row>
          <table:table-cell table:style-name="Таблица2.A2" office:value-type="string">
            <text:p text:style-name="P162">TL</text:p>
          </table:table-cell>
          <table:table-cell table:style-name="Таблица2.B2" office:value-type="string">
            <text:p text:style-name="P200"><text:span text:style-name="Descr_5f_dtype"><text:span text:style-name="T66">(string)</text:span></text:span><text:span text:style-name="Descr"><text:span text:style-name="T66"> Level title</text:span></text:span></text:p>
          </table:table-cell>
        </table:table-row>
        <table:table-row>
          <table:table-cell table:style-name="Таблица2.A3" office:value-type="string">
            <text:p text:style-name="P162">SZ</text:p>
          </table:table-cell>
          <table:table-cell table:style-name="Таблица2.B3" office:value-type="string">
            <text:p text:style-name="P200"><text:span text:style-name="Descr_5f_dtype"><text:span text:style-name="T66">(unsigned int)</text:span></text:span><text:span text:style-name="Descr"><text:span text:style-name="T66"> Number of stars</text:span></text:span></text:p>
          </table:table-cell>
        </table:table-row>
        <table:table-row>
          <table:table-cell table:style-name="Таблица2.A7" office:value-type="string">
            <text:p text:style-name="P14">CN</text:p>
          </table:table-cell>
          <table:table-cell table:style-name="Таблица2.B7" office:value-type="string">
            <text:p text:style-name="P204"><text:span text:style-name="Descr_5f_dtype"><text:span text:style-name="T66">(string)</text:span></text:span><text:span text:style-name="Descr"><text:span text:style-name="T66"> Game config key.</text:span></text:span></text:p>
          </table:table-cell>
        </table:table-row>
        <table:table-row>
          <table:table-cell table:style-name="Таблица2.A7" office:value-type="string">
            <text:p text:style-name="P26">GS</text:p>
          </table:table-cell>
          <table:table-cell table:style-name="Таблица2.B7" office:value-type="string">
            <text:p text:style-name="P26"><text:span text:style-name="Descr_5f_dtype">(bool)</text:span><text:span text:style-name="Descr"> Use episode global switches (switch states will be saved)</text:span></text:p>
          </table:table-cell>
        </table:table-row>
        <table:table-row>
          <table:table-cell table:style-name="Таблица2.A7" office:value-type="string">
            <text:p text:style-name="P30">PS</text:p>
          </table:table-cell>
          <table:table-cell table:style-name="Таблица2.B7" office:value-type="string">
            <text:p text:style-name="P30"><text:span text:style-name="Descr_5f_dtype">(int)</text:span><text:span text:style-name="Descr"> Physics type (Internal physics configuration ID)</text:span></text:p>
          </table:table-cell>
        </table:table-row>
        <table:table-row>
          <table:table-cell table:style-name="Таблица2.A7" office:value-type="string">
            <text:p text:style-name="P31">CC</text:p>
          </table:table-cell>
          <table:table-cell table:style-name="Таблица2.B7" office:value-type="string">
            <text:p text:style-name="P31"><text:span text:style-name="Descr_5f_dtype">(bool array)</text:span><text:span text:style-name="Descr"> Controls flags (allow/deny control features for whole level)</text:span></text:p>
          </table:table-cell>
        </table:table-row>
        <table:table-row>
          <table:table-cell table:style-name="Таблица2.A9" office:value-type="string">
            <text:p text:style-name="P32">CT</text:p>
          </table:table-cell>
          <table:table-cell table:style-name="Таблица2.B9" office:value-type="string">
            <text:p text:style-name="P32"><text:span text:style-name="Descr_5f_dtype">(int)</text:span><text:span text:style-name="Descr"> Start level with character ID ([-1] – last used character)</text:span></text:p>
          </table:table-cell>
        </table:table-row>
        <table:table-row>
          <table:table-cell table:style-name="Таблица2.A9" office:value-type="string">
            <text:p text:style-name="P156">TL</text:p>
          </table:table-cell>
          <table:table-cell table:style-name="Таблица2.B9" office:value-type="string">
            <text:p text:style-name="P156"><text:span text:style-name="Descr_5f_dtype">(long)</text:span><text:span text:style-name="Descr"> Time limit in seconds (0 - disabled)</text:span></text:p>
          </table:table-cell>
        </table:table-row>
        <table:table-row>
          <table:table-cell table:style-name="Таблица2.A10" office:value-type="string">
            <text:p text:style-name="P157">TA</text:p>
          </table:table-cell>
          <table:table-cell table:style-name="Таблица2.B10" office:value-type="string">
            <text:p text:style-name="P157"><text:span text:style-name="Descr_5f_dtype">(int)</text:span><text:span text:style-name="Descr"> Time limit type (Kill player, Trigger event)</text:span></text:p>
          </table:table-cell>
        </table:table-row>
      </table:table>
      <text:p text:style-name="P204"/>
      <text:p text:style-name="P204"/>
      <text:p text:style-name="P198"><text:span text:style-name="T108">Level Section</text:span>: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33">Marker</text:p>
          </table:table-cell>
          <table:table-cell table:style-name="Таблица3.B1" office:value-type="string">
            <text:p text:style-name="P233">Description</text:p>
          </table:table-cell>
        </table:table-row>
        <table:table-row>
          <table:table-cell table:style-name="Таблица3.A2" office:value-type="string">
            <text:p text:style-name="P3">SC</text:p>
          </table:table-cell>
          <table:table-cell table:style-name="Таблица3.B2" office:value-type="string">
            <text:p text:style-name="P201"><text:span text:style-name="Descr_5f_dtype"><text:span text:style-name="T66">(unsigned int)</text:span></text:span><text:span text:style-name="Descr"><text:span text:style-name="T66"> Number of section</text:span></text:span></text:p>
          </table:table-cell>
        </table:table-row>
        <table:table-row>
          <table:table-cell table:style-name="Таблица3.A18" office:value-type="string">
            <text:p text:style-name="P4">L</text:p>
          </table:table-cell>
          <table:table-cell table:style-name="Таблица3.B18" office:value-type="string">
            <text:p text:style-name="P267"><text:span text:style-name="Descr_5f_dtype"><text:span text:style-name="T66">(long)</text:span></text:span><text:span text:style-name="Descr"><text:span text:style-name="T66"> Left side position X</text:span></text:span></text:p>
          </table:table-cell>
        </table:table-row>
        <table:table-row>
          <table:table-cell table:style-name="Таблица3.A18" office:value-type="string">
            <text:p text:style-name="P5">T</text:p>
          </table:table-cell>
          <table:table-cell table:style-name="Таблица3.B18" office:value-type="string">
            <text:p text:style-name="P6"><text:span text:style-name="Descr_5f_dtype">(long)</text:span><text:span text:style-name="Descr"> Top side <text:s/>position Y</text:span></text:p>
          </table:table-cell>
        </table:table-row>
        <table:table-row>
          <table:table-cell table:style-name="Таблица3.A18" office:value-type="string">
            <text:p text:style-name="P5">B</text:p>
          </table:table-cell>
          <table:table-cell table:style-name="Таблица3.B18" office:value-type="string">
            <text:p text:style-name="P6"><text:span text:style-name="Descr_5f_dtype">(long)</text:span><text:span text:style-name="Descr"> Bottom side <text:s/>position Y</text:span></text:p>
          </table:table-cell>
        </table:table-row>
        <table:table-row>
          <table:table-cell table:style-name="Таблица3.A18" office:value-type="string">
            <text:p text:style-name="P5">R</text:p>
          </table:table-cell>
          <table:table-cell table:style-name="Таблица3.B18" office:value-type="string">
            <text:p text:style-name="P268"><text:span text:style-name="Descr_5f_dtype"><text:span text:style-name="T66">(long)</text:span></text:span><text:span text:style-name="Descr"><text:span text:style-name="T66"> Right side position X</text:span></text:span></text:p>
          </table:table-cell>
        </table:table-row>
        <table:table-row>
          <table:table-cell table:style-name="Таблица3.A18" office:value-type="string">
            <text:p text:style-name="P5">MZ</text:p>
          </table:table-cell>
          <table:table-cell table:style-name="Таблица3.B18" office:value-type="string">
            <text:p text:style-name="P7"><text:span text:style-name="Descr_5f_dtype">(unsigned int)</text:span><text:span text:style-name="Descr"> Internal music ID</text:span></text:p>
          </table:table-cell>
        </table:table-row>
        <table:table-row>
          <table:table-cell table:style-name="Таблица3.A18" office:value-type="string">
            <text:p text:style-name="P5">MF</text:p>
          </table:table-cell>
          <table:table-cell table:style-name="Таблица3.B18" office:value-type="string">
            <text:p text:style-name="P5"><text:span text:style-name="Descr_5f_dtype">(string)</text:span><text:span text:style-name="Descr"> Custom music relative file path</text:span></text:p>
          </table:table-cell>
        </table:table-row>
        <table:table-row>
          <table:table-cell table:style-name="Таблица3.A18" office:value-type="string">
            <text:p text:style-name="P16">BG</text:p>
          </table:table-cell>
          <table:table-cell table:style-name="Таблица3.B18" office:value-type="string">
            <text:p text:style-name="P17"><text:span text:style-name="Descr_5f_dtype">(unsigned int)</text:span><text:span text:style-name="Descr"> Internal background ID</text:span></text:p>
          </table:table-cell>
        </table:table-row>
        <table:table-row>
          <table:table-cell table:style-name="Таблица3.A18" office:value-type="string">
            <text:p text:style-name="P16">BF</text:p>
          </table:table-cell>
          <table:table-cell table:style-name="Таблица3.B18" office:value-type="string">
            <text:p text:style-name="P16"><text:span text:style-name="Descr_5f_dtype">(string)</text:span><text:span text:style-name="Descr"> Custom background relative file path</text:span></text:p>
          </table:table-cell>
        </table:table-row>
        <table:table-row>
          <table:table-cell table:style-name="Таблица3.A18" office:value-type="string">
            <text:p text:style-name="P18">CS</text:p>
          </table:table-cell>
          <table:table-cell table:style-name="Таблица3.B18" office:value-type="string">
            <text:p text:style-name="P18"><text:span text:style-name="Descr_5f_dtype">(bool)</text:span><text:span text:style-name="Descr"> Connect sides flag</text:span></text:p>
          </table:table-cell>
        </table:table-row>
        <table:table-row>
          <table:table-cell table:style-name="Таблица3.A18" office:value-type="string">
            <text:p text:style-name="P19">OE</text:p>
          </table:table-cell>
          <table:table-cell table:style-name="Таблица3.B18" office:value-type="string">
            <text:p text:style-name="P19"><text:span text:style-name="Descr_5f_dtype">(bool)</text:span><text:span text:style-name="Descr"> Off-screen exit flag</text:span></text:p>
          </table:table-cell>
        </table:table-row>
        <table:table-row>
          <table:table-cell table:style-name="Таблица3.A18" office:value-type="string">
            <text:p text:style-name="P20">SR</text:p>
          </table:table-cell>
          <table:table-cell table:style-name="Таблица3.B18" office:value-type="string">
            <text:p text:style-name="P21"><text:span text:style-name="Descr_5f_dtype">(bool)</text:span><text:span text:style-name="Descr"> Right-way scroll only (No Turn-back)</text:span></text:p>
          </table:table-cell>
        </table:table-row>
        <table:table-row>
          <table:table-cell table:style-name="Таблица3.A18" office:value-type="string">
            <text:p text:style-name="P20">SL</text:p>
          </table:table-cell>
          <table:table-cell table:style-name="Таблица3.B18" office:value-type="string">
            <text:p text:style-name="P21"><text:span text:style-name="Descr_5f_dtype">(bool)</text:span><text:span text:style-name="Descr"> Left-way scroll only</text:span></text:p>
          </table:table-cell>
        </table:table-row>
        <table:table-row>
          <table:table-cell table:style-name="Таблица3.A18" office:value-type="string">
            <text:p text:style-name="P22">GR</text:p>
          </table:table-cell>
          <table:table-cell table:style-name="Таблица3.B18" office:value-type="string">
            <text:p text:style-name="P23"><text:span text:style-name="Descr_5f_dtype">(int)</text:span><text:span text:style-name="Descr"> Gravity Value</text:span></text:p>
          </table:table-cell>
        </table:table-row>
        <table:table-row>
          <table:table-cell table:style-name="Таблица3.A18" office:value-type="string">
            <text:p text:style-name="P24">W<text:span text:style-name="T109">E</text:span></text:p>
          </table:table-cell>
          <table:table-cell table:style-name="Таблица3.B18" office:value-type="string">
            <text:p text:style-name="P25"><text:span text:style-name="Descr_5f_dtype">(bool)</text:span><text:span text:style-name="Descr"> Section wind flag</text:span></text:p>
          </table:table-cell>
        </table:table-row>
        <table:table-row>
          <table:table-cell table:style-name="Таблица3.A18" office:value-type="string">
            <text:p text:style-name="P27">WD</text:p>
          </table:table-cell>
          <table:table-cell table:style-name="Таблица3.B18" office:value-type="string">
            <text:p text:style-name="P27"><text:span text:style-name="Descr_5f_dtype">(int)</text:span><text:span text:style-name="Descr"> Section wind direction</text:span></text:p>
          </table:table-cell>
        </table:table-row>
        <table:table-row>
          <table:table-cell table:style-name="Таблица3.A18" office:value-type="string">
            <text:p text:style-name="P28">WF</text:p>
          </table:table-cell>
          <table:table-cell table:style-name="Таблица3.B18" office:value-type="string">
            <text:p text:style-name="P305"><text:span text:style-name="Descr_5f_dtype"><text:span text:style-name="T66">(int)</text:span></text:span><text:span text:style-name="Descr"><text:span text:style-name="T98"> Wind </text:span></text:span><text:span text:style-name="Descr">strength value</text:span><text:span text:style-name="Descr"><text:span text:style-name="T98"> </text:span></text:span></text:p>
          </table:table-cell>
        </table:table-row>
        <table:table-row>
          <table:table-cell table:style-name="Таблица3.A19" office:value-type="string">
            <text:p text:style-name="P29">WT</text:p>
          </table:table-cell>
          <table:table-cell table:style-name="Таблица3.B19" office:value-type="string">
            <text:p text:style-name="P29"><text:span text:style-name="Descr_5f_dtype">(int)</text:span><text:span text:style-name="Descr"> Weather effects</text:span></text:p>
          </table:table-cell>
        </table:table-row>
        <table:table-row>
          <table:table-cell table:style-name="Таблица3.A20" office:value-type="string">
            <text:p text:style-name="P31">CC</text:p>
          </table:table-cell>
          <table:table-cell table:style-name="Таблица3.B20" office:value-type="string">
            <text:p text:style-name="P31"><text:span text:style-name="Descr_5f_dtype">(bool array)</text:span><text:span text:style-name="Descr"> Controls flags (allow/deny control features for this section only)</text:span></text:p>
          </table:table-cell>
        </table:table-row>
      </table:table>
      <text:p text:style-name="P205"/>
      <text:p text:style-name="P205"/>
      <text:p text:style-name="P199"><text:span text:style-name="T110">Players start points</text:span>: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234">Marker</text:p>
          </table:table-cell>
          <table:table-cell table:style-name="Таблица4.B1" office:value-type="string">
            <text:p text:style-name="P234">Description</text:p>
          </table:table-cell>
        </table:table-row>
        <table:table-row>
          <table:table-cell table:style-name="Таблица4.A2" office:value-type="string">
            <text:p text:style-name="P39">ID</text:p>
          </table:table-cell>
          <table:table-cell table:style-name="Таблица4.B2" office:value-type="string">
            <text:p text:style-name="P202"><text:span text:style-name="Descr_5f_dtype"><text:span text:style-name="T66">(unsigned int)</text:span></text:span><text:span text:style-name="Descr"><text:span text:style-name="T66"> Player ID</text:span></text:span></text:p>
          </table:table-cell>
        </table:table-row>
        <table:table-row>
          <table:table-cell table:style-name="Таблица4.A3" office:value-type="string">
            <text:p text:style-name="P39">X</text:p>
          </table:table-cell>
          <table:table-cell table:style-name="Таблица4.B3" office:value-type="string">
            <text:p text:style-name="P202"><text:span text:style-name="Descr_5f_dtype"><text:span text:style-name="T66">(long)</text:span></text:span><text:span text:style-name="Descr"><text:span text:style-name="T66"> Position X</text:span></text:span></text:p>
          </table:table-cell>
        </table:table-row>
        <table:table-row>
          <table:table-cell table:style-name="Таблица4.A4" office:value-type="string">
            <text:p text:style-name="P39">Y</text:p>
          </table:table-cell>
          <table:table-cell table:style-name="Таблица4.B4" office:value-type="string">
            <text:p text:style-name="P206"><text:span text:style-name="Descr_5f_dtype"><text:span text:style-name="T66">(long)</text:span></text:span><text:span text:style-name="Descr"><text:span text:style-name="T66"> Position Y</text:span></text:span></text:p>
          </table:table-cell>
        </table:table-row>
        <table:table-row>
          <table:table-cell table:style-name="Таблица4.A5" office:value-type="string">
            <text:p text:style-name="P76">D</text:p>
          </table:table-cell>
          <table:table-cell table:style-name="Таблица4.B5" office:value-type="string">
            <text:p text:style-name="P76"><text:span text:style-name="Descr_5f_dtype">(int)</text:span><text:span text:style-name="Descr"> Start direction</text:span></text:p>
          </table:table-cell>
        </table:table-row>
      </table:table>
      <text:p text:style-name="P15"/>
      <text:p text:style-name="P203"/>
      <text:p text:style-name="P203"/>
      <text:p text:style-name="P306"><text:span text:style-name="T111">Blocks</text:span>: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235">Marker</text:p>
          </table:table-cell>
          <table:table-cell table:style-name="Таблица5.B1" office:value-type="string">
            <text:p text:style-name="P235">Description</text:p>
          </table:table-cell>
        </table:table-row>
        <table:table-row>
          <table:table-cell table:style-name="Таблица5.A2" office:value-type="string">
            <text:p text:style-name="P35">ID</text:p>
          </table:table-cell>
          <table:table-cell table:style-name="Таблица5.B2" office:value-type="string">
            <text:p text:style-name="P269"><text:span text:style-name="Descr_5f_dtype"><text:span text:style-name="T66">(unsigned long)</text:span></text:span><text:span text:style-name="Descr"><text:span text:style-name="T66"> Block ID</text:span></text:span></text:p>
          </table:table-cell>
        </table:table-row>
        <table:table-row>
          <table:table-cell table:style-name="Таблица5.A12" office:value-type="string">
            <text:p text:style-name="P35">X</text:p>
          </table:table-cell>
          <table:table-cell table:style-name="Таблица5.B12" office:value-type="string">
            <text:p text:style-name="P44"><text:span text:style-name="Descr_5f_dtype">(long)</text:span><text:span text:style-name="Descr"> Position X</text:span></text:p>
          </table:table-cell>
        </table:table-row>
        <table:table-row>
          <table:table-cell table:style-name="Таблица5.A12" office:value-type="string">
            <text:p text:style-name="P40">Y</text:p>
          </table:table-cell>
          <table:table-cell table:style-name="Таблица5.B12" office:value-type="string">
            <text:p text:style-name="P45"><text:span text:style-name="Descr_5f_dtype">(long)</text:span><text:span text:style-name="Descr"> Position Y</text:span></text:p>
          </table:table-cell>
        </table:table-row>
        <table:table-row>
          <table:table-cell table:style-name="Таблица5.A12" office:value-type="string">
            <text:p text:style-name="P40">W</text:p>
          </table:table-cell>
          <table:table-cell table:style-name="Таблица5.B12" office:value-type="string">
            <text:p text:style-name="P45"><text:span text:style-name="Descr_5f_dtype">(unsigned int)</text:span><text:span text:style-name="Descr"> Width</text:span></text:p>
          </table:table-cell>
        </table:table-row>
        <table:table-row>
          <table:table-cell table:style-name="Таблица5.A12" office:value-type="string">
            <text:p text:style-name="P40">H</text:p>
          </table:table-cell>
          <table:table-cell table:style-name="Таблица5.B12" office:value-type="string">
            <text:p text:style-name="P45"><text:span text:style-name="Descr_5f_dtype">(unsigned int)</text:span><text:span text:style-name="Descr"> Height</text:span></text:p>
          </table:table-cell>
        </table:table-row>
        <table:table-row>
          <table:table-cell table:style-name="Таблица5.A12" office:value-type="string">
            <text:p text:style-name="P44">CN</text:p>
          </table:table-cell>
          <table:table-cell table:style-name="Таблица5.B12" office:value-type="string">
            <text:p text:style-name="P46"><text:span text:style-name="Descr_5f_dtype">(int)</text:span><text:span text:style-name="Descr"> NPC Content </text:span><text:span text:style-name="Descr"><text:span text:style-name="T148">(Negative value – coins number, Positive – NPC-ID)</text:span></text:span></text:p>
          </table:table-cell>
        </table:table-row>
        <table:table-row>
          <table:table-cell table:style-name="Таблица5.A12" office:value-type="string">
            <text:p text:style-name="P47">IV</text:p>
          </table:table-cell>
          <table:table-cell table:style-name="Таблица5.B12" office:value-type="string">
            <text:p text:style-name="P47"><text:span text:style-name="Descr_5f_dtype">(bool)</text:span><text:span text:style-name="Descr"> Invisible flag</text:span></text:p>
          </table:table-cell>
        </table:table-row>
        <table:table-row>
          <table:table-cell table:style-name="Таблица5.A12" office:value-type="string">
            <text:p text:style-name="P47">SL</text:p>
          </table:table-cell>
          <table:table-cell table:style-name="Таблица5.B12" office:value-type="string">
            <text:p text:style-name="P48"><text:span text:style-name="Descr_5f_dtype">(bool)</text:span><text:span text:style-name="Descr"> Slippery flag</text:span></text:p>
          </table:table-cell>
        </table:table-row>
        <table:table-row>
          <table:table-cell table:style-name="Таблица5.A12" office:value-type="string">
            <text:p text:style-name="P49">LR</text:p>
          </table:table-cell>
          <table:table-cell table:style-name="Таблица5.B12" office:value-type="string">
            <text:p text:style-name="P49"><text:span text:style-name="Descr_5f_dtype">(string)</text:span><text:span text:style-name="Descr"> Layer</text:span></text:p>
          </table:table-cell>
        </table:table-row>
        <table:table-row>
          <table:table-cell table:style-name="Таблица5.A12" office:value-type="string">
            <text:p text:style-name="P50">ED</text:p>
          </table:table-cell>
          <table:table-cell table:style-name="Таблица5.B12" office:value-type="string">
            <text:p text:style-name="P51"><text:span text:style-name="Descr_5f_dtype">(string)</text:span><text:span text:style-name="Descr"> Event slot “Destroyed”</text:span></text:p>
          </table:table-cell>
        </table:table-row>
        <table:table-row>
          <table:table-cell table:style-name="Таблица5.A12" office:value-type="string">
            <text:p text:style-name="P50">EH</text:p>
          </table:table-cell>
          <table:table-cell table:style-name="Таблица5.B12" office:value-type="string">
            <text:p text:style-name="P51"><text:span text:style-name="Descr_5f_dtype">(string)</text:span><text:span text:style-name="Descr"> Event slot “Hit”</text:span></text:p>
          </table:table-cell>
        </table:table-row>
        <table:table-row>
          <table:table-cell table:style-name="Таблица5.A13" office:value-type="string">
            <text:p text:style-name="P50">EE</text:p>
          </table:table-cell>
          <table:table-cell table:style-name="Таблица5.B13" office:value-type="string">
            <text:p text:style-name="P51"><text:span text:style-name="Descr_5f_dtype">(string)</text:span><text:span text:style-name="Descr"> Event slot “Layer is empry”</text:span></text:p>
          </table:table-cell>
        </table:table-row>
        <table:table-row>
          <table:table-cell table:style-name="Таблица5.A14" office:value-type="string">
            <text:p text:style-name="P180">PTR</text:p>
          </table:table-cell>
          <table:table-cell table:style-name="Таблица5.B14" office:value-type="string">
            <text:p text:style-name="P52"><text:span text:style-name="Descr_5f_dtype">(string)</text:span><text:span text:style-name="Descr"> </text:span><text:span text:style-name="Descr"><text:span text:style-name="T151">Unique item pointer (Using only for item specific events)</text:span></text:span></text:p>
          </table:table-cell>
        </table:table-row>
      </table:table>
      <text:p text:style-name="P312"/>
      <text:p text:style-name="P312"><text:span text:style-name="T112">Background object</text:span>: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236">Marker</text:p>
          </table:table-cell>
          <table:table-cell table:style-name="Таблица6.B1" office:value-type="string">
            <text:p text:style-name="P236">Description</text:p>
          </table:table-cell>
        </table:table-row>
        <table:table-row>
          <table:table-cell table:style-name="Таблица6.A2" office:value-type="string">
            <text:p text:style-name="P36">ID</text:p>
          </table:table-cell>
          <table:table-cell table:style-name="Таблица6.B2" office:value-type="string">
            <text:p text:style-name="P271"><text:span text:style-name="Descr_5f_dtype"><text:span text:style-name="T66">(unsigned long)</text:span></text:span><text:span text:style-name="Descr"><text:span text:style-name="T66"> Background object ID</text:span></text:span></text:p>
          </table:table-cell>
        </table:table-row>
        <table:table-row>
          <table:table-cell table:style-name="Таблица6.A7" office:value-type="string">
            <text:p text:style-name="P36">X</text:p>
          </table:table-cell>
          <table:table-cell table:style-name="Таблица6.B7" office:value-type="string">
            <text:p text:style-name="P53"><text:span text:style-name="Descr_5f_dtype">(long)</text:span><text:span text:style-name="Descr"> Position X</text:span></text:p>
          </table:table-cell>
        </table:table-row>
        <table:table-row>
          <table:table-cell table:style-name="Таблица6.A7" office:value-type="string">
            <text:p text:style-name="P41">Y</text:p>
          </table:table-cell>
          <table:table-cell table:style-name="Таблица6.B7" office:value-type="string">
            <text:p text:style-name="P55"><text:span text:style-name="Descr_5f_dtype">(long)</text:span><text:span text:style-name="Descr"> Position Y</text:span></text:p>
          </table:table-cell>
        </table:table-row>
        <table:table-row>
          <table:table-cell table:style-name="Таблица6.A7" office:value-type="string">
            <text:p text:style-name="P53">ZO</text:p>
          </table:table-cell>
          <table:table-cell table:style-name="Таблица6.B7" office:value-type="string">
            <text:p text:style-name="P53"><text:span text:style-name="Descr_5f_dtype">(double)</text:span><text:span text:style-name="Descr"> Z-Offset</text:span></text:p>
          </table:table-cell>
        </table:table-row>
        <table:table-row>
          <table:table-cell table:style-name="Таблица6.A7" office:value-type="string">
            <text:p text:style-name="P59">Z<text:span text:style-name="T113">P</text:span></text:p>
          </table:table-cell>
          <table:table-cell table:style-name="Таблица6.B7" office:value-type="string">
            <text:p text:style-name="P60"><text:span text:style-name="Descr_5f_dtype">(int)</text:span><text:span text:style-name="Descr"> Z-Position (Frg-2 / Frg / Default / Backgrnd / Backgrnd-2)</text:span></text:p>
          </table:table-cell>
        </table:table-row>
        <table:table-row>
          <table:table-cell table:style-name="Таблица6.A7" office:value-type="string">
            <text:p text:style-name="P53">SP</text:p>
          </table:table-cell>
          <table:table-cell table:style-name="Таблица6.B7" office:value-type="string">
            <text:p text:style-name="P53"><text:span text:style-name="Descr_5f_dtype">(int)</text:span><text:span text:style-name="Descr"> SMBX64 array sort priority (will used only on save into SMBX LVL file)</text:span></text:p>
          </table:table-cell>
        </table:table-row>
        <table:table-row>
          <table:table-cell table:style-name="Таблица6.A8" office:value-type="string">
            <text:p text:style-name="P58">LR</text:p>
          </table:table-cell>
          <table:table-cell table:style-name="Таблица6.B8" office:value-type="string">
            <text:p text:style-name="P58"><text:span text:style-name="Descr_5f_dtype">(string)</text:span><text:span text:style-name="Descr"> Layer</text:span></text:p>
          </table:table-cell>
        </table:table-row>
        <table:table-row>
          <table:table-cell table:style-name="Таблица6.A9" office:value-type="string">
            <text:p text:style-name="P180">PTR</text:p>
          </table:table-cell>
          <table:table-cell table:style-name="Таблица6.B9" office:value-type="string">
            <text:p text:style-name="P52"><text:span text:style-name="Descr_5f_dtype">(string)</text:span><text:span text:style-name="Descr"> </text:span><text:span text:style-name="Descr"><text:span text:style-name="T151">Unique item pointer (Using only for item specific events)</text:span></text:span></text:p>
          </table:table-cell>
        </table:table-row>
      </table:table>
      <text:p text:style-name="P207"/>
      <text:p text:style-name="P313"><text:span text:style-name="T114">Non-Playable Characters</text:span>: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237">Marker</text:p>
          </table:table-cell>
          <table:table-cell table:style-name="Таблица7.B1" office:value-type="string">
            <text:p text:style-name="P237">Description</text:p>
          </table:table-cell>
        </table:table-row>
        <table:table-row>
          <table:table-cell table:style-name="Таблица7.A2" office:value-type="string">
            <text:p text:style-name="P37">ID</text:p>
          </table:table-cell>
          <table:table-cell table:style-name="Таблица7.B2" office:value-type="string">
            <text:p text:style-name="P270"><text:span text:style-name="Descr_5f_dtype"><text:span text:style-name="T66">(unsigned long)</text:span></text:span><text:span text:style-name="Descr"><text:span text:style-name="T66"> </text:span></text:span><text:span text:style-name="Descr"><text:span text:style-name="T82">NPC </text:span></text:span><text:span text:style-name="Descr"><text:span text:style-name="T66">ID</text:span></text:span></text:p>
          </table:table-cell>
        </table:table-row>
        <table:table-row>
          <table:table-cell table:style-name="Таблица7.A8" office:value-type="string">
            <text:p text:style-name="P37">X</text:p>
          </table:table-cell>
          <table:table-cell table:style-name="Таблица7.B8" office:value-type="string">
            <text:p text:style-name="P54"><text:span text:style-name="Descr_5f_dtype">(long)</text:span><text:span text:style-name="Descr"> Position X</text:span></text:p>
          </table:table-cell>
        </table:table-row>
        <table:table-row>
          <table:table-cell table:style-name="Таблица7.A8" office:value-type="string">
            <text:p text:style-name="P42">Y</text:p>
          </table:table-cell>
          <table:table-cell table:style-name="Таблица7.B8" office:value-type="string">
            <text:p text:style-name="P56"><text:span text:style-name="Descr_5f_dtype">(long)</text:span><text:span text:style-name="Descr"> Position Y</text:span></text:p>
          </table:table-cell>
        </table:table-row>
        <table:table-row>
          <table:table-cell table:style-name="Таблица7.A8" office:value-type="string">
            <text:p text:style-name="P61">D</text:p>
          </table:table-cell>
          <table:table-cell table:style-name="Таблица7.B8" office:value-type="string">
            <text:p text:style-name="P75"><text:span text:style-name="Descr_5f_dtype">(int)</text:span><text:span text:style-name="Descr"> Direction</text:span></text:p>
          </table:table-cell>
        </table:table-row>
        <table:table-row>
          <table:table-cell table:style-name="Таблица7.A8" office:value-type="string">
            <text:p text:style-name="P61">S1</text:p>
          </table:table-cell>
          <table:table-cell table:style-name="Таблица7.B8" office:value-type="string">
            <text:p text:style-name="P61"><text:span text:style-name="Descr_5f_dtype">(long)</text:span><text:span text:style-name="Descr"> Special option 1</text:span></text:p>
          </table:table-cell>
        </table:table-row>
        <table:table-row>
          <table:table-cell table:style-name="Таблица7.A8" office:value-type="string">
            <text:p text:style-name="P59">Z<text:span text:style-name="T113">P</text:span></text:p>
          </table:table-cell>
          <table:table-cell table:style-name="Таблица7.B8" office:value-type="string">
            <text:p text:style-name="P60"><text:span text:style-name="Descr_5f_dtype">(int)</text:span><text:span text:style-name="Descr"> Z-Position (Frg-2 / Frg / Default / Backgrnd / Backgrnd-2)</text:span></text:p>
          </table:table-cell>
        </table:table-row>
        <table:table-row>
          <table:table-cell table:style-name="Таблица7.A8" office:value-type="string">
            <text:p text:style-name="P61">S2</text:p>
          </table:table-cell>
          <table:table-cell table:style-name="Таблица7.B8" office:value-type="string">
            <text:p text:style-name="P62"><text:span text:style-name="Descr_5f_dtype">(long)</text:span><text:span text:style-name="Descr"> Special option 2</text:span></text:p>
          </table:table-cell>
        </table:table-row>
        <table:table-row>
          <table:table-cell table:style-name="Таблица7.A21" office:value-type="string">
            <text:p text:style-name="P63">GE</text:p>
          </table:table-cell>
          <table:table-cell table:style-name="Таблица7.B21" office:value-type="string">
            <text:p text:style-name="P63"><text:span text:style-name="Descr_5f_dtype">(bool)</text:span><text:span text:style-name="Descr"> Generator flag</text:span></text:p>
          </table:table-cell>
        </table:table-row>
        <table:table-row>
          <table:table-cell table:style-name="Таблица7.A21" office:value-type="string">
            <text:p text:style-name="P63">GT</text:p>
          </table:table-cell>
          <table:table-cell table:style-name="Таблица7.B21" office:value-type="string">
            <text:p text:style-name="P63"><text:span text:style-name="Descr_5f_dtype">(int)</text:span><text:span text:style-name="Descr"> Generator type</text:span></text:p>
          </table:table-cell>
        </table:table-row>
        <table:table-row>
          <table:table-cell table:style-name="Таблица7.A21" office:value-type="string">
            <text:p text:style-name="P63">GD</text:p>
          </table:table-cell>
          <table:table-cell table:style-name="Таблица7.B21" office:value-type="string">
            <text:p text:style-name="P64"><text:span text:style-name="Descr_5f_dtype">(int)</text:span><text:span text:style-name="Descr"> Generator direction</text:span></text:p>
          </table:table-cell>
        </table:table-row>
        <table:table-row>
          <table:table-cell table:style-name="Таблица7.A21" office:value-type="string">
            <text:p text:style-name="P63">GM</text:p>
          </table:table-cell>
          <table:table-cell table:style-name="Таблица7.B21" office:value-type="string">
            <text:p text:style-name="P64"><text:span text:style-name="Descr_5f_dtype">(unsigned int)</text:span><text:span text:style-name="Descr"> Generator delay</text:span></text:p>
          </table:table-cell>
        </table:table-row>
        <table:table-row>
          <table:table-cell table:style-name="Таблица7.A21" office:value-type="string">
            <text:p text:style-name="P65">MG</text:p>
          </table:table-cell>
          <table:table-cell table:style-name="Таблица7.B21" office:value-type="string">
            <text:p text:style-name="P65"><text:span text:style-name="Descr_5f_dtype">(string)</text:span><text:span text:style-name="Descr"> NPC message</text:span></text:p>
          </table:table-cell>
        </table:table-row>
        <table:table-row>
          <table:table-cell table:style-name="Таблица7.A21" office:value-type="string">
            <text:p text:style-name="P66">FD</text:p>
          </table:table-cell>
          <table:table-cell table:style-name="Таблица7.B21" office:value-type="string">
            <text:p text:style-name="P66"><text:span text:style-name="Descr_5f_dtype">(bool)</text:span><text:span text:style-name="Descr"> Friendly flag</text:span></text:p>
          </table:table-cell>
        </table:table-row>
        <table:table-row>
          <table:table-cell table:style-name="Таблица7.A21" office:value-type="string">
            <text:p text:style-name="P66">NM</text:p>
          </table:table-cell>
          <table:table-cell table:style-name="Таблица7.B21" office:value-type="string">
            <text:p text:style-name="P67"><text:span text:style-name="Descr_5f_dtype">(bool)</text:span><text:span text:style-name="Descr"> Idle flag</text:span></text:p>
          </table:table-cell>
        </table:table-row>
        <table:table-row>
          <table:table-cell table:style-name="Таблица7.A21" office:value-type="string">
            <text:p text:style-name="P66">BS</text:p>
          </table:table-cell>
          <table:table-cell table:style-name="Таблица7.B21" office:value-type="string">
            <text:p text:style-name="P67"><text:span text:style-name="Descr_5f_dtype">(bool)</text:span><text:span text:style-name="Descr"> Boss algorithms</text:span></text:p>
          </table:table-cell>
        </table:table-row>
        <table:table-row>
          <table:table-cell table:style-name="Таблица7.A21" office:value-type="string">
            <text:p text:style-name="P68">LR</text:p>
          </table:table-cell>
          <table:table-cell table:style-name="Таблица7.B21" office:value-type="string">
            <text:p text:style-name="P69"><text:span text:style-name="Descr_5f_dtype">(string)</text:span><text:span text:style-name="Descr"> Layer</text:span></text:p>
          </table:table-cell>
        </table:table-row>
        <table:table-row>
          <table:table-cell table:style-name="Таблица7.A21" office:value-type="string">
            <text:p text:style-name="P71">LA</text:p>
          </table:table-cell>
          <table:table-cell table:style-name="Таблица7.B21" office:value-type="string">
            <text:p text:style-name="P70"><text:span text:style-name="Descr_5f_dtype">(string)</text:span><text:span text:style-name="Descr"> Attach layer</text:span></text:p>
          </table:table-cell>
        </table:table-row>
        <table:table-row>
          <table:table-cell table:style-name="Таблица7.A21" office:value-type="string">
            <text:p text:style-name="P72">EA</text:p>
          </table:table-cell>
          <table:table-cell table:style-name="Таблица7.B21" office:value-type="string">
            <text:p text:style-name="P73"><text:span text:style-name="Descr_5f_dtype">(string)</text:span><text:span text:style-name="Descr"> Event slot “Activate”</text:span></text:p>
          </table:table-cell>
        </table:table-row>
        <table:table-row>
          <table:table-cell table:style-name="Таблица7.A21" office:value-type="string">
            <text:p text:style-name="P72">ED</text:p>
          </table:table-cell>
          <table:table-cell table:style-name="Таблица7.B21" office:value-type="string">
            <text:p text:style-name="P73"><text:span text:style-name="Descr_5f_dtype">(string)</text:span><text:span text:style-name="Descr"> Event slot “Death/Take/Destroy”</text:span></text:p>
          </table:table-cell>
        </table:table-row>
        <table:table-row>
          <table:table-cell table:style-name="Таблица7.A21" office:value-type="string">
            <text:p text:style-name="P72">ET</text:p>
          </table:table-cell>
          <table:table-cell table:style-name="Таблица7.B21" office:value-type="string">
            <text:p text:style-name="P74"><text:span text:style-name="Descr_5f_dtype">(string)</text:span><text:span text:style-name="Descr"> Event slot “Talk”</text:span></text:p>
          </table:table-cell>
        </table:table-row>
        <table:table-row>
          <table:table-cell table:style-name="Таблица7.A22" office:value-type="string">
            <text:p text:style-name="P72">EE</text:p>
          </table:table-cell>
          <table:table-cell table:style-name="Таблица7.B22" office:value-type="string">
            <text:p text:style-name="P74"><text:span text:style-name="Descr_5f_dtype">(string)</text:span><text:span text:style-name="Descr"> Event slot “Layer is empty”</text:span></text:p>
          </table:table-cell>
        </table:table-row>
        <table:table-row>
          <table:table-cell table:style-name="Таблица7.A23" office:value-type="string">
            <text:p text:style-name="P180">PTR</text:p>
          </table:table-cell>
          <table:table-cell table:style-name="Таблица7.B23" office:value-type="string">
            <text:p text:style-name="P52"><text:span text:style-name="Descr_5f_dtype">(string)</text:span><text:span text:style-name="Descr"> </text:span><text:span text:style-name="Descr"><text:span text:style-name="T151">Unique item pointer (Using only for item specific events)</text:span></text:span></text:p>
          </table:table-cell>
        </table:table-row>
      </table:table>
      <text:p text:style-name="P208"/>
      <text:p text:style-name="P208"/>
      <text:p text:style-name="P314"><text:soft-page-break/><text:span text:style-name="T115">Physical environment zones</text:span>: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238">Marker</text:p>
          </table:table-cell>
          <table:table-cell table:style-name="Таблица8.B1" office:value-type="string">
            <text:p text:style-name="P238">Description</text:p>
          </table:table-cell>
        </table:table-row>
        <table:table-row>
          <table:table-cell table:style-name="Таблица8.A9" office:value-type="string">
            <text:p text:style-name="P77">ET</text:p>
          </table:table-cell>
          <table:table-cell table:style-name="Таблица8.B9" office:value-type="string">
            <text:p text:style-name="P79"><text:span text:style-name="Descr_5f_dtype">(unsigned int)</text:span><text:span text:style-name="Descr"> Environment type</text:span></text:p>
          </table:table-cell>
        </table:table-row>
        <table:table-row>
          <table:table-cell table:style-name="Таблица8.A9" office:value-type="string">
            <text:p text:style-name="P38">X</text:p>
          </table:table-cell>
          <table:table-cell table:style-name="Таблица8.B9" office:value-type="string">
            <text:p text:style-name="P57"><text:span text:style-name="Descr_5f_dtype">(long)</text:span><text:span text:style-name="Descr"> Position X</text:span></text:p>
          </table:table-cell>
        </table:table-row>
        <table:table-row>
          <table:table-cell table:style-name="Таблица8.A9" office:value-type="string">
            <text:p text:style-name="P43">Y</text:p>
          </table:table-cell>
          <table:table-cell table:style-name="Таблица8.B9" office:value-type="string">
            <text:p text:style-name="P57"><text:span text:style-name="Descr_5f_dtype">(long)</text:span><text:span text:style-name="Descr"> Position Y</text:span></text:p>
          </table:table-cell>
        </table:table-row>
        <table:table-row>
          <table:table-cell table:style-name="Таблица8.A9" office:value-type="string">
            <text:p text:style-name="P77">W</text:p>
          </table:table-cell>
          <table:table-cell table:style-name="Таблица8.B9" office:value-type="string">
            <text:p text:style-name="P80"><text:span text:style-name="Descr_5f_dtype">(unsigned int)</text:span><text:span text:style-name="Descr"> Width</text:span></text:p>
          </table:table-cell>
        </table:table-row>
        <table:table-row>
          <table:table-cell table:style-name="Таблица8.A9" office:value-type="string">
            <text:p text:style-name="P77">H</text:p>
          </table:table-cell>
          <table:table-cell table:style-name="Таблица8.B9" office:value-type="string">
            <text:p text:style-name="P78"><text:span text:style-name="Descr_5f_dtype">(unsigned int)</text:span><text:span text:style-name="Descr"> Height</text:span></text:p>
          </table:table-cell>
        </table:table-row>
        <table:table-row>
          <table:table-cell table:style-name="Таблица8.A9" office:value-type="string">
            <text:p text:style-name="P77">GV</text:p>
          </table:table-cell>
          <table:table-cell table:style-name="Таблица8.B9" office:value-type="string">
            <text:p text:style-name="P81"><text:span text:style-name="Descr_5f_dtype">(int)</text:span><text:span text:style-name="Descr"> Overwrite gravity value</text:span></text:p>
          </table:table-cell>
        </table:table-row>
        <table:table-row>
          <table:table-cell table:style-name="Таблица8.A9" office:value-type="string">
            <text:p text:style-name="P77">HN</text:p>
          </table:table-cell>
          <table:table-cell table:style-name="Таблица8.B9" office:value-type="string">
            <text:p text:style-name="P82"><text:span text:style-name="Descr_5f_dtype">(bool)</text:span><text:span text:style-name="Descr"> Enable hurtful for NPC</text:span></text:p>
          </table:table-cell>
        </table:table-row>
        <table:table-row>
          <table:table-cell table:style-name="Таблица8.A9" office:value-type="string">
            <text:p text:style-name="P77">HP</text:p>
          </table:table-cell>
          <table:table-cell table:style-name="Таблица8.B9" office:value-type="string">
            <text:p text:style-name="P82"><text:span text:style-name="Descr_5f_dtype">(bool)</text:span><text:span text:style-name="Descr"> Enable hurtful for Player</text:span></text:p>
          </table:table-cell>
        </table:table-row>
        <table:table-row>
          <table:table-cell table:style-name="Таблица8.A11" office:value-type="string">
            <text:p text:style-name="P77">HV</text:p>
          </table:table-cell>
          <table:table-cell table:style-name="Таблица8.B11" office:value-type="string">
            <text:p text:style-name="P83"><text:span text:style-name="Descr_5f_dtype">(int)</text:span><text:span text:style-name="Descr"> Hurtful strength (&lt;0 – health up, 0 – safe, 1 – damage, 2, fast damage, 10 – fataly [as lava])</text:span></text:p>
          </table:table-cell>
        </table:table-row>
        <table:table-row>
          <table:table-cell table:style-name="Таблица8.A11" office:value-type="string">
            <text:p text:style-name="P131">ST</text:p>
          </table:table-cell>
          <table:table-cell table:style-name="Таблица8.B11" office:value-type="string">
            <text:p text:style-name="P131"><text:span text:style-name="Descr_5f_dtype">(bool)</text:span><text:span text:style-name="Descr"> Stream (for example, wind or water stream)</text:span></text:p>
          </table:table-cell>
        </table:table-row>
        <table:table-row>
          <table:table-cell table:style-name="Таблица8.A12" office:value-type="string">
            <text:p text:style-name="P131">SD</text:p>
          </table:table-cell>
          <table:table-cell table:style-name="Таблица8.B12" office:value-type="string">
            <text:p text:style-name="P131"><text:span text:style-name="Descr_5f_dtype">(int)</text:span><text:span text:style-name="Descr"> Stream direction</text:span></text:p>
          </table:table-cell>
        </table:table-row>
        <table:table-row>
          <table:table-cell table:style-name="Таблица8.A13" office:value-type="string">
            <text:p text:style-name="P131">SS</text:p>
          </table:table-cell>
          <table:table-cell table:style-name="Таблица8.B13" office:value-type="string">
            <text:p text:style-name="P131"><text:span text:style-name="Descr_5f_dtype">(int)</text:span><text:span text:style-name="Descr"> Stream strenght</text:span></text:p>
          </table:table-cell>
        </table:table-row>
        <table:table-row>
          <table:table-cell table:style-name="Таблица8.A14" office:value-type="string">
            <text:p text:style-name="P178">LR</text:p>
          </table:table-cell>
          <table:table-cell table:style-name="Таблица8.B14" office:value-type="string">
            <text:p text:style-name="P132"><text:span text:style-name="Descr_5f_dtype">(</text:span><text:span text:style-name="Descr_5f_dtype"><text:span text:style-name="T144">string</text:span></text:span><text:span text:style-name="Descr_5f_dtype">)</text:span><text:span text:style-name="Descr"> </text:span><text:span text:style-name="Descr"><text:span text:style-name="T144">Layer</text:span></text:span></text:p>
          </table:table-cell>
        </table:table-row>
        <table:table-row>
          <table:table-cell table:style-name="Таблица8.A15" office:value-type="string">
            <text:p text:style-name="P180">PTR</text:p>
          </table:table-cell>
          <table:table-cell table:style-name="Таблица8.B15" office:value-type="string">
            <text:p text:style-name="P52"><text:span text:style-name="Descr_5f_dtype">(string)</text:span><text:span text:style-name="Descr"> </text:span><text:span text:style-name="Descr"><text:span text:style-name="T151">Unique item pointer (Using only for item specific events)</text:span></text:span></text:p>
          </table:table-cell>
        </table:table-row>
      </table:table>
      <text:p text:style-name="P209"/>
      <text:p text:style-name="P315"><text:span text:style-name="T116">Doors</text:span>:</text:p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239">Marker</text:p>
          </table:table-cell>
          <table:table-cell table:style-name="Таблица9.B1" office:value-type="string">
            <text:p text:style-name="P239">Description</text:p>
          </table:table-cell>
        </table:table-row>
        <table:table-row>
          <table:table-cell table:style-name="Таблица9.A22" office:value-type="string">
            <text:p text:style-name="P84">IX</text:p>
          </table:table-cell>
          <table:table-cell table:style-name="Таблица9.B22" office:value-type="string">
            <text:p text:style-name="P85"><text:span text:style-name="Descr_5f_dtype">(long)</text:span><text:span text:style-name="Descr"> Entrance position X</text:span></text:p>
          </table:table-cell>
        </table:table-row>
        <table:table-row>
          <table:table-cell table:style-name="Таблица9.A22" office:value-type="string">
            <text:p text:style-name="P84">IY</text:p>
          </table:table-cell>
          <table:table-cell table:style-name="Таблица9.B22" office:value-type="string">
            <text:p text:style-name="P86"><text:span text:style-name="Descr_5f_dtype">(long)</text:span><text:span text:style-name="Descr"> Entrance position Y</text:span></text:p>
          </table:table-cell>
        </table:table-row>
        <table:table-row>
          <table:table-cell table:style-name="Таблица9.A22" office:value-type="string">
            <text:p text:style-name="P84">OX</text:p>
          </table:table-cell>
          <table:table-cell table:style-name="Таблица9.B22" office:value-type="string">
            <text:p text:style-name="P86"><text:span text:style-name="Descr_5f_dtype">(long)</text:span><text:span text:style-name="Descr"> Exit position X</text:span></text:p>
          </table:table-cell>
        </table:table-row>
        <table:table-row>
          <table:table-cell table:style-name="Таблица9.A22" office:value-type="string">
            <text:p text:style-name="P84">OY</text:p>
          </table:table-cell>
          <table:table-cell table:style-name="Таблица9.B22" office:value-type="string">
            <text:p text:style-name="P86"><text:span text:style-name="Descr_5f_dtype">(long)</text:span><text:span text:style-name="Descr"> Exit position Y</text:span></text:p>
          </table:table-cell>
        </table:table-row>
        <table:table-row>
          <table:table-cell table:style-name="Таблица9.A22" office:value-type="string">
            <text:p text:style-name="P106"><text:span text:style-name="T117">I</text:span>L</text:p>
          </table:table-cell>
          <table:table-cell table:style-name="Таблица9.B22" office:value-type="string">
            <text:p text:style-name="P107"><text:span text:style-name="Descr_5f_dtype">(unsigned int)</text:span><text:span text:style-name="Descr"> Entrance </text:span><text:span text:style-name="Descr"><text:span text:style-name="T147">length</text:span></text:span></text:p>
          </table:table-cell>
        </table:table-row>
        <table:table-row>
          <table:table-cell table:style-name="Таблица9.A22" office:value-type="string">
            <text:p text:style-name="P110">OL</text:p>
          </table:table-cell>
          <table:table-cell table:style-name="Таблица9.B22" office:value-type="string">
            <text:p text:style-name="P111"><text:span text:style-name="Descr_5f_dtype">(unsigned int)</text:span><text:span text:style-name="Descr"> Exit </text:span><text:span text:style-name="Descr"><text:span text:style-name="T147">length</text:span></text:span></text:p>
          </table:table-cell>
        </table:table-row>
        <table:table-row>
          <table:table-cell table:style-name="Таблица9.A22" office:value-type="string">
            <text:p text:style-name="P108"><text:span text:style-name="T117">I</text:span>V</text:p>
          </table:table-cell>
          <table:table-cell table:style-name="Таблица9.B22" office:value-type="string">
            <text:p text:style-name="P108"><text:span text:style-name="Descr_5f_dtype">(bool)</text:span><text:span text:style-name="Descr"> Vertical entrance flag</text:span></text:p>
          </table:table-cell>
        </table:table-row>
        <table:table-row>
          <table:table-cell table:style-name="Таблица9.A22" office:value-type="string">
            <text:p text:style-name="P110">OV</text:p>
          </table:table-cell>
          <table:table-cell table:style-name="Таблица9.B22" office:value-type="string">
            <text:p text:style-name="P109"><text:span text:style-name="Descr_5f_dtype">(bool)</text:span><text:span text:style-name="Descr"> Vertical Exit flag</text:span></text:p>
          </table:table-cell>
        </table:table-row>
        <table:table-row>
          <table:table-cell table:style-name="Таблица9.A22" office:value-type="string">
            <text:p text:style-name="P85">DT</text:p>
          </table:table-cell>
          <table:table-cell table:style-name="Таблица9.B22" office:value-type="string">
            <text:p text:style-name="P85"><text:span text:style-name="Descr_5f_dtype">(unsigned int)</text:span><text:span text:style-name="Descr"> Door type</text:span></text:p>
          </table:table-cell>
        </table:table-row>
        <table:table-row>
          <table:table-cell table:style-name="Таблица9.A22" office:value-type="string">
            <text:p text:style-name="P85">ID</text:p>
          </table:table-cell>
          <table:table-cell table:style-name="Таблица9.B22" office:value-type="string">
            <text:p text:style-name="P87"><text:span text:style-name="Descr_5f_dtype">(unsigned int)</text:span><text:span text:style-name="Descr"> Entrance direction</text:span></text:p>
          </table:table-cell>
        </table:table-row>
        <table:table-row>
          <table:table-cell table:style-name="Таблица9.A22" office:value-type="string">
            <text:p text:style-name="P85">OD</text:p>
          </table:table-cell>
          <table:table-cell table:style-name="Таблица9.B22" office:value-type="string">
            <text:p text:style-name="P88"><text:span text:style-name="Descr_5f_dtype">(unsigned int)</text:span><text:span text:style-name="Descr"> Exit direction</text:span></text:p>
          </table:table-cell>
        </table:table-row>
        <table:table-row>
          <table:table-cell table:style-name="Таблица9.A22" office:value-type="string">
            <text:p text:style-name="P89">WX</text:p>
          </table:table-cell>
          <table:table-cell table:style-name="Таблица9.B22" office:value-type="string">
            <text:p text:style-name="P89"><text:span text:style-name="Descr_5f_dtype">(long)</text:span><text:span text:style-name="Descr"> World map exit X</text:span></text:p>
          </table:table-cell>
        </table:table-row>
        <table:table-row>
          <table:table-cell table:style-name="Таблица9.A22" office:value-type="string">
            <text:p text:style-name="P89">WY</text:p>
          </table:table-cell>
          <table:table-cell table:style-name="Таблица9.B22" office:value-type="string">
            <text:p text:style-name="P90"><text:span text:style-name="Descr_5f_dtype">(long)</text:span><text:span text:style-name="Descr"> World map exit Y</text:span></text:p>
          </table:table-cell>
        </table:table-row>
        <table:table-row>
          <table:table-cell table:style-name="Таблица9.A22" office:value-type="string">
            <text:p text:style-name="P91">LF</text:p>
          </table:table-cell>
          <table:table-cell table:style-name="Таблица9.B22" office:value-type="string">
            <text:p text:style-name="P91"><text:span text:style-name="Descr_5f_dtype">(string)</text:span><text:span text:style-name="Descr"> Target level file</text:span></text:p>
          </table:table-cell>
        </table:table-row>
        <table:table-row>
          <table:table-cell table:style-name="Таблица9.A22" office:value-type="string">
            <text:p text:style-name="P92">LI</text:p>
          </table:table-cell>
          <table:table-cell table:style-name="Таблица9.B22" office:value-type="string">
            <text:p text:style-name="P93"><text:span text:style-name="Descr_5f_dtype">(unsigned int)</text:span><text:span text:style-name="Descr"> Target Door ID. 0 – enter by default start point</text:span></text:p>
          </table:table-cell>
        </table:table-row>
        <table:table-row>
          <table:table-cell table:style-name="Таблица9.A22" office:value-type="string">
            <text:p text:style-name="P94">ET</text:p>
          </table:table-cell>
          <table:table-cell table:style-name="Таблица9.B22" office:value-type="string">
            <text:p text:style-name="P94"><text:span text:style-name="Descr_5f_dtype">(bool)</text:span><text:span text:style-name="Descr"> Is a level entrance</text:span></text:p>
          </table:table-cell>
        </table:table-row>
        <table:table-row>
          <table:table-cell table:style-name="Таблица9.A22" office:value-type="string">
            <text:p text:style-name="P94">EX</text:p>
          </table:table-cell>
          <table:table-cell table:style-name="Таблица9.B22" office:value-type="string">
            <text:p text:style-name="P95"><text:span text:style-name="Descr_5f_dtype">(bool)</text:span><text:span text:style-name="Descr"> Is a level exit</text:span></text:p>
          </table:table-cell>
        </table:table-row>
        <table:table-row>
          <table:table-cell table:style-name="Таблица9.A22" office:value-type="string">
            <text:p text:style-name="P100">SL</text:p>
          </table:table-cell>
          <table:table-cell table:style-name="Таблица9.B22" office:value-type="string">
            <text:p text:style-name="P100"><text:span text:style-name="Descr_5f_dtype">(unsigned int)</text:span><text:span text:style-name="Descr"> Stars needed for entrance</text:span></text:p>
          </table:table-cell>
        </table:table-row>
        <table:table-row>
          <table:table-cell table:style-name="Таблица9.A22" office:value-type="string">
            <text:p text:style-name="P96">NV</text:p>
          </table:table-cell>
          <table:table-cell table:style-name="Таблица9.B22" office:value-type="string">
            <text:p text:style-name="P97"><text:span text:style-name="Descr_5f_dtype">(bool)</text:span><text:span text:style-name="Descr"> Deny vehi</text:span><text:span text:style-name="Descr"><text:span text:style-name="T146">c</text:span></text:span><text:span text:style-name="Descr">les flag</text:span></text:p>
          </table:table-cell>
        </table:table-row>
        <table:table-row>
          <table:table-cell table:style-name="Таблица9.A22" office:value-type="string">
            <text:p text:style-name="P96">AI</text:p>
          </table:table-cell>
          <table:table-cell table:style-name="Таблица9.B22" office:value-type="string">
            <text:p text:style-name="P97"><text:span text:style-name="Descr_5f_dtype">(bool)</text:span><text:span text:style-name="Descr"> Allow items flag</text:span></text:p>
          </table:table-cell>
        </table:table-row>
        <table:table-row>
          <table:table-cell table:style-name="Таблица9.A22" office:value-type="string">
            <text:p text:style-name="P98">LC</text:p>
          </table:table-cell>
          <table:table-cell table:style-name="Таблица9.B22" office:value-type="string">
            <text:p text:style-name="P99"><text:span text:style-name="Descr_5f_dtype">(bool)</text:span><text:span text:style-name="Descr"> Locked flag</text:span></text:p>
          </table:table-cell>
        </table:table-row>
        <table:table-row>
          <table:table-cell table:style-name="Таблица9.A23" office:value-type="string">
            <text:p text:style-name="P101">TW</text:p>
          </table:table-cell>
          <table:table-cell table:style-name="Таблица9.B23" office:value-type="string">
            <text:p text:style-name="P102"><text:span text:style-name="Descr_5f_dtype">(bool)</text:span><text:span text:style-name="Descr"> Two-way door flag</text:span></text:p>
          </table:table-cell>
        </table:table-row>
        <table:table-row>
          <table:table-cell table:style-name="Таблица9.A24" office:value-type="string">
            <text:p text:style-name="P103">PT</text:p>
          </table:table-cell>
          <table:table-cell table:style-name="Таблица9.B24" office:value-type="string">
            <text:p text:style-name="P104"><text:span text:style-name="Descr_5f_dtype">(bool)</text:span><text:span text:style-name="Descr"> Projectile exit</text:span></text:p>
          </table:table-cell>
        </table:table-row>
        <table:table-row>
          <table:table-cell table:style-name="Таблица9.A25" office:value-type="string">
            <text:p text:style-name="P179">LR</text:p>
          </table:table-cell>
          <table:table-cell table:style-name="Таблица9.B25" office:value-type="string">
            <text:p text:style-name="P105"><text:span text:style-name="Descr_5f_dtype">(</text:span><text:span text:style-name="Descr_5f_dtype"><text:span text:style-name="T37">string</text:span></text:span><text:span text:style-name="Descr_5f_dtype">)</text:span><text:span text:style-name="Descr"> </text:span><text:span text:style-name="Descr"><text:span text:style-name="T145">Layer</text:span></text:span></text:p>
          </table:table-cell>
        </table:table-row>
        <table:table-row>
          <table:table-cell table:style-name="Таблица9.A26" office:value-type="string">
            <text:p text:style-name="P180">PTR</text:p>
          </table:table-cell>
          <table:table-cell table:style-name="Таблица9.B26" office:value-type="string">
            <text:p text:style-name="P52"><text:span text:style-name="Descr_5f_dtype">(string)</text:span><text:span text:style-name="Descr"> </text:span><text:span text:style-name="Descr"><text:span text:style-name="T151">Unique item pointer (Using only for item specific events)</text:span></text:span></text:p>
          </table:table-cell>
        </table:table-row>
      </table:table>
      <text:p text:style-name="P210"/>
      <text:p text:style-name="P316"><text:span text:style-name="T118">Layers</text:span>:</text:p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240">Marker</text:p>
          </table:table-cell>
          <table:table-cell table:style-name="Таблица10.B1" office:value-type="string">
            <text:p text:style-name="P240">Description</text:p>
          </table:table-cell>
        </table:table-row>
        <table:table-row>
          <table:table-cell table:style-name="Таблица10.A2" office:value-type="string">
            <text:p text:style-name="P163">LR</text:p>
          </table:table-cell>
          <table:table-cell table:style-name="Таблица10.B2" office:value-type="string">
            <text:p text:style-name="P272"><text:span text:style-name="Descr_5f_dtype"><text:span text:style-name="T66">(string)</text:span></text:span><text:span text:style-name="Descr"><text:span text:style-name="T66"> Layer title</text:span></text:span></text:p>
          </table:table-cell>
        </table:table-row>
        <table:table-row>
          <table:table-cell table:style-name="Таблица10.A3" office:value-type="string">
            <text:p text:style-name="P112">HD</text:p>
          </table:table-cell>
          <table:table-cell table:style-name="Таблица10.B3" office:value-type="string">
            <text:p text:style-name="P113"><text:span text:style-name="Descr_5f_dtype">(string)</text:span><text:span text:style-name="Descr"> Hidden flag</text:span></text:p>
          </table:table-cell>
        </table:table-row>
        <table:table-row>
          <table:table-cell table:style-name="Таблица10.A4" office:value-type="string">
            <text:p text:style-name="P112">LC</text:p>
          </table:table-cell>
          <table:table-cell table:style-name="Таблица10.B4" office:value-type="string">
            <text:p text:style-name="P113"><text:span text:style-name="Descr_5f_dtype">(string)</text:span><text:span text:style-name="Descr"> Locked flag</text:span></text:p>
          </table:table-cell>
        </table:table-row>
      </table:table>
      <text:p text:style-name="P211"/>
      <text:p text:style-name="P380"><text:span text:style-name="T119">Classic Events</text:span>:</text:p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241">Marker</text:p>
          </table:table-cell>
          <table:table-cell table:style-name="Таблица11.B1" office:value-type="string">
            <text:p text:style-name="P241">Description</text:p>
          </table:table-cell>
        </table:table-row>
        <table:table-row>
          <table:table-cell table:style-name="Таблица11.A2" office:value-type="string">
            <text:p text:style-name="P114">ET</text:p>
          </table:table-cell>
          <table:table-cell table:style-name="Таблица11.B2" office:value-type="string">
            <text:p text:style-name="P281"><text:span text:style-name="Descr_5f_dtype"><text:span text:style-name="T66">(string)</text:span></text:span><text:span text:style-name="Descr"><text:span text:style-name="T66"> Title</text:span></text:span></text:p>
          </table:table-cell>
        </table:table-row>
        <table:table-row>
          <table:table-cell table:style-name="Таблица11.A3" office:value-type="string">
            <text:p text:style-name="P114">MG</text:p>
          </table:table-cell>
          <table:table-cell table:style-name="Таблица11.B3" office:value-type="string">
            <text:p text:style-name="P115"><text:span text:style-name="Descr_5f_dtype">(string)</text:span><text:span text:style-name="Descr"> Message text</text:span></text:p>
          </table:table-cell>
        </table:table-row>
        <table:table-row>
          <table:table-cell table:style-name="Таблица11.A21" office:value-type="string">
            <text:p text:style-name="P116">SD</text:p>
          </table:table-cell>
          <table:table-cell table:style-name="Таблица11.B21" office:value-type="string">
            <text:p text:style-name="P116"><text:span text:style-name="Descr_5f_dtype">(unsigned int)</text:span><text:span text:style-name="Descr"> Play sound ID</text:span></text:p>
          </table:table-cell>
        </table:table-row>
        <table:table-row>
          <table:table-cell table:style-name="Таблица11.A21" office:value-type="string">
            <text:p text:style-name="P116">EG</text:p>
          </table:table-cell>
          <table:table-cell table:style-name="Таблица11.B21" office:value-type="string">
            <text:p text:style-name="P117"><text:span text:style-name="Descr_5f_dtype">(unsigned int)</text:span><text:span text:style-name="Descr"> End Game algorithm</text:span></text:p>
          </table:table-cell>
        </table:table-row>
        <table:table-row>
          <table:table-cell table:style-name="Таблица11.A21" office:value-type="string">
            <text:p text:style-name="P118">L<text:span text:style-name="T120">H</text:span></text:p>
          </table:table-cell>
          <table:table-cell table:style-name="Таблица11.B21" office:value-type="string">
            <text:p text:style-name="P118"><text:span text:style-name="Descr_5f_dtype">(string array)</text:span><text:span text:style-name="Descr"> hide layers</text:span></text:p>
          </table:table-cell>
        </table:table-row>
        <table:table-row>
          <table:table-cell table:style-name="Таблица11.A21" office:value-type="string">
            <text:p text:style-name="P119">LS</text:p>
          </table:table-cell>
          <table:table-cell table:style-name="Таблица11.B21" office:value-type="string">
            <text:p text:style-name="P119"><text:span text:style-name="Descr_5f_dtype">(string array)</text:span><text:span text:style-name="Descr"> show layers</text:span></text:p>
          </table:table-cell>
        </table:table-row>
        <table:table-row>
          <table:table-cell table:style-name="Таблица11.A21" office:value-type="string">
            <text:p text:style-name="P119">LT</text:p>
          </table:table-cell>
          <table:table-cell table:style-name="Таблица11.B21" office:value-type="string">
            <text:p text:style-name="P119"><text:span text:style-name="Descr_5f_dtype">(string array)</text:span><text:span text:style-name="Descr"> toggle layers</text:span></text:p>
          </table:table-cell>
        </table:table-row>
        <table:table-row>
          <table:table-cell table:style-name="Таблица11.A21" office:value-type="string">
            <text:p text:style-name="P122">SM</text:p>
          </table:table-cell>
          <table:table-cell table:style-name="Таблица11.B21" office:value-type="string">
            <text:p text:style-name="P120"><text:span text:style-name="Descr_5f_dtype">(string array)</text:span><text:span text:style-name="Descr"> Music section sets</text:span></text:p>
          </table:table-cell>
        </table:table-row>
        <table:table-row>
          <table:table-cell table:style-name="Таблица11.A21" office:value-type="string">
            <text:p text:style-name="P122">SB</text:p>
          </table:table-cell>
          <table:table-cell table:style-name="Таблица11.B21" office:value-type="string">
            <text:p text:style-name="P121"><text:span text:style-name="Descr_5f_dtype">(string array)</text:span><text:span text:style-name="Descr"> Background section sets</text:span></text:p>
          </table:table-cell>
        </table:table-row>
        <table:table-row>
          <table:table-cell table:style-name="Таблица11.A21" office:value-type="string">
            <text:p text:style-name="P122">SS</text:p>
          </table:table-cell>
          <table:table-cell table:style-name="Таблица11.B21" office:value-type="string">
            <text:p text:style-name="P120"><text:span text:style-name="Descr_5f_dtype">(string array)</text:span><text:span text:style-name="Descr"> Size section sets</text:span></text:p>
          </table:table-cell>
        </table:table-row>
        <table:table-row>
          <table:table-cell table:style-name="Таблица11.A21" office:value-type="string">
            <text:p text:style-name="P123">TE</text:p>
          </table:table-cell>
          <table:table-cell table:style-name="Таблица11.B21" office:value-type="string">
            <text:p text:style-name="P123"><text:span text:style-name="Descr_5f_dtype">(string)</text:span><text:span text:style-name="Descr"> Trigger event</text:span></text:p>
          </table:table-cell>
        </table:table-row>
        <table:table-row>
          <table:table-cell table:style-name="Таблица11.A21" office:value-type="string">
            <text:p text:style-name="P123">TD</text:p>
          </table:table-cell>
          <table:table-cell table:style-name="Таблица11.B21" office:value-type="string">
            <text:p text:style-name="P124"><text:span text:style-name="Descr_5f_dtype">(unsigned int)</text:span><text:span text:style-name="Descr"> Trigger delay</text:span></text:p>
          </table:table-cell>
        </table:table-row>
        <table:table-row>
          <table:table-cell table:style-name="Таблица11.A21" office:value-type="string">
            <text:p text:style-name="P125">DS</text:p>
          </table:table-cell>
          <table:table-cell table:style-name="Таблица11.B21" office:value-type="string">
            <text:p text:style-name="P125"><text:span text:style-name="Descr_5f_dtype">(bool)</text:span><text:span text:style-name="Descr"> Disable smoke</text:span></text:p>
          </table:table-cell>
        </table:table-row>
        <table:table-row>
          <table:table-cell table:style-name="Таблица11.A21" office:value-type="string">
            <text:p text:style-name="P191">AU</text:p>
          </table:table-cell>
          <table:table-cell table:style-name="Таблица11.B21" office:value-type="string">
            <text:p text:style-name="P125"><text:span text:style-name="Descr_5f_dtype">(bool)</text:span><text:span text:style-name="Descr"> </text:span><text:span text:style-name="Descr"><text:span text:style-name="T157">Autostart event</text:span></text:span></text:p>
          </table:table-cell>
        </table:table-row>
        <table:table-row>
          <table:table-cell table:style-name="Таблица11.A21" office:value-type="string">
            <text:p text:style-name="P126">PC</text:p>
          </table:table-cell>
          <table:table-cell table:style-name="Таблица11.B21" office:value-type="string">
            <text:p text:style-name="P126"><text:span text:style-name="Descr_5f_dtype">(bool array)</text:span><text:span text:style-name="Descr"> Player's control hold keys</text:span></text:p>
          </table:table-cell>
        </table:table-row>
        <table:table-row>
          <table:table-cell table:style-name="Таблица11.A21" office:value-type="string">
            <text:p text:style-name="P127">ML</text:p>
          </table:table-cell>
          <table:table-cell table:style-name="Таблица11.B21" office:value-type="string">
            <text:p text:style-name="P127"><text:span text:style-name="Descr_5f_dtype">(string)</text:span><text:span text:style-name="Descr"> Movement layer</text:span></text:p>
          </table:table-cell>
        </table:table-row>
        <table:table-row>
          <table:table-cell table:style-name="Таблица11.A21" office:value-type="string">
            <text:p text:style-name="P127">MX</text:p>
          </table:table-cell>
          <table:table-cell table:style-name="Таблица11.B21" office:value-type="string">
            <text:p text:style-name="P127"><text:span text:style-name="Descr_5f_dtype">(int)</text:span><text:span text:style-name="Descr"> Movement layer speed X</text:span></text:p>
          </table:table-cell>
        </table:table-row>
        <table:table-row>
          <table:table-cell table:style-name="Таблица11.A21" office:value-type="string">
            <text:p text:style-name="P127">MY</text:p>
          </table:table-cell>
          <table:table-cell table:style-name="Таблица11.B21" office:value-type="string">
            <text:p text:style-name="P128"><text:span text:style-name="Descr_5f_dtype">(int)</text:span><text:span text:style-name="Descr"> Movement layer speed Y</text:span></text:p>
          </table:table-cell>
        </table:table-row>
        <table:table-row>
          <table:table-cell table:style-name="Таблица11.A21" office:value-type="string">
            <text:p text:style-name="P127">AS</text:p>
          </table:table-cell>
          <table:table-cell table:style-name="Таблица11.B21" office:value-type="string">
            <text:p text:style-name="P128"><text:span text:style-name="Descr_5f_dtype">(int)</text:span><text:span text:style-name="Descr"> Autoscroll section ID</text:span></text:p>
          </table:table-cell>
        </table:table-row>
        <table:table-row>
          <table:table-cell table:style-name="Таблица11.A21" office:value-type="string">
            <text:p text:style-name="P129">AX</text:p>
          </table:table-cell>
          <table:table-cell table:style-name="Таблица11.B21" office:value-type="string">
            <text:p text:style-name="P128"><text:span text:style-name="Descr_5f_dtype">(int)</text:span><text:span text:style-name="Descr"> Autoscroll speed X</text:span></text:p>
          </table:table-cell>
        </table:table-row>
        <table:table-row>
          <table:table-cell table:style-name="Таблица11.A22" office:value-type="string">
            <text:p text:style-name="P129">AY</text:p>
          </table:table-cell>
          <table:table-cell table:style-name="Таблица11.B22" office:value-type="string">
            <text:p text:style-name="P128"><text:span text:style-name="Descr_5f_dtype">(int)</text:span><text:span text:style-name="Descr"> Autoscroll speed Y</text:span></text:p>
          </table:table-cell>
        </table:table-row>
      </table:table>
      <text:p text:style-name="P212"/>
      <text:p text:style-name="P212"/>
      <text:p text:style-name="P342"><text:span text:style-name="T143">Action-styled events</text:span> entr<text:span text:style-name="T143">ies</text:span></text:p>
      <text:p text:style-name="P382">Action-styled events contains only single entry with one marker ET, what used as <text:span text:style-name="T143">event</text:span> title</text:p>
      <text:p text:style-name="P343"/>
      <text:p text:style-name="P344">Actions entries example</text:p>
      <text:p text:style-name="P343"/>
      <text:p text:style-name="P354">ACT_XXX:”TEXT”<text:tab/><text:tab/>← Single-paranetric</text:p>
      <text:p text:style-name="P354">ACT_XXX;ID:1;VL:”4564”<text:tab/><text:tab/>← Multi-parametric</text:p>
      <text:p text:style-name="P355"><text:span text:style-name="T133">DO</text:span>_XXX<text:tab/><text:tab/><text:span text:style-name="T128">← Action without parameters</text:span></text:p>
      <text:p text:style-name="P343"/>
      <text:p text:style-name="P345">Actions list:</text:p>
      <text:p text:style-name="P213"/>
      <text:p text:style-name="P317"><text:span text:style-name="T126">Show message</text:span>: <text:span text:style-name="T126">ACT_MSG</text:span></text:p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242">Marker</text:p>
          </table:table-cell>
          <table:table-cell table:style-name="Таблица15.B1" office:value-type="string">
            <text:p text:style-name="P242">Description</text:p>
          </table:table-cell>
        </table:table-row>
        <table:table-row>
          <table:table-cell table:style-name="Таблица15.A2" office:value-type="string">
            <text:p text:style-name="P164">-</text:p>
          </table:table-cell>
          <table:table-cell table:style-name="Таблица15.B2" office:value-type="string">
            <text:p text:style-name="P273"><text:span text:style-name="Descr_5f_dtype"><text:span text:style-name="T66">(string)</text:span></text:span><text:span text:style-name="Descr"><text:span text:style-name="T66"> MessageText</text:span></text:span></text:p>
          </table:table-cell>
        </table:table-row>
      </table:table>
      <text:p text:style-name="P213"/>
      <text:p text:style-name="P318"><text:span text:style-name="T127">Play sound</text:span>: <text:span text:style-name="T126">ACT_SND</text:span></text:p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243">Marker</text:p>
          </table:table-cell>
          <table:table-cell table:style-name="Таблица16.B1" office:value-type="string">
            <text:p text:style-name="P243">Description</text:p>
          </table:table-cell>
        </table:table-row>
        <table:table-row>
          <table:table-cell table:style-name="Таблица16.A2" office:value-type="string">
            <text:p text:style-name="P165">-</text:p>
          </table:table-cell>
          <table:table-cell table:style-name="Таблица16.B2" office:value-type="string">
            <text:p text:style-name="P274"><text:span text:style-name="Descr_5f_dtype"><text:span text:style-name="T66">(unsigned int)</text:span></text:span><text:span text:style-name="Descr"><text:span text:style-name="T66"> Play sound</text:span></text:span></text:p>
          </table:table-cell>
        </table:table-row>
      </table:table>
      <text:p text:style-name="P214"/>
      <text:p text:style-name="P319"><text:span text:style-name="T129">Hold player's keys</text:span>: <text:span text:style-name="T126">ACT_PCNT</text:span></text:p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P244">Marker</text:p>
          </table:table-cell>
          <table:table-cell table:style-name="Таблица17.B1" office:value-type="string">
            <text:p text:style-name="P244">Description</text:p>
          </table:table-cell>
        </table:table-row>
        <table:table-row>
          <table:table-cell table:style-name="Таблица17.A2" office:value-type="string">
            <text:p text:style-name="P166">-</text:p>
          </table:table-cell>
          <table:table-cell table:style-name="Таблица17.B2" office:value-type="string">
            <text:p text:style-name="P275"><text:span text:style-name="Descr_5f_dtype"><text:span text:style-name="T66">(bool array)</text:span></text:span><text:span text:style-name="Descr"><text:span text:style-name="T66"> Hold control keys</text:span></text:span></text:p>
          </table:table-cell>
        </table:table-row>
      </table:table>
      <text:p text:style-name="P215"/>
      <text:p text:style-name="P215"/>
      <text:p text:style-name="P320"><text:span text:style-name="T129">Reset player's hold keys</text:span>: <text:span text:style-name="T134">DO_PCNT_R</text:span></text:p>
      <table:table table:name="Таблица18" table:style-name="Таблица18">
        <table:table-column table:style-name="Таблица18.A"/>
        <table:table-column table:style-name="Таблица18.B"/>
        <table:table-row>
          <table:table-cell table:style-name="Таблица18.A1" office:value-type="string">
            <text:p text:style-name="P245">Marker</text:p>
          </table:table-cell>
          <table:table-cell table:style-name="Таблица18.B1" office:value-type="string">
            <text:p text:style-name="P245">Description</text:p>
          </table:table-cell>
        </table:table-row>
        <table:table-row>
          <table:table-cell table:style-name="Таблица18.A2" office:value-type="string">
            <text:p text:style-name="P167">-</text:p>
          </table:table-cell>
          <table:table-cell table:style-name="Таблица18.B2" office:value-type="string">
            <text:p text:style-name="P175">-</text:p>
          </table:table-cell>
        </table:table-row>
      </table:table>
      <text:p text:style-name="P216"/>
      <text:p text:style-name="P216"/>
      <text:p text:style-name="P307"/>
      <text:p text:style-name="P321"><text:span text:style-name="T130">Hide layers</text:span>: <text:span text:style-name="T126">ACT_LHIDE</text:span></text:p>
      <table:table table:name="Таблица19" table:style-name="Таблица19">
        <table:table-column table:style-name="Таблица19.A"/>
        <table:table-column table:style-name="Таблица19.B"/>
        <table:table-row>
          <table:table-cell table:style-name="Таблица19.A1" office:value-type="string">
            <text:p text:style-name="P246">Marker</text:p>
          </table:table-cell>
          <table:table-cell table:style-name="Таблица19.B1" office:value-type="string">
            <text:p text:style-name="P246">Description</text:p>
          </table:table-cell>
        </table:table-row>
        <table:table-row>
          <table:table-cell table:style-name="Таблица19.A2" office:value-type="string">
            <text:p text:style-name="P133">NS</text:p>
          </table:table-cell>
          <table:table-cell table:style-name="Таблица19.B2" office:value-type="string">
            <text:p text:style-name="P282"><text:span text:style-name="Descr_5f_dtype"><text:span text:style-name="T66">(bool)</text:span></text:span><text:span text:style-name="Descr"><text:span text:style-name="T66"> without smoke effect</text:span></text:span></text:p>
          </table:table-cell>
        </table:table-row>
        <table:table-row>
          <table:table-cell table:style-name="Таблица19.A3" office:value-type="string">
            <text:p text:style-name="P133">LS</text:p>
          </table:table-cell>
          <table:table-cell table:style-name="Таблица19.B3" office:value-type="string">
            <text:p text:style-name="P133"><text:span text:style-name="Descr_5f_dtype">(string array)</text:span><text:span text:style-name="Descr"> layers</text:span></text:p>
          </table:table-cell>
        </table:table-row>
      </table:table>
      <text:p text:style-name="P217"/>
      <text:p text:style-name="P8"/>
      <text:p text:style-name="P321"><text:span text:style-name="T131">Show layers</text:span>: <text:span text:style-name="T126">ACT_LSHOW</text:span></text:p>
      <table:table table:name="Таблица20" table:style-name="Таблица20">
        <table:table-column table:style-name="Таблица20.A"/>
        <table:table-column table:style-name="Таблица20.B"/>
        <table:table-row>
          <table:table-cell table:style-name="Таблица20.A1" office:value-type="string">
            <text:p text:style-name="P246">Marker</text:p>
          </table:table-cell>
          <table:table-cell table:style-name="Таблица20.B1" office:value-type="string">
            <text:p text:style-name="P246">Description</text:p>
          </table:table-cell>
        </table:table-row>
        <table:table-row>
          <table:table-cell table:style-name="Таблица20.A2" office:value-type="string">
            <text:p text:style-name="P133">NS</text:p>
          </table:table-cell>
          <table:table-cell table:style-name="Таблица20.B2" office:value-type="string">
            <text:p text:style-name="P282"><text:span text:style-name="Descr_5f_dtype"><text:span text:style-name="T66">(bool)</text:span></text:span><text:span text:style-name="Descr"><text:span text:style-name="T66"> without smoke effect</text:span></text:span></text:p>
          </table:table-cell>
        </table:table-row>
        <table:table-row>
          <table:table-cell table:style-name="Таблица20.A3" office:value-type="string">
            <text:p text:style-name="P133">LS</text:p>
          </table:table-cell>
          <table:table-cell table:style-name="Таблица20.B3" office:value-type="string">
            <text:p text:style-name="P133"><text:span text:style-name="Descr_5f_dtype">(string array)</text:span><text:span text:style-name="Descr"> layers</text:span></text:p>
          </table:table-cell>
        </table:table-row>
      </table:table>
      <text:p text:style-name="P8"/>
      <text:p text:style-name="P8"/>
      <text:p text:style-name="P321"><text:span text:style-name="T132">Toggle layers</text:span>: <text:span text:style-name="T126">ACT_LTOGGLE</text:span></text:p>
      <table:table table:name="Таблица21" table:style-name="Таблица21">
        <table:table-column table:style-name="Таблица21.A"/>
        <table:table-column table:style-name="Таблица21.B"/>
        <table:table-row>
          <table:table-cell table:style-name="Таблица21.A1" office:value-type="string">
            <text:p text:style-name="P246">Marker</text:p>
          </table:table-cell>
          <table:table-cell table:style-name="Таблица21.B1" office:value-type="string">
            <text:p text:style-name="P246">Description</text:p>
          </table:table-cell>
        </table:table-row>
        <table:table-row>
          <table:table-cell table:style-name="Таблица21.A2" office:value-type="string">
            <text:p text:style-name="P133">NS</text:p>
          </table:table-cell>
          <table:table-cell table:style-name="Таблица21.B2" office:value-type="string">
            <text:p text:style-name="P282"><text:span text:style-name="Descr_5f_dtype"><text:span text:style-name="T66">(bool)</text:span></text:span><text:span text:style-name="Descr"><text:span text:style-name="T66"> without smoke effect</text:span></text:span></text:p>
          </table:table-cell>
        </table:table-row>
        <table:table-row>
          <table:table-cell table:style-name="Таблица21.A3" office:value-type="string">
            <text:p text:style-name="P133">LS</text:p>
          </table:table-cell>
          <table:table-cell table:style-name="Таблица21.B3" office:value-type="string">
            <text:p text:style-name="P133"><text:span text:style-name="Descr_5f_dtype">(string array)</text:span><text:span text:style-name="Descr"> layers</text:span></text:p>
          </table:table-cell>
        </table:table-row>
      </table:table>
      <text:p text:style-name="P8"/>
      <text:p text:style-name="P322"><text:span text:style-name="T132">Toggle layers</text:span>: <text:span text:style-name="T126">ACT_LTOGGLE</text:span></text:p>
      <table:table table:name="Таблица22" table:style-name="Таблица22">
        <table:table-column table:style-name="Таблица22.A"/>
        <table:table-column table:style-name="Таблица22.B"/>
        <table:table-row>
          <table:table-cell table:style-name="Таблица22.A1" office:value-type="string">
            <text:p text:style-name="P247">Marker</text:p>
          </table:table-cell>
          <table:table-cell table:style-name="Таблица22.B1" office:value-type="string">
            <text:p text:style-name="P247">Description</text:p>
          </table:table-cell>
        </table:table-row>
        <table:table-row>
          <table:table-cell table:style-name="Таблица22.A2" office:value-type="string">
            <text:p text:style-name="P134">NS</text:p>
          </table:table-cell>
          <table:table-cell table:style-name="Таблица22.B2" office:value-type="string">
            <text:p text:style-name="P283"><text:span text:style-name="Descr_5f_dtype"><text:span text:style-name="T66">(bool)</text:span></text:span><text:span text:style-name="Descr"><text:span text:style-name="T66"> without smoke effect</text:span></text:span></text:p>
          </table:table-cell>
        </table:table-row>
        <table:table-row>
          <table:table-cell table:style-name="Таблица22.A3" office:value-type="string">
            <text:p text:style-name="P134">LS</text:p>
          </table:table-cell>
          <table:table-cell table:style-name="Таблица22.B3" office:value-type="string">
            <text:p text:style-name="P134"><text:span text:style-name="Descr_5f_dtype">(string array)</text:span><text:span text:style-name="Descr"> layers</text:span></text:p>
          </table:table-cell>
        </table:table-row>
      </table:table>
      <text:p text:style-name="P154"/>
      <text:p text:style-name="P323"><text:span text:style-name="T135">Change section music ID</text:span>: <text:span text:style-name="T126">ACT_SETMUS</text:span></text:p>
      <table:table table:name="Таблица23" table:style-name="Таблица23">
        <table:table-column table:style-name="Таблица23.A"/>
        <table:table-column table:style-name="Таблица23.B"/>
        <table:table-row>
          <table:table-cell table:style-name="Таблица23.A1" office:value-type="string">
            <text:p text:style-name="P248">Marker</text:p>
          </table:table-cell>
          <table:table-cell table:style-name="Таблица23.B1" office:value-type="string">
            <text:p text:style-name="P248">Description</text:p>
          </table:table-cell>
        </table:table-row>
        <table:table-row>
          <table:table-cell table:style-name="Таблица23.A2" office:value-type="string">
            <text:p text:style-name="P148">SI</text:p>
          </table:table-cell>
          <table:table-cell table:style-name="Таблица23.B2" office:value-type="string">
            <text:p text:style-name="P284"><text:span text:style-name="Descr_5f_dtype"><text:span text:style-name="T66">(unsigned int)</text:span></text:span><text:span text:style-name="Descr"><text:span text:style-name="T66"> Section ID</text:span></text:span></text:p>
          </table:table-cell>
        </table:table-row>
        <table:table-row>
          <table:table-cell table:style-name="Таблица23.A3" office:value-type="string">
            <text:p text:style-name="P148">MZ</text:p>
          </table:table-cell>
          <table:table-cell table:style-name="Таблица23.B3" office:value-type="string">
            <text:p text:style-name="P135"><text:span text:style-name="Descr_5f_dtype">(unsigned long)</text:span><text:span text:style-name="Descr"> Music ID</text:span></text:p>
          </table:table-cell>
        </table:table-row>
      </table:table>
      <text:p text:style-name="P9"/>
      <text:p text:style-name="P324"><text:span text:style-name="T135">Change section custom music file field</text:span>: <text:span text:style-name="T126">ACT_SETMUSF</text:span></text:p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P249">Marker</text:p>
          </table:table-cell>
          <table:table-cell table:style-name="Таблица25.B1" office:value-type="string">
            <text:p text:style-name="P249">Description</text:p>
          </table:table-cell>
        </table:table-row>
        <table:table-row>
          <table:table-cell table:style-name="Таблица25.A2" office:value-type="string">
            <text:p text:style-name="P149">SI</text:p>
          </table:table-cell>
          <table:table-cell table:style-name="Таблица25.B2" office:value-type="string">
            <text:p text:style-name="P285"><text:span text:style-name="Descr_5f_dtype"><text:span text:style-name="T66">(unsigned int)</text:span></text:span><text:span text:style-name="Descr"><text:span text:style-name="T66"> Section ID</text:span></text:span></text:p>
          </table:table-cell>
        </table:table-row>
        <table:table-row>
          <table:table-cell table:style-name="Таблица25.A3" office:value-type="string">
            <text:p text:style-name="P149">M<text:span text:style-name="T136">F</text:span></text:p>
          </table:table-cell>
          <table:table-cell table:style-name="Таблица25.B3" office:value-type="string">
            <text:p text:style-name="P136"><text:span text:style-name="Descr_5f_dtype">(string)</text:span><text:span text:style-name="Descr"> Music file path</text:span></text:p>
          </table:table-cell>
        </table:table-row>
      </table:table>
      <text:p text:style-name="P10"/>
      <text:p text:style-name="P323"><text:span text:style-name="T135">Change section background ID</text:span>: <text:span text:style-name="T126">ACT_SETBG</text:span></text:p>
      <table:table table:name="Таблица24" table:style-name="Таблица24">
        <table:table-column table:style-name="Таблица24.A"/>
        <table:table-column table:style-name="Таблица24.B"/>
        <table:table-row>
          <table:table-cell table:style-name="Таблица24.A1" office:value-type="string">
            <text:p text:style-name="P248">Marker</text:p>
          </table:table-cell>
          <table:table-cell table:style-name="Таблица24.B1" office:value-type="string">
            <text:p text:style-name="P248">Description</text:p>
          </table:table-cell>
        </table:table-row>
        <table:table-row>
          <table:table-cell table:style-name="Таблица24.A2" office:value-type="string">
            <text:p text:style-name="P148">SI</text:p>
          </table:table-cell>
          <table:table-cell table:style-name="Таблица24.B2" office:value-type="string">
            <text:p text:style-name="P284"><text:span text:style-name="Descr_5f_dtype"><text:span text:style-name="T66">(unsigned int)</text:span></text:span><text:span text:style-name="Descr"><text:span text:style-name="T66"> Section ID</text:span></text:span></text:p>
          </table:table-cell>
        </table:table-row>
        <table:table-row>
          <table:table-cell table:style-name="Таблица24.A3" office:value-type="string">
            <text:p text:style-name="P152">BG</text:p>
          </table:table-cell>
          <table:table-cell table:style-name="Таблица24.B3" office:value-type="string">
            <text:p text:style-name="P135"><text:span text:style-name="Descr_5f_dtype">(unsigned long)</text:span><text:span text:style-name="Descr"> Background ID</text:span></text:p>
          </table:table-cell>
        </table:table-row>
      </table:table>
      <text:p text:style-name="P9"/>
      <text:p text:style-name="P325"><text:span text:style-name="T135">Change section custom background file field</text:span>: <text:span text:style-name="T126">ACT_SETBGF</text:span></text:p>
      <table:table table:name="Таблица26" table:style-name="Таблица26">
        <table:table-column table:style-name="Таблица26.A"/>
        <table:table-column table:style-name="Таблица26.B"/>
        <table:table-row>
          <table:table-cell table:style-name="Таблица26.A1" office:value-type="string">
            <text:p text:style-name="P250">Marker</text:p>
          </table:table-cell>
          <table:table-cell table:style-name="Таблица26.B1" office:value-type="string">
            <text:p text:style-name="P250">Description</text:p>
          </table:table-cell>
        </table:table-row>
        <table:table-row>
          <table:table-cell table:style-name="Таблица26.A2" office:value-type="string">
            <text:p text:style-name="P150">SI</text:p>
          </table:table-cell>
          <table:table-cell table:style-name="Таблица26.B2" office:value-type="string">
            <text:p text:style-name="P286"><text:span text:style-name="Descr_5f_dtype"><text:span text:style-name="T66">(unsigned int)</text:span></text:span><text:span text:style-name="Descr"><text:span text:style-name="T66"> Section ID</text:span></text:span></text:p>
          </table:table-cell>
        </table:table-row>
        <table:table-row>
          <table:table-cell table:style-name="Таблица26.A3" office:value-type="string">
            <text:p text:style-name="P152">BF</text:p>
          </table:table-cell>
          <table:table-cell table:style-name="Таблица26.B3" office:value-type="string">
            <text:p text:style-name="P137"><text:span text:style-name="Descr_5f_dtype">(string)</text:span><text:span text:style-name="Descr"> Background file path</text:span></text:p>
          </table:table-cell>
        </table:table-row>
      </table:table>
      <text:p text:style-name="P11"/>
      <text:p text:style-name="P326"><text:span text:style-name="T135">Change section custom background file field</text:span>: <text:span text:style-name="T126">ACT_SRESIZE</text:span></text:p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P251">Marker</text:p>
          </table:table-cell>
          <table:table-cell table:style-name="Таблица27.B1" office:value-type="string">
            <text:p text:style-name="P251">Description</text:p>
          </table:table-cell>
        </table:table-row>
        <table:table-row>
          <table:table-cell table:style-name="Таблица27.A2" office:value-type="string">
            <text:p text:style-name="P151">SI</text:p>
          </table:table-cell>
          <table:table-cell table:style-name="Таблица27.B2" office:value-type="string">
            <text:p text:style-name="P287"><text:span text:style-name="Descr_5f_dtype"><text:span text:style-name="T66">(unsigned int)</text:span></text:span><text:span text:style-name="Descr"><text:span text:style-name="T66"> Section ID</text:span></text:span></text:p>
          </table:table-cell>
        </table:table-row>
        <table:table-row>
          <table:table-cell table:style-name="Таблица27.A5" office:value-type="string">
            <text:p text:style-name="P153">L</text:p>
          </table:table-cell>
          <table:table-cell table:style-name="Таблица27.B5" office:value-type="string">
            <text:p text:style-name="P138"><text:span text:style-name="Descr_5f_dtype">(long)</text:span><text:span text:style-name="Descr"> left side position X</text:span></text:p>
          </table:table-cell>
        </table:table-row>
        <table:table-row>
          <table:table-cell table:style-name="Таблица27.A5" office:value-type="string">
            <text:p text:style-name="P153">T</text:p>
          </table:table-cell>
          <table:table-cell table:style-name="Таблица27.B5" office:value-type="string">
            <text:p text:style-name="P139"><text:span text:style-name="Descr_5f_dtype">(long)</text:span><text:span text:style-name="Descr"> top side position Y</text:span></text:p>
          </table:table-cell>
        </table:table-row>
        <table:table-row>
          <table:table-cell table:style-name="Таблица27.A5" office:value-type="string">
            <text:p text:style-name="P153">B</text:p>
          </table:table-cell>
          <table:table-cell table:style-name="Таблица27.B5" office:value-type="string">
            <text:p text:style-name="P139"><text:span text:style-name="Descr_5f_dtype">(long)</text:span><text:span text:style-name="Descr"> bottom side position Y</text:span></text:p>
          </table:table-cell>
        </table:table-row>
        <table:table-row>
          <table:table-cell table:style-name="Таблица27.A6" office:value-type="string">
            <text:p text:style-name="P153">R</text:p>
          </table:table-cell>
          <table:table-cell table:style-name="Таблица27.B6" office:value-type="string">
            <text:p text:style-name="P139"><text:span text:style-name="Descr_5f_dtype">(long)</text:span><text:span text:style-name="Descr"> right side position X</text:span></text:p>
          </table:table-cell>
        </table:table-row>
      </table:table>
      <text:p text:style-name="P327"><text:span text:style-name="T129">Reset music ID to default</text:span>: <text:span text:style-name="T137">ACT_SMUS_R</text:span></text:p>
      <table:table table:name="Таблица28" table:style-name="Таблица28">
        <table:table-column table:style-name="Таблица28.A"/>
        <table:table-column table:style-name="Таблица28.B"/>
        <table:table-row>
          <table:table-cell table:style-name="Таблица28.A1" office:value-type="string">
            <text:p text:style-name="P252">Marker</text:p>
          </table:table-cell>
          <table:table-cell table:style-name="Таблица28.B1" office:value-type="string">
            <text:p text:style-name="P252">Description</text:p>
          </table:table-cell>
        </table:table-row>
        <table:table-row>
          <table:table-cell table:style-name="Таблица28.A2" office:value-type="string">
            <text:p text:style-name="P168">-</text:p>
          </table:table-cell>
          <table:table-cell table:style-name="Таблица28.B2" office:value-type="string">
            <text:p text:style-name="P288"><text:span text:style-name="Descr_5f_dtype"><text:span text:style-name="T66">(unsigned int)</text:span></text:span><text:span text:style-name="Descr"><text:span text:style-name="T66"> Section ID</text:span></text:span></text:p>
          </table:table-cell>
        </table:table-row>
      </table:table>
      <text:p text:style-name="P218"/>
      <text:p text:style-name="P327"><text:soft-page-break/><text:span text:style-name="T129">Reset background ID to default</text:span>: <text:span text:style-name="T137">ACT_SMUS_R</text:span></text:p>
      <table:table table:name="Таблица29" table:style-name="Таблица29">
        <table:table-column table:style-name="Таблица29.A"/>
        <table:table-column table:style-name="Таблица29.B"/>
        <table:table-row>
          <table:table-cell table:style-name="Таблица29.A1" office:value-type="string">
            <text:p text:style-name="P252">Marker</text:p>
          </table:table-cell>
          <table:table-cell table:style-name="Таблица29.B1" office:value-type="string">
            <text:p text:style-name="P252">Description</text:p>
          </table:table-cell>
        </table:table-row>
        <table:table-row>
          <table:table-cell table:style-name="Таблица29.A2" office:value-type="string">
            <text:p text:style-name="P168">-</text:p>
          </table:table-cell>
          <table:table-cell table:style-name="Таблица29.B2" office:value-type="string">
            <text:p text:style-name="P288"><text:span text:style-name="Descr_5f_dtype"><text:span text:style-name="T66">(unsigned int)</text:span></text:span><text:span text:style-name="Descr"><text:span text:style-name="T66"> Section ID</text:span></text:span></text:p>
          </table:table-cell>
        </table:table-row>
      </table:table>
      <text:p text:style-name="P218"/>
      <text:p text:style-name="P327"><text:span text:style-name="T129">Reset section size to default</text:span>: <text:span text:style-name="T137">ACT_SSIZE_R</text:span></text:p>
      <table:table table:name="Таблица30" table:style-name="Таблица30">
        <table:table-column table:style-name="Таблица30.A"/>
        <table:table-column table:style-name="Таблица30.B"/>
        <table:table-row>
          <table:table-cell table:style-name="Таблица30.A1" office:value-type="string">
            <text:p text:style-name="P252">Marker</text:p>
          </table:table-cell>
          <table:table-cell table:style-name="Таблица30.B1" office:value-type="string">
            <text:p text:style-name="P252">Description</text:p>
          </table:table-cell>
        </table:table-row>
        <table:table-row>
          <table:table-cell table:style-name="Таблица30.A2" office:value-type="string">
            <text:p text:style-name="P168">-</text:p>
          </table:table-cell>
          <table:table-cell table:style-name="Таблица30.B2" office:value-type="string">
            <text:p text:style-name="P288"><text:span text:style-name="Descr_5f_dtype"><text:span text:style-name="T66">(unsigned int)</text:span></text:span><text:span text:style-name="Descr"><text:span text:style-name="T66"> Section ID</text:span></text:span></text:p>
          </table:table-cell>
        </table:table-row>
      </table:table>
      <text:p text:style-name="P13"/>
      <text:p text:style-name="P328"><text:span text:style-name="T129">Reset custom music file field to default</text:span>: <text:span text:style-name="T137">ACT_SMUSF_R</text:span></text:p>
      <table:table table:name="Таблица31" table:style-name="Таблица31">
        <table:table-column table:style-name="Таблица31.A"/>
        <table:table-column table:style-name="Таблица31.B"/>
        <table:table-row>
          <table:table-cell table:style-name="Таблица31.A1" office:value-type="string">
            <text:p text:style-name="P253">Marker</text:p>
          </table:table-cell>
          <table:table-cell table:style-name="Таблица31.B1" office:value-type="string">
            <text:p text:style-name="P253">Description</text:p>
          </table:table-cell>
        </table:table-row>
        <table:table-row>
          <table:table-cell table:style-name="Таблица31.A2" office:value-type="string">
            <text:p text:style-name="P169">-</text:p>
          </table:table-cell>
          <table:table-cell table:style-name="Таблица31.B2" office:value-type="string">
            <text:p text:style-name="P289"><text:span text:style-name="Descr_5f_dtype"><text:span text:style-name="T66">(unsigned int)</text:span></text:span><text:span text:style-name="Descr"><text:span text:style-name="T66"> Section ID</text:span></text:span></text:p>
          </table:table-cell>
        </table:table-row>
      </table:table>
      <text:p text:style-name="P219"/>
      <text:p text:style-name="P328"><text:span text:style-name="T129">Reset custom background file field to default</text:span>: <text:span text:style-name="T137">ACT_SMUSF_R</text:span></text:p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253">Marker</text:p>
          </table:table-cell>
          <table:table-cell table:style-name="Таблица32.B1" office:value-type="string">
            <text:p text:style-name="P253">Description</text:p>
          </table:table-cell>
        </table:table-row>
        <table:table-row>
          <table:table-cell table:style-name="Таблица32.A2" office:value-type="string">
            <text:p text:style-name="P169">-</text:p>
          </table:table-cell>
          <table:table-cell table:style-name="Таблица32.B2" office:value-type="string">
            <text:p text:style-name="P289"><text:span text:style-name="Descr_5f_dtype"><text:span text:style-name="T66">(unsigned int)</text:span></text:span><text:span text:style-name="Descr"><text:span text:style-name="T66"> Section ID</text:span></text:span></text:p>
          </table:table-cell>
        </table:table-row>
      </table:table>
      <text:p text:style-name="P12"/>
      <text:p text:style-name="P12"/>
      <text:p text:style-name="P329"><text:span text:style-name="T138">Set event trigger</text:span>: <text:span text:style-name="T126">ACT_TRIGGER</text:span></text:p>
      <table:table table:name="Таблица33" table:style-name="Таблица33">
        <table:table-column table:style-name="Таблица33.A"/>
        <table:table-column table:style-name="Таблица33.B"/>
        <table:table-row>
          <table:table-cell table:style-name="Таблица33.A1" office:value-type="string">
            <text:p text:style-name="P254">Marker</text:p>
          </table:table-cell>
          <table:table-cell table:style-name="Таблица33.B1" office:value-type="string">
            <text:p text:style-name="P254">Description</text:p>
          </table:table-cell>
        </table:table-row>
        <table:table-row>
          <table:table-cell table:style-name="Таблица33.A2" office:value-type="string">
            <text:p text:style-name="P155">TE</text:p>
          </table:table-cell>
          <table:table-cell table:style-name="Таблица33.B2" office:value-type="string">
            <text:p text:style-name="P290"><text:span text:style-name="Descr_5f_dtype"><text:span text:style-name="T66">(string)</text:span></text:span><text:span text:style-name="Descr"><text:span text:style-name="T66"> Event title</text:span></text:span></text:p>
          </table:table-cell>
        </table:table-row>
        <table:table-row>
          <table:table-cell table:style-name="Таблица33.A3" office:value-type="string">
            <text:p text:style-name="P155">TT</text:p>
          </table:table-cell>
          <table:table-cell table:style-name="Таблица33.B3" office:value-type="string">
            <text:p text:style-name="P140"><text:span text:style-name="Descr_5f_dtype">(unsigned int)</text:span><text:span text:style-name="Descr"> Delay, </text:span><text:span text:style-name="Descr"><text:span text:style-name="T141">d-seconds (1/10 sec)</text:span></text:span></text:p>
          </table:table-cell>
        </table:table-row>
      </table:table>
      <text:p text:style-name="P220"/>
      <text:p text:style-name="P13"/>
      <text:p text:style-name="P330"><text:span text:style-name="T139">Set layer speed motion</text:span>: <text:span text:style-name="T126">ACT_MOTEL</text:span></text:p>
      <table:table table:name="Таблица34" table:style-name="Таблица34">
        <table:table-column table:style-name="Таблица34.A"/>
        <table:table-column table:style-name="Таблица34.B"/>
        <table:table-row>
          <table:table-cell table:style-name="Таблица34.A1" office:value-type="string">
            <text:p text:style-name="P255">Marker</text:p>
          </table:table-cell>
          <table:table-cell table:style-name="Таблица34.B1" office:value-type="string">
            <text:p text:style-name="P255">Description</text:p>
          </table:table-cell>
        </table:table-row>
        <table:table-row>
          <table:table-cell table:style-name="Таблица34.A2" office:value-type="string">
            <text:p text:style-name="P176">LT</text:p>
          </table:table-cell>
          <table:table-cell table:style-name="Таблица34.B2" office:value-type="string">
            <text:p text:style-name="P291"><text:span text:style-name="Descr_5f_dtype"><text:span text:style-name="T66">(string)</text:span></text:span><text:span text:style-name="Descr"><text:span text:style-name="T66"> Layer title</text:span></text:span></text:p>
          </table:table-cell>
        </table:table-row>
        <table:table-row>
          <table:table-cell table:style-name="Таблица34.A3" office:value-type="string">
            <text:p text:style-name="P158">SX</text:p>
          </table:table-cell>
          <table:table-cell table:style-name="Таблица34.B3" office:value-type="string">
            <text:p text:style-name="P141"><text:span text:style-name="Descr_5f_dtype">(double)</text:span><text:span text:style-name="Descr"> Speed X</text:span></text:p>
          </table:table-cell>
        </table:table-row>
        <table:table-row>
          <table:table-cell table:style-name="Таблица34.A4" office:value-type="string">
            <text:p text:style-name="P158">SY</text:p>
          </table:table-cell>
          <table:table-cell table:style-name="Таблица34.B4" office:value-type="string">
            <text:p text:style-name="P142"><text:span text:style-name="Descr_5f_dtype">(double)</text:span><text:span text:style-name="Descr"> Speed Y</text:span></text:p>
          </table:table-cell>
        </table:table-row>
        <table:table-row>
          <table:table-cell table:style-name="Таблица34.A5" office:value-type="string">
            <text:p text:style-name="P160">AX</text:p>
          </table:table-cell>
          <table:table-cell table:style-name="Таблица34.B5" office:value-type="string">
            <text:p text:style-name="P142"><text:span text:style-name="Descr_5f_dtype">(unsigned double)</text:span><text:span text:style-name="Descr"> Acceleration X</text:span></text:p>
          </table:table-cell>
        </table:table-row>
        <table:table-row>
          <table:table-cell table:style-name="Таблица34.A6" office:value-type="string">
            <text:p text:style-name="P160">AY</text:p>
          </table:table-cell>
          <table:table-cell table:style-name="Таблица34.B6" office:value-type="string">
            <text:p text:style-name="P142"><text:span text:style-name="Descr_5f_dtype">(unsigned double)</text:span><text:span text:style-name="Descr"> Acceleration Y</text:span></text:p>
          </table:table-cell>
        </table:table-row>
      </table:table>
      <text:p text:style-name="P221"/>
      <text:p text:style-name="P331"><text:span text:style-name="T138">Set event trigger</text:span>: <text:span text:style-name="T126">ACT_AUTOSCRL</text:span></text:p>
      <table:table table:name="Таблица35" table:style-name="Таблица35">
        <table:table-column table:style-name="Таблица35.A"/>
        <table:table-column table:style-name="Таблица35.B"/>
        <table:table-row>
          <table:table-cell table:style-name="Таблица35.A1" office:value-type="string">
            <text:p text:style-name="P256">Marker</text:p>
          </table:table-cell>
          <table:table-cell table:style-name="Таблица35.B1" office:value-type="string">
            <text:p text:style-name="P256">Description</text:p>
          </table:table-cell>
        </table:table-row>
        <table:table-row>
          <table:table-cell table:style-name="Таблица35.A2" office:value-type="string">
            <text:p text:style-name="P177">SI</text:p>
          </table:table-cell>
          <table:table-cell table:style-name="Таблица35.B2" office:value-type="string">
            <text:p text:style-name="P292"><text:span text:style-name="Descr_5f_dtype"><text:span text:style-name="T66">(string)</text:span></text:span><text:span text:style-name="Descr"><text:span text:style-name="T66"> Layer title</text:span></text:span></text:p>
          </table:table-cell>
        </table:table-row>
        <table:table-row>
          <table:table-cell table:style-name="Таблица35.A3" office:value-type="string">
            <text:p text:style-name="P159">SX</text:p>
          </table:table-cell>
          <table:table-cell table:style-name="Таблица35.B3" office:value-type="string">
            <text:p text:style-name="P142"><text:span text:style-name="Descr_5f_dtype">(double)</text:span><text:span text:style-name="Descr"> Speed X</text:span></text:p>
          </table:table-cell>
        </table:table-row>
        <table:table-row>
          <table:table-cell table:style-name="Таблица35.A5" office:value-type="string">
            <text:p text:style-name="P159">SY</text:p>
          </table:table-cell>
          <table:table-cell table:style-name="Таблица35.B5" office:value-type="string">
            <text:p text:style-name="P142"><text:span text:style-name="Descr_5f_dtype">(double)</text:span><text:span text:style-name="Descr"> Speed Y</text:span></text:p>
          </table:table-cell>
        </table:table-row>
        <table:table-row>
          <table:table-cell table:style-name="Таблица35.A5" office:value-type="string">
            <text:p text:style-name="P160">AX</text:p>
          </table:table-cell>
          <table:table-cell table:style-name="Таблица35.B5" office:value-type="string">
            <text:p text:style-name="P142"><text:span text:style-name="Descr_5f_dtype">(unsigned double)</text:span><text:span text:style-name="Descr"> Acceleration X</text:span></text:p>
          </table:table-cell>
        </table:table-row>
        <table:table-row>
          <table:table-cell table:style-name="Таблица35.A6" office:value-type="string">
            <text:p text:style-name="P160">AY</text:p>
          </table:table-cell>
          <table:table-cell table:style-name="Таблица35.B6" office:value-type="string">
            <text:p text:style-name="P142"><text:span text:style-name="Descr_5f_dtype">(unsigned double)</text:span><text:span text:style-name="Descr"> Acceleration Y</text:span></text:p>
          </table:table-cell>
        </table:table-row>
      </table:table>
      <text:p text:style-name="P222"/>
      <text:p text:style-name="P332"><text:span text:style-name="T140">Delay next action</text:span>: <text:span text:style-name="T126">ACT_DELAY_NEXT</text:span></text:p>
      <table:table table:name="Таблица36" table:style-name="Таблица36">
        <table:table-column table:style-name="Таблица36.A"/>
        <table:table-column table:style-name="Таблица36.B"/>
        <table:table-row>
          <table:table-cell table:style-name="Таблица36.A1" office:value-type="string">
            <text:p text:style-name="P257">Marker</text:p>
          </table:table-cell>
          <table:table-cell table:style-name="Таблица36.B1" office:value-type="string">
            <text:p text:style-name="P257">Description</text:p>
          </table:table-cell>
        </table:table-row>
        <table:table-row>
          <table:table-cell table:style-name="Таблица36.A2" office:value-type="string">
            <text:p text:style-name="P170">-</text:p>
          </table:table-cell>
          <table:table-cell table:style-name="Таблица36.B2" office:value-type="string">
            <text:p text:style-name="P276"><text:span text:style-name="Descr_5f_dtype"><text:span text:style-name="T66">(</text:span></text:span><text:span text:style-name="Descr_5f_dtype"><text:span text:style-name="T21">l</text:span></text:span><text:span text:style-name="Descr_5f_dtype"><text:span text:style-name="T22">ong</text:span></text:span><text:span text:style-name="Descr_5f_dtype"><text:span text:style-name="T66">)</text:span></text:span><text:span text:style-name="Descr"><text:span text:style-name="T66"> </text:span></text:span><text:span text:style-name="Descr"><text:span text:style-name="T72">Delay time, ms</text:span></text:span></text:p>
          </table:table-cell>
        </table:table-row>
      </table:table>
      <text:p text:style-name="P333"/>
      <text:p text:style-name="P333"><text:span text:style-name="T149">Loop event X times</text:span>: <text:span text:style-name="T126">ACT_LOOP</text:span></text:p>
      <table:table table:name="Таблица37" table:style-name="Таблица37">
        <table:table-column table:style-name="Таблица37.A"/>
        <table:table-column table:style-name="Таблица37.B"/>
        <table:table-row>
          <table:table-cell table:style-name="Таблица37.A1" office:value-type="string">
            <text:p text:style-name="P258">Marker</text:p>
          </table:table-cell>
          <table:table-cell table:style-name="Таблица37.B1" office:value-type="string">
            <text:p text:style-name="P258">Description</text:p>
          </table:table-cell>
        </table:table-row>
        <table:table-row>
          <table:table-cell table:style-name="Таблица37.A2" office:value-type="string">
            <text:p text:style-name="P171">-</text:p>
          </table:table-cell>
          <table:table-cell table:style-name="Таблица37.B2" office:value-type="string">
            <text:p text:style-name="P277"><text:span text:style-name="Descr_5f_dtype"><text:span text:style-name="T66">(</text:span></text:span><text:span text:style-name="Descr_5f_dtype"><text:span text:style-name="T21">l</text:span></text:span><text:span text:style-name="Descr_5f_dtype"><text:span text:style-name="T22">ong</text:span></text:span><text:span text:style-name="Descr_5f_dtype"><text:span text:style-name="T66">)</text:span></text:span><text:span text:style-name="Descr"><text:span text:style-name="T66"> </text:span></text:span><text:span text:style-name="Descr"><text:span text:style-name="T73">Loop times</text:span></text:span></text:p>
          </table:table-cell>
        </table:table-row>
      </table:table>
      <text:p text:style-name="P223"/>
      <text:p text:style-name="P334"><text:span text:style-name="T149">Loop event forever</text:span>: <text:span text:style-name="T126">ACT_LOOP_FOREVER</text:span></text:p>
      <table:table table:name="Таблица38" table:style-name="Таблица38">
        <table:table-column table:style-name="Таблица38.A"/>
        <table:table-column table:style-name="Таблица38.B"/>
        <table:table-row>
          <table:table-cell table:style-name="Таблица38.A1" office:value-type="string">
            <text:p text:style-name="P259">Marker</text:p>
          </table:table-cell>
          <table:table-cell table:style-name="Таблица38.B1" office:value-type="string">
            <text:p text:style-name="P259">Description</text:p>
          </table:table-cell>
        </table:table-row>
        <table:table-row>
          <table:table-cell table:style-name="Таблица38.A2" office:value-type="string">
            <text:p text:style-name="P172">-</text:p>
          </table:table-cell>
          <table:table-cell table:style-name="Таблица38.B2" office:value-type="string">
            <text:p text:style-name="P278"><text:span text:style-name="Descr"><text:span text:style-name="T73">-</text:span></text:span></text:p>
          </table:table-cell>
        </table:table-row>
      </table:table>
      <text:p text:style-name="P224"/>
      <text:p text:style-name="P335"><text:span text:style-name="T150">Abort event loop</text:span>: <text:span text:style-name="T126">ACT_LOOP_ABORT</text:span></text:p>
      <table:table table:name="Таблица39" table:style-name="Таблица39">
        <table:table-column table:style-name="Таблица39.A"/>
        <table:table-column table:style-name="Таблица39.B"/>
        <table:table-row>
          <table:table-cell table:style-name="Таблица39.A1" office:value-type="string">
            <text:p text:style-name="P260">Marker</text:p>
          </table:table-cell>
          <table:table-cell table:style-name="Таблица39.B1" office:value-type="string">
            <text:p text:style-name="P260">Description</text:p>
          </table:table-cell>
        </table:table-row>
        <table:table-row>
          <table:table-cell table:style-name="Таблица39.A2" office:value-type="string">
            <text:p text:style-name="P173">-</text:p>
          </table:table-cell>
          <table:table-cell table:style-name="Таблица39.B2" office:value-type="string">
            <text:p text:style-name="P279"><text:span text:style-name="Descr_5f_dtype"><text:span text:style-name="T66">(</text:span></text:span><text:span text:style-name="Descr_5f_dtype"><text:span text:style-name="T23">string</text:span></text:span><text:span text:style-name="Descr_5f_dtype"><text:span text:style-name="T66">)</text:span></text:span><text:span text:style-name="Descr"><text:span text:style-name="T66"> </text:span></text:span><text:span text:style-name="Descr"><text:span text:style-name="T74">Name of event which in loop</text:span></text:span></text:p>
          </table:table-cell>
        </table:table-row>
      </table:table>
      <text:p text:style-name="P225"><text:soft-page-break/></text:p>
      <text:p text:style-name="P336"><text:span text:style-name="T152">Change Item setting</text:span>: <text:span text:style-name="T126">ACT_CHITEM</text:span></text:p>
      <table:table table:name="Таблица40" table:style-name="Таблица40">
        <table:table-column table:style-name="Таблица40.A"/>
        <table:table-column table:style-name="Таблица40.B"/>
        <table:table-row>
          <table:table-cell table:style-name="Таблица40.A1" office:value-type="string">
            <text:p text:style-name="P261">Marker</text:p>
          </table:table-cell>
          <table:table-cell table:style-name="Таблица40.B1" office:value-type="string">
            <text:p text:style-name="P261">Description</text:p>
          </table:table-cell>
        </table:table-row>
        <table:table-row>
          <table:table-cell table:style-name="Таблица40.A2" office:value-type="string">
            <text:p text:style-name="P181">PTR</text:p>
          </table:table-cell>
          <table:table-cell table:style-name="Таблица40.B2" office:value-type="string">
            <text:p text:style-name="P293"><text:span text:style-name="Descr_5f_dtype"><text:span text:style-name="T66">(string)</text:span></text:span><text:span text:style-name="Descr"><text:span text:style-name="T66"> </text:span></text:span><text:span text:style-name="Descr"><text:span text:style-name="T75">Target Item pointer</text:span></text:span></text:p>
          </table:table-cell>
        </table:table-row>
        <table:table-row>
          <table:table-cell table:style-name="Таблица40.A3" office:value-type="string">
            <text:p text:style-name="P183">IT</text:p>
          </table:table-cell>
          <table:table-cell table:style-name="Таблица40.B3" office:value-type="string">
            <text:p text:style-name="P143"><text:span text:style-name="Descr_5f_dtype">(</text:span><text:span text:style-name="Descr_5f_dtype"><text:span text:style-name="T153">unsigned int</text:span></text:span><text:span text:style-name="Descr_5f_dtype">)</text:span><text:span text:style-name="Descr"> </text:span><text:span text:style-name="Descr"><text:span text:style-name="T153">Item type</text:span></text:span></text:p>
          </table:table-cell>
        </table:table-row>
        <table:table-row>
          <table:table-cell table:style-name="Таблица40.A4" office:value-type="string">
            <text:p text:style-name="P184">S</text:p>
          </table:table-cell>
          <table:table-cell table:style-name="Таблица40.B4" office:value-type="string">
            <text:p text:style-name="P143"><text:span text:style-name="Descr_5f_dtype">(</text:span><text:span text:style-name="Descr_5f_dtype"><text:span text:style-name="T154">string</text:span></text:span><text:span text:style-name="Descr_5f_dtype">)</text:span><text:span text:style-name="Descr"> </text:span><text:span text:style-name="Descr"><text:span text:style-name="T154">Setting name</text:span></text:span></text:p>
          </table:table-cell>
        </table:table-row>
        <table:table-row>
          <table:table-cell table:style-name="Таблица40.A5" office:value-type="string">
            <text:p text:style-name="P184">V</text:p>
          </table:table-cell>
          <table:table-cell table:style-name="Таблица40.B5" office:value-type="string">
            <text:p text:style-name="P143"><text:span text:style-name="Descr_5f_dtype">(</text:span><text:span text:style-name="Descr_5f_dtype"><text:span text:style-name="T154">string</text:span></text:span><text:span text:style-name="Descr_5f_dtype">)</text:span><text:span text:style-name="Descr"> </text:span><text:span text:style-name="Descr"><text:span text:style-name="T154">Setting value</text:span></text:span></text:p>
          </table:table-cell>
        </table:table-row>
      </table:table>
      <text:p text:style-name="P226"/>
      <text:p text:style-name="P226"/>
      <text:p text:style-name="P352">Cut-scene mode Events</text:p>
      <text:p text:style-name="P298"/>
      <text:p text:style-name="P338"><text:span text:style-name="T149">Loop event forever</text:span>: <text:span text:style-name="T126">ACT_CUTSCENE</text:span></text:p>
      <table:table table:name="Таблица42" table:style-name="Таблица42">
        <table:table-column table:style-name="Таблица42.A"/>
        <table:table-column table:style-name="Таблица42.B"/>
        <table:table-row>
          <table:table-cell table:style-name="Таблица42.A1" office:value-type="string">
            <text:p text:style-name="P263">Marker</text:p>
          </table:table-cell>
          <table:table-cell table:style-name="Таблица42.B1" office:value-type="string">
            <text:p text:style-name="P263">Description</text:p>
          </table:table-cell>
        </table:table-row>
        <table:table-row>
          <table:table-cell table:style-name="Таблица42.A2" office:value-type="string">
            <text:p text:style-name="P174">-</text:p>
          </table:table-cell>
          <table:table-cell table:style-name="Таблица42.B2" office:value-type="string">
            <text:p text:style-name="P280"><text:span text:style-name="Descr_5f_dtype"><text:span text:style-name="T66">(</text:span></text:span><text:span text:style-name="Descr_5f_dtype"><text:span text:style-name="T24">bool</text:span></text:span><text:span text:style-name="Descr_5f_dtype"><text:span text:style-name="T66">)</text:span></text:span><text:span text:style-name="Descr"><text:span text:style-name="T66"> </text:span></text:span><text:span text:style-name="Descr"><text:span text:style-name="T76">Enable </text:span></text:span><text:span text:style-name="Descr"><text:span text:style-name="T78">cut-scene</text:span></text:span><text:span text:style-name="Descr"><text:span text:style-name="T76"> mode (</text:span></text:span><text:span text:style-name="Descr"><text:span text:style-name="T78">Stop</text:span></text:span><text:span text:style-name="Descr"><text:span text:style-name="T76"> any AI</text:span></text:span><text:span text:style-name="Descr"><text:span text:style-name="T79">'</text:span></text:span><text:span text:style-name="Descr"><text:span text:style-name="T77">s </text:span></text:span><text:span text:style-name="Descr"><text:span text:style-name="T80">algorithms</text:span></text:span><text:span text:style-name="Descr"><text:span text:style-name="T76">)</text:span></text:span></text:p>
          </table:table-cell>
        </table:table-row>
      </table:table>
      <text:p text:style-name="P228"/>
      <text:p text:style-name="P298"/>
      <text:p text:style-name="P337"><text:span text:style-name="T152">Change Item setting</text:span>: <text:span text:style-name="T126">ACT_СTRL_NPC</text:span></text:p>
      <table:table table:name="Таблица41" table:style-name="Таблица41">
        <table:table-column table:style-name="Таблица41.A"/>
        <table:table-column table:style-name="Таблица41.B"/>
        <table:table-row>
          <table:table-cell table:style-name="Таблица41.A1" office:value-type="string">
            <text:p text:style-name="P262">Marker</text:p>
          </table:table-cell>
          <table:table-cell table:style-name="Таблица41.B1" office:value-type="string">
            <text:p text:style-name="P262">Description</text:p>
          </table:table-cell>
        </table:table-row>
        <table:table-row>
          <table:table-cell table:style-name="Таблица41.A2" office:value-type="string">
            <text:p text:style-name="P182">PTR</text:p>
          </table:table-cell>
          <table:table-cell table:style-name="Таблица41.B2" office:value-type="string">
            <text:p text:style-name="P294"><text:span text:style-name="Descr_5f_dtype"><text:span text:style-name="T66">(string)</text:span></text:span><text:span text:style-name="Descr"><text:span text:style-name="T66"> </text:span></text:span><text:span text:style-name="Descr"><text:span text:style-name="T75">Target Item pointer</text:span></text:span></text:p>
          </table:table-cell>
        </table:table-row>
        <table:table-row>
          <table:table-cell table:style-name="Таблица41.A3" office:value-type="string">
            <text:p text:style-name="P185">S</text:p>
          </table:table-cell>
          <table:table-cell table:style-name="Таблица41.B3" office:value-type="string">
            <text:p text:style-name="P144"><text:span text:style-name="Descr_5f_dtype">(</text:span><text:span text:style-name="Descr_5f_dtype"><text:span text:style-name="T154">string</text:span></text:span><text:span text:style-name="Descr_5f_dtype">)</text:span><text:span text:style-name="Descr"> </text:span><text:span text:style-name="Descr"><text:span text:style-name="T155">Command name (Move, talk msg, jump, teleport to, etc)</text:span></text:span></text:p>
          </table:table-cell>
        </table:table-row>
        <table:table-row>
          <table:table-cell table:style-name="Таблица41.A4" office:value-type="string">
            <text:p text:style-name="P185">V</text:p>
          </table:table-cell>
          <table:table-cell table:style-name="Таблица41.B4" office:value-type="string">
            <text:p text:style-name="P144"><text:span text:style-name="Descr_5f_dtype">(</text:span><text:span text:style-name="Descr_5f_dtype"><text:span text:style-name="T154">string</text:span></text:span><text:span text:style-name="Descr_5f_dtype">)</text:span><text:span text:style-name="Descr"> </text:span><text:span text:style-name="Descr"><text:span text:style-name="T155">Command value</text:span></text:span></text:p>
          </table:table-cell>
        </table:table-row>
      </table:table>
      <text:p text:style-name="P227"/>
      <text:p text:style-name="P339"><text:span text:style-name="T152">Change Item setting</text:span>: <text:span text:style-name="T126">ACT_СTRL_PLAYER</text:span></text:p>
      <table:table table:name="Таблица43" table:style-name="Таблица43">
        <table:table-column table:style-name="Таблица43.A"/>
        <table:table-column table:style-name="Таблица43.B"/>
        <table:table-row>
          <table:table-cell table:style-name="Таблица43.A1" office:value-type="string">
            <text:p text:style-name="P264">Marker</text:p>
          </table:table-cell>
          <table:table-cell table:style-name="Таблица43.B1" office:value-type="string">
            <text:p text:style-name="P264">Description</text:p>
          </table:table-cell>
        </table:table-row>
        <table:table-row>
          <table:table-cell table:style-name="Таблица43.A2" office:value-type="string">
            <text:p text:style-name="P188">ID</text:p>
          </table:table-cell>
          <table:table-cell table:style-name="Таблица43.B2" office:value-type="string">
            <text:p text:style-name="P295"><text:span text:style-name="Descr_5f_dtype"><text:span text:style-name="T66">(</text:span></text:span><text:span text:style-name="Descr_5f_dtype"><text:span text:style-name="T81">unsigned int</text:span></text:span><text:span text:style-name="Descr_5f_dtype"><text:span text:style-name="T66">)</text:span></text:span><text:span text:style-name="Descr"><text:span text:style-name="T66"> </text:span></text:span><text:span text:style-name="Descr"><text:span text:style-name="T81">Playable character ID</text:span></text:span></text:p>
          </table:table-cell>
        </table:table-row>
        <table:table-row>
          <table:table-cell table:style-name="Таблица43.A3" office:value-type="string">
            <text:p text:style-name="P186">S</text:p>
          </table:table-cell>
          <table:table-cell table:style-name="Таблица43.B3" office:value-type="string">
            <text:p text:style-name="P145"><text:span text:style-name="Descr_5f_dtype">(</text:span><text:span text:style-name="Descr_5f_dtype"><text:span text:style-name="T154">string</text:span></text:span><text:span text:style-name="Descr_5f_dtype">)</text:span><text:span text:style-name="Descr"> </text:span><text:span text:style-name="Descr"><text:span text:style-name="T155">Command name (Move, talk msg, jump, teleport to, etc)</text:span></text:span></text:p>
          </table:table-cell>
        </table:table-row>
        <table:table-row>
          <table:table-cell table:style-name="Таблица43.A4" office:value-type="string">
            <text:p text:style-name="P186">V</text:p>
          </table:table-cell>
          <table:table-cell table:style-name="Таблица43.B4" office:value-type="string">
            <text:p text:style-name="P145"><text:span text:style-name="Descr_5f_dtype">(</text:span><text:span text:style-name="Descr_5f_dtype"><text:span text:style-name="T154">string</text:span></text:span><text:span text:style-name="Descr_5f_dtype">)</text:span><text:span text:style-name="Descr"> </text:span><text:span text:style-name="Descr"><text:span text:style-name="T155">Command value</text:span></text:span></text:p>
          </table:table-cell>
        </table:table-row>
      </table:table>
      <text:p text:style-name="P229"/>
      <text:p text:style-name="P227"/>
      <text:p text:style-name="P299">Global events <text:span text:style-name="T156">and switches</text:span></text:p>
      <text:p text:style-name="P299"/>
      <text:p text:style-name="P340"><text:span text:style-name="T152">Change Item setting</text:span>: <text:span text:style-name="T126">ACT_GLOBAL_EVENT_DO</text:span></text:p>
      <table:table table:name="Таблица44" table:style-name="Таблица44">
        <table:table-column table:style-name="Таблица44.A"/>
        <table:table-column table:style-name="Таблица44.B"/>
        <table:table-row>
          <table:table-cell table:style-name="Таблица44.A1" office:value-type="string">
            <text:p text:style-name="P265">Marker</text:p>
          </table:table-cell>
          <table:table-cell table:style-name="Таблица44.B1" office:value-type="string">
            <text:p text:style-name="P265">Description</text:p>
          </table:table-cell>
        </table:table-row>
        <table:table-row>
          <table:table-cell table:style-name="Таблица44.A2" office:value-type="string">
            <text:p text:style-name="P189">E</text:p>
          </table:table-cell>
          <table:table-cell table:style-name="Таблица44.B2" office:value-type="string">
            <text:p text:style-name="P296"><text:span text:style-name="Descr_5f_dtype"><text:span text:style-name="T66">(</text:span></text:span><text:span text:style-name="Descr_5f_dtype"><text:span text:style-name="T25">string</text:span></text:span><text:span text:style-name="Descr_5f_dtype"><text:span text:style-name="T66">)</text:span></text:span><text:span text:style-name="Descr"><text:span text:style-name="T66"> </text:span></text:span><text:span text:style-name="Descr"><text:span text:style-name="T25">Global event name</text:span></text:span></text:p>
          </table:table-cell>
        </table:table-row>
        <table:table-row>
          <table:table-cell table:style-name="Таблица44.A3" office:value-type="string">
            <text:p text:style-name="P187">S</text:p>
          </table:table-cell>
          <table:table-cell table:style-name="Таблица44.B3" office:value-type="string">
            <text:p text:style-name="P146"><text:span text:style-name="Descr_5f_dtype">(</text:span><text:span text:style-name="Descr_5f_dtype"><text:span text:style-name="T154">string</text:span></text:span><text:span text:style-name="Descr_5f_dtype">)</text:span><text:span text:style-name="Descr"> </text:span><text:span text:style-name="Descr"><text:span text:style-name="T155">Command name (Move, talk msg, jump, teleport to, etc)</text:span></text:span></text:p>
          </table:table-cell>
        </table:table-row>
        <table:table-row>
          <table:table-cell table:style-name="Таблица44.A4" office:value-type="string">
            <text:p text:style-name="P187">V</text:p>
          </table:table-cell>
          <table:table-cell table:style-name="Таблица44.B4" office:value-type="string">
            <text:p text:style-name="P146"><text:span text:style-name="Descr_5f_dtype">(</text:span><text:span text:style-name="Descr_5f_dtype"><text:span text:style-name="T154">string</text:span></text:span><text:span text:style-name="Descr_5f_dtype">)</text:span><text:span text:style-name="Descr"> </text:span><text:span text:style-name="Descr"><text:span text:style-name="T155">Command value</text:span></text:span></text:p>
          </table:table-cell>
        </table:table-row>
      </table:table>
      <text:p text:style-name="P230"/>
      <text:p text:style-name="P341"><text:span text:style-name="T152">Change Item setting</text:span>: <text:span text:style-name="T126">ACT_GLOBAL_SWITCH</text:span></text:p>
      <table:table table:name="Таблица45" table:style-name="Таблица45">
        <table:table-column table:style-name="Таблица45.A"/>
        <table:table-column table:style-name="Таблица45.B"/>
        <table:table-row>
          <table:table-cell table:style-name="Таблица45.A1" office:value-type="string">
            <text:p text:style-name="P266">Marker</text:p>
          </table:table-cell>
          <table:table-cell table:style-name="Таблица45.B1" office:value-type="string">
            <text:p text:style-name="P266">Description</text:p>
          </table:table-cell>
        </table:table-row>
        <table:table-row>
          <table:table-cell table:style-name="Таблица45.A2" office:value-type="string">
            <text:p text:style-name="P190">SN</text:p>
          </table:table-cell>
          <table:table-cell table:style-name="Таблица45.B2" office:value-type="string">
            <text:p text:style-name="P297"><text:span text:style-name="Descr_5f_dtype"><text:span text:style-name="T66">(</text:span></text:span><text:span text:style-name="Descr_5f_dtype"><text:span text:style-name="T25">string</text:span></text:span><text:span text:style-name="Descr_5f_dtype"><text:span text:style-name="T66">)</text:span></text:span><text:span text:style-name="Descr"><text:span text:style-name="T66"> </text:span></text:span><text:span text:style-name="Descr"><text:span text:style-name="T25">Global </text:span></text:span><text:span text:style-name="Descr"><text:span text:style-name="T26">switch</text:span></text:span><text:span text:style-name="Descr"><text:span text:style-name="T25"> name</text:span></text:span></text:p>
          </table:table-cell>
        </table:table-row>
        <table:table-row>
          <table:table-cell table:style-name="Таблица45.A3" office:value-type="string">
            <text:p text:style-name="P190">SW</text:p>
          </table:table-cell>
          <table:table-cell table:style-name="Таблица45.B3" office:value-type="string">
            <text:p text:style-name="P147"><text:span text:style-name="Descr_5f_dtype">(</text:span><text:span text:style-name="Descr_5f_dtype"><text:span text:style-name="T156">bool</text:span></text:span><text:span text:style-name="Descr_5f_dtype">)</text:span><text:span text:style-name="Descr"> </text:span><text:span text:style-name="Descr"><text:span text:style-name="T156">Switch state</text:span></text:span></text:p>
          </table:table-cell>
        </table:table-row>
      </table:table>
      <text:p text:style-name="P2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ield_5f_Desc" style:display-name="Field_Desc" style:family="paragraph" style:parent-style-name="Standard" style:class="text">
      <style:text-properties fo:language="ru" fo:country="RU" officeooo:rsid="00018ec4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scr" style:family="text">
      <style:text-properties fo:color="#b2b2b2" fo:language="en" fo:country="US" officeooo:rsid="00042cf1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scr_5f_ttl" style:display-name="Descr_ttl" style:family="text">
      <style:text-properties fo:color="#ffd320" fo:language="en" fo:country="US" fo:font-weight="bold" officeooo:rsid="000d44c4" fo:background-color="transparent" style:font-weight-asian="bold" style:font-weight-complex="bold"/>
    </style:style>
    <style:style style:name="Descr_5f_loop" style:display-name="Descr_loop" style:family="text">
      <style:text-properties fo:color="#0066cc" fo:language="en" fo:country="US" fo:font-weight="bold" officeooo:rsid="000d44c4" fo:background-color="transparent" style:font-weight-asian="bold" style:font-weight-complex="bold"/>
    </style:style>
    <style:style style:name="Descr_5f_special" style:display-name="Descr_special" style:family="text">
      <style:text-properties fo:color="#9933ff" fo:language="en" fo:country="US" fo:font-style="italic" officeooo:rsid="00719929" style:font-style-asian="italic" style:font-style-complex="italic"/>
    </style:style>
    <style:style style:name="Descr_5f_ttl2" style:display-name="Descr_ttl2" style:family="text">
      <style:text-properties fo:color="#800000" fo:font-size="14pt" fo:language="en" fo:country="US" fo:font-weight="bold" style:font-size-asian="12pt" style:font-weight-asian="bold" style:font-size-complex="12pt" style:font-weight-complex="bold"/>
    </style:style>
    <style:style style:name="Descr_5f_var" style:display-name="Descr_var" style:family="text">
      <style:text-properties fo:color="#00cc00" fo:font-size="12pt" fo:language="en" fo:country="US" officeooo:rsid="003d3901" style:font-size-asian="12pt" style:font-size-complex="12pt"/>
    </style:style>
    <style:style style:name="Descr_5f_FileFormatLimit" style:display-name="Descr_FileFormatLimit" style:family="text" style:parent-style-name="Descr">
      <style:text-properties fo:color="#111111" fo:language="en" fo:country="US" officeooo:rsid="00042cf1" fo:background-color="#99ffcc" style:font-size-asian="12pt"/>
    </style:style>
    <style:style style:name="Descr_5f_dtype" style:display-name="Descr_dtype" style:family="text">
      <style:text-properties fo:font-size="12pt" fo:language="en" fo:country="US" officeooo:rsid="021c0b80" fo:background-color="#ffffcc" style:font-size-asian="12pt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29cm" fo:margin-bottom="0.478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1T23:04:38.595000000</meta:creation-date>
    <dc:date>2014-09-26T22:50:30.390000000</dc:date>
    <meta:editing-duration>P2DT18H33M40S</meta:editing-duration>
    <meta:editing-cycles>959</meta:editing-cycles>
    <meta:generator>LibreOffice/4.2.6.3$Windows_x86 LibreOffice_project/3fd416d4c6db7d3204c17ce57a1d70f6e531ee21</meta:generator>
    <meta:document-statistic meta:table-count="45" meta:image-count="3" meta:object-count="1" meta:page-count="11" meta:paragraph-count="671" meta:word-count="2036" meta:character-count="12337" meta:non-whitespace-character-count="10952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X</mi>
              <mrow>
                <mi>n</mi>
                <mo stretchy="false">−</mo>
                <mi mathvariant="italic">section</mi>
              </mrow>
            </msub>
            <mo stretchy="false">=</mo>
            <mrow>
              <msub>
                <mi>X</mi>
                <mi mathvariant="italic">absolute</mi>
              </msub>
              <mo stretchy="false">−</mo>
              <msub>
                <mi>X</mi>
                <mrow>
                  <mi mathvariant="italic">Current</mi>
                  <mi mathvariant="italic">section</mi>
                  <mi mathvariant="italic">center</mi>
                </mrow>
              </msub>
            </mrow>
          </mrow>
        </mtd>
      </mtr>
      <mtr>
        <mtd>
          <mrow>
            <msub>
              <mi>Y</mi>
              <mrow>
                <mi>n</mi>
                <mo stretchy="false">−</mo>
                <mi mathvariant="italic">section</mi>
              </mrow>
            </msub>
            <mo stretchy="false">=</mo>
            <mrow>
              <msub>
                <mi>Y</mi>
                <mi mathvariant="italic">absolute</mi>
              </msub>
              <mo stretchy="false">−</mo>
              <msub>
                <mi>Y</mi>
                <mrow>
                  <mi mathvariant="italic">Current</mi>
                  <mi mathvariant="italic">section</mi>
                  <mi mathvariant="italic">center</mi>
                </mrow>
              </msub>
            </mrow>
          </mrow>
        </mtd>
      </mtr>
    </mtable>
    <annotation encoding="StarMath 5.0">X_{n-section} = X_{absolute} - X_{Current section center}newline 
Y_{n-section} = Y_{absolute} - Y_{Current section center}</annotation>
  </semantics>
</math>
</file>